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HERIFF" svg:font-family="'Liberation SHERIFF'"/>
    <style:font-face style:name="Liberation Sheriff" svg:font-family="'Liberation Sheriff'"/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fa694" officeooo:paragraph-rsid="000fa694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0bbfb" officeooo:paragraph-rsid="000fa694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heriff" fo:font-size="12pt" style:text-underline-style="none" fo:font-weight="bold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heriff" fo:font-size="12pt" style:text-underline-style="none" fo:font-weight="bold" officeooo:rsid="0017ca3f" officeooo:paragraph-rsid="0017ca3f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heriff" fo:font-size="12pt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heriff" fo:font-size="12pt" style:text-underline-style="none" fo:font-weight="normal" officeooo:rsid="0017ca3f" officeooo:paragraph-rsid="0017ca3f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heriff" fo:font-size="12pt" style:text-underline-style="none" fo:font-weight="normal" officeooo:rsid="0017ca3f" officeooo:paragraph-rsid="001921b9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heriff" fo:font-size="12pt" style:text-underline-style="none" fo:font-weight="normal" officeooo:rsid="0018eec7" officeooo:paragraph-rsid="0018eec7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heriff" fo:font-size="12pt" style:text-underline-style="none" fo:font-weight="normal" officeooo:rsid="001921b9" officeooo:paragraph-rsid="001921b9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heriff" fo:font-size="12pt" style:text-underline-style="none" fo:font-weight="normal" officeooo:rsid="000e42db" officeooo:paragraph-rsid="000e42db" style:font-size-asian="10.5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heriff" fo:font-size="12pt" style:text-underline-style="none" fo:font-weight="normal" officeooo:rsid="00146f8e" officeooo:paragraph-rsid="00146f8e" style:font-size-asian="10.5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heriff" fo:font-size="12pt" style:text-underline-style="none" fo:font-weight="normal" officeooo:rsid="00146f8e" officeooo:paragraph-rsid="0015c569" style:font-size-asian="10.5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heriff" fo:font-size="12pt" style:text-underline-style="none" fo:font-weight="normal" officeooo:rsid="00146f8e" officeooo:paragraph-rsid="0017d605" style:font-size-asian="10.5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heriff" fo:font-size="12pt" style:text-underline-style="none" fo:font-weight="normal" officeooo:rsid="0015c569" officeooo:paragraph-rsid="0015c569" style:font-size-asian="10.5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heriff" fo:font-size="12pt" style:text-underline-style="none" fo:font-weight="normal" officeooo:rsid="0017ca3f" officeooo:paragraph-rsid="0017ca3f" style:font-size-asian="10.5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heriff" fo:font-size="10pt" style:text-underline-style="none" fo:font-weight="normal" style:font-size-asian="8.75pt" style:font-weight-asian="normal" style:font-name-complex="Times New Roman1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heriff" fo:font-size="10.5pt" style:text-underline-style="none" fo:font-weight="normal" officeooo:rsid="000e42db" officeooo:paragraph-rsid="000e42db" style:font-size-asian="10.5pt" style:font-weight-asian="normal" style:font-name-complex="Times New Roman1" style:font-size-complex="10.5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heriff" fo:font-size="10.5pt" style:text-underline-style="none" fo:font-weight="normal" officeooo:rsid="000e42db" officeooo:paragraph-rsid="0010bbfb" style:font-size-asian="10.5pt" style:font-weight-asian="normal" style:font-name-complex="Times New Roman1" style:font-size-complex="10.5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heriff" fo:font-size="10.5pt" style:text-underline-style="none" fo:font-weight="normal" officeooo:rsid="000fa694" officeooo:paragraph-rsid="000fa694" style:font-size-asian="10.5pt" style:font-weight-asian="normal" style:font-name-complex="Times New Roman1" style:font-size-complex="10.5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heriff" fo:font-size="10.5pt" style:text-underline-style="none" fo:font-weight="normal" officeooo:rsid="0018eec7" officeooo:paragraph-rsid="0018eec7" style:font-size-asian="10.5pt" style:font-weight-asian="normal" style:font-name-complex="Times New Roman1" style:font-size-complex="10.5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heriff" fo:font-size="13pt" style:text-underline-style="none" fo:font-weight="bold" officeooo:rsid="000e42db" officeooo:paragraph-rsid="000e42db" style:font-size-asian="13pt" style:font-weight-asian="bold" style:font-name-complex="Times New Roman1" style:font-size-complex="13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heriff" fo:font-size="13pt" style:text-underline-style="none" fo:font-weight="bold" officeooo:rsid="000fa694" officeooo:paragraph-rsid="000fa694" style:font-size-asian="13pt" style:font-weight-asian="bold" style:font-name-complex="Times New Roman1" style:font-size-complex="13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heriff" fo:font-size="13pt" style:text-underline-style="none" fo:font-weight="bold" officeooo:rsid="0018eec7" officeooo:paragraph-rsid="0018eec7" style:font-size-asian="13pt" style:font-weight-asian="bold" style:font-name-complex="Times New Roman1" style:font-size-complex="13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heriff" fo:font-size="13pt" style:text-underline-style="none" fo:font-weight="bold" officeooo:rsid="000fa694" officeooo:paragraph-rsid="000fa694" style:font-size-asian="11.3500003814697pt" style:font-weight-asian="bold" style:font-name-complex="Times New Roman1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heriff" fo:font-size="13pt" style:text-underline-style="none" fo:font-weight="bold" officeooo:rsid="000fa694" officeooo:paragraph-rsid="0010bbfb" style:font-size-asian="11.3500003814697pt" style:font-weight-asian="bold" style:font-name-complex="Times New Roman1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heriff" fo:font-size="13pt" style:text-underline-style="none" fo:font-weight="bold" officeooo:rsid="0011c94b" officeooo:paragraph-rsid="0011c94b" style:font-size-asian="11.3500003814697pt" style:font-weight-asian="bold" style:font-name-complex="Times New Roman1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heriff" fo:font-size="13pt" style:text-underline-style="none" fo:font-weight="normal" officeooo:rsid="000fa694" officeooo:paragraph-rsid="000fa694" style:font-size-asian="11.3500003814697pt" style:font-weight-asian="normal" style:font-name-complex="Times New Roman1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heriff" fo:font-size="13pt" style:text-underline-style="none" fo:font-weight="normal" officeooo:rsid="000e42db" officeooo:paragraph-rsid="000e42db" style:font-size-asian="13pt" style:font-weight-asian="normal" style:font-name-complex="Times New Roman1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heriff" fo:font-size="11pt" style:text-underline-style="none" fo:font-weight="normal" officeooo:rsid="000fa694" officeooo:paragraph-rsid="000fa694" style:font-size-asian="11pt" style:font-weight-asian="normal" style:font-name-complex="Times New Roman1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heriff" fo:font-size="11pt" style:text-underline-style="none" fo:font-weight="normal" officeooo:rsid="0011c94b" officeooo:paragraph-rsid="0011c94b" style:font-size-asian="11pt" style:font-weight-asian="normal" style:font-name-complex="Times New Roman1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heriff" fo:font-size="11pt" style:text-underline-style="none" fo:font-weight="normal" officeooo:rsid="00127155" officeooo:paragraph-rsid="00127155" style:font-size-asian="11pt" style:font-weight-asian="normal" style:font-name-complex="Times New Roman1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name-complex="Times New Roman1" style:font-size-complex="12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Liberation Sheriff" fo:font-size="10pt" style:text-underline-style="none" fo:font-weight="normal" style:font-size-asian="8.75pt" style:font-weight-asian="normal" style:font-name-complex="Times New Roman1" style:font-size-complex="10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Liberation Sheriff" fo:font-size="10pt" style:text-underline-style="none" fo:font-weight="normal" officeooo:paragraph-rsid="001a65f2" style:font-size-asian="8.75pt" style:font-weight-asian="normal" style:font-name-complex="Times New Roman1" style:font-size-complex="10pt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Liberation Sheriff" fo:font-size="10pt" style:text-underline-style="none" fo:font-weight="normal" style:font-size-asian="8.75pt" style:font-weight-asian="normal" style:font-name-complex="Times New Roman1" style:font-size-complex="10pt" style:font-weight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Liberation Sheriff" fo:font-size="10pt" style:text-underline-style="none" fo:font-weight="normal" style:font-size-asian="8.75pt" style:font-weight-asian="normal" style:font-name-complex="Times New Roman1" style:font-size-complex="10pt" style:font-weight-complex="normal"/>
    </style:style>
    <style:style style:name="P44" style:family="paragraph" style:parent-style-name="Standard" style:list-style-name="L16">
      <style:paragraph-properties fo:text-align="start" style:justify-single-word="false"/>
      <style:text-properties style:font-name="Liberation Sheriff" fo:font-size="10pt" style:text-underline-style="none" fo:font-weight="normal" officeooo:paragraph-rsid="001a65f2" style:font-size-asian="8.75pt" style:font-weight-asian="normal" style:font-name-complex="Times New Roman1" style:font-size-complex="10pt" style:font-weight-complex="normal"/>
    </style:style>
    <style:style style:name="P45" style:family="paragraph" style:parent-style-name="Standard" style:list-style-name="L16">
      <style:paragraph-properties fo:text-align="start" style:justify-single-word="false"/>
      <style:text-properties style:font-name="Liberation Sheriff" fo:font-size="10pt" style:text-underline-style="none" fo:font-weight="normal" officeooo:paragraph-rsid="001ac33d" style:font-size-asian="8.75pt" style:font-weight-asian="normal" style:font-name-complex="Times New Roman1" style:font-size-complex="10pt" style:font-weight-complex="normal"/>
    </style:style>
    <style:style style:name="P46" style:family="paragraph" style:parent-style-name="Standard" style:list-style-name="L17">
      <style:paragraph-properties fo:text-align="start" style:justify-single-word="false"/>
      <style:text-properties style:font-name="Liberation Sheriff" fo:font-size="10pt" style:text-underline-style="none" fo:font-weight="normal" officeooo:paragraph-rsid="001a65f2" style:font-size-asian="8.75pt" style:font-weight-asian="normal" style:font-name-complex="Times New Roman1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heriff" fo:font-size="10pt" style:text-underline-style="none" fo:font-weight="normal" officeooo:paragraph-rsid="001a65f2" style:font-size-asian="8.75pt" style:font-weight-asian="normal" style:font-name-complex="Times New Roman1" style:font-size-complex="10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style:font-name="Liberation Sheriff" fo:font-size="10pt" style:text-underline-style="none" fo:font-weight="normal" officeooo:rsid="001a65f2" officeooo:paragraph-rsid="001a65f2" style:font-size-asian="8.75pt" style:font-weight-asian="normal" style:font-name-complex="Times New Roman1" style:font-size-complex="10pt" style:font-weight-complex="normal"/>
    </style:style>
    <style:style style:name="P49" style:family="paragraph" style:parent-style-name="Standard" style:list-style-name="L16">
      <style:paragraph-properties fo:text-align="start" style:justify-single-word="false"/>
      <style:text-properties style:font-name="Liberation Sheriff" fo:font-size="10pt" style:text-underline-style="none" fo:font-weight="normal" officeooo:rsid="001ac33d" officeooo:paragraph-rsid="001ac33d" style:font-size-asian="8.75pt" style:font-weight-asian="normal" style:font-name-complex="Times New Roman1" style:font-size-complex="10pt" style:font-weight-complex="normal"/>
    </style:style>
    <style:style style:name="P50" style:family="paragraph" style:parent-style-name="Standard" style:list-style-name="L17">
      <style:paragraph-properties fo:text-align="start" style:justify-single-word="false"/>
      <style:text-properties style:font-name="Liberation Sheriff" fo:font-size="10pt" style:text-underline-style="none" fo:font-weight="normal" officeooo:rsid="001ac33d" officeooo:paragraph-rsid="001ac33d" style:font-size-asian="8.75pt" style:font-weight-asian="normal" style:font-name-complex="Times New Roman1" style:font-size-complex="10pt" style:font-weight-complex="normal"/>
    </style:style>
    <style:style style:name="P51" style:family="paragraph" style:parent-style-name="Standard" style:list-style-name="L8">
      <style:paragraph-properties fo:text-align="start" style:justify-single-word="false"/>
      <style:text-properties style:font-name="Liberation Sheriff" fo:font-size="12pt" style:text-underline-style="none" fo:font-weight="normal" style:font-size-asian="10.5pt" style:font-weight-asian="normal" style:font-name-complex="Times New Roman1" style:font-size-complex="12pt" style:font-weight-complex="normal"/>
    </style:style>
    <style:style style:name="P52" style:family="paragraph" style:parent-style-name="Standard" style:list-style-name="L22">
      <style:paragraph-properties fo:text-align="start" style:justify-single-word="false"/>
      <style:text-properties style:font-name="Liberation Sheriff" fo:font-size="12pt" style:text-underline-style="none" fo:font-weight="normal" officeooo:paragraph-rsid="001a65f2" style:font-size-asian="10.5pt" style:font-weight-asian="normal" style:font-name-complex="Times New Roman1" style:font-size-complex="12pt" style:font-weight-complex="normal"/>
    </style:style>
    <style:style style:name="P53" style:family="paragraph" style:parent-style-name="Standard" style:list-style-name="L11">
      <style:paragraph-properties fo:text-align="start" style:justify-single-word="false"/>
      <style:text-properties style:font-name="Liberation Sheriff" fo:font-size="12pt" style:text-underline-style="none" fo:font-weight="normal" officeooo:rsid="00146f8e" officeooo:paragraph-rsid="00146f8e" style:font-size-asian="10.5pt" style:font-weight-asian="normal" style:font-name-complex="Times New Roman1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heriff" fo:font-size="12pt" style:text-underline-style="none" fo:font-weight="normal" officeooo:rsid="00146f8e" officeooo:paragraph-rsid="0017ca3f" style:font-size-asian="10.5pt" style:font-weight-asian="normal" style:font-name-complex="Times New Roman1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heriff" fo:font-size="12pt" style:text-underline-style="none" fo:font-weight="normal" officeooo:rsid="001a65f2" officeooo:paragraph-rsid="00146f8e" style:font-size-asian="10.5pt" style:font-weight-asian="normal" style:font-name-complex="Times New Roman1" style:font-size-complex="12pt" style:font-weight-complex="normal"/>
    </style:style>
    <style:style style:name="P56" style:family="paragraph" style:parent-style-name="Standard" style:list-style-name="L19">
      <style:paragraph-properties fo:text-align="start" style:justify-single-word="false"/>
      <style:text-properties style:font-name="Liberation Sheriff" fo:font-size="12pt" style:text-underline-style="none" fo:font-weight="normal" officeooo:rsid="0015c569" officeooo:paragraph-rsid="001ac33d" style:font-size-asian="10.5pt" style:font-weight-asian="normal" style:font-name-complex="Times New Roman1" style:font-size-complex="12pt" style:font-weight-complex="normal"/>
    </style:style>
    <style:style style:name="P57" style:family="paragraph" style:parent-style-name="Standard" style:list-style-name="L21">
      <style:paragraph-properties fo:text-align="start" style:justify-single-word="false"/>
      <style:text-properties style:font-name="Liberation Sheriff" fo:font-size="12pt" style:text-underline-style="none" fo:font-weight="normal" officeooo:rsid="0015c569" officeooo:paragraph-rsid="001ac33d" style:font-size-asian="10.5pt" style:font-weight-asian="normal" style:font-name-complex="Times New Roman1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heriff" fo:font-size="12pt" style:text-underline-style="none" fo:font-weight="normal" officeooo:rsid="001a65f2" officeooo:paragraph-rsid="001a65f2" style:font-size-asian="12pt" style:font-weight-asian="normal" style:font-name-complex="Times New Roman1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heriff" fo:font-size="12pt" style:text-underline-style="none" fo:font-weight="bold" officeooo:rsid="00146f8e" officeooo:paragraph-rsid="00146f8e" style:font-size-asian="10.5pt" style:font-weight-asian="bold" style:font-name-complex="Times New Roman1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Liberation Sheriff" fo:font-size="12pt" style:text-underline-style="none" fo:font-weight="bold" officeooo:rsid="00146f8e" officeooo:paragraph-rsid="000e42db" style:font-size-asian="10.5pt" style:font-weight-asian="bold" style:font-name-complex="Times New Roman1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Liberation Sheriff" fo:font-size="12pt" style:text-underline-style="none" fo:font-weight="bold" officeooo:rsid="0017ca3f" officeooo:paragraph-rsid="0017ca3f" style:font-size-asian="10.5pt" style:font-weight-asian="bold" style:font-name-complex="Times New Roman1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iberation Sheriff" fo:font-size="12pt" style:text-underline-style="none" fo:font-weight="bold" officeooo:rsid="0017ca3f" officeooo:paragraph-rsid="0017ca3f" style:font-size-asian="12pt" style:font-weight-asian="bold" style:font-name-complex="Times New Roman1" style:font-size-complex="12pt" style:font-weight-complex="bold"/>
    </style:style>
    <style:style style:name="P63" style:family="paragraph" style:parent-style-name="Standard" style:list-style-name="L13">
      <style:paragraph-properties fo:text-align="start" style:justify-single-word="false"/>
      <style:text-properties style:font-name="Liberation Sheriff" fo:font-size="10.5pt" style:text-underline-style="none" fo:font-weight="normal" officeooo:rsid="000e42db" officeooo:paragraph-rsid="000e42db" style:font-size-asian="10.5pt" style:font-weight-asian="normal" style:font-name-complex="Times New Roman1" style:font-size-complex="10.5pt" style:font-weight-complex="normal"/>
    </style:style>
    <style:style style:name="P64" style:family="paragraph" style:parent-style-name="Standard" style:list-style-name="L13">
      <style:paragraph-properties fo:text-align="start" style:justify-single-word="false"/>
      <style:text-properties style:font-name="Liberation Sheriff" fo:font-size="10.5pt" style:text-underline-style="none" fo:font-weight="normal" officeooo:rsid="000e42db" officeooo:paragraph-rsid="001b5b84" style:font-size-asian="10.5pt" style:font-weight-asian="normal" style:font-name-complex="Times New Roman1" style:font-size-complex="10.5pt" style:font-weight-complex="normal"/>
    </style:style>
    <style:style style:name="P65" style:family="paragraph" style:parent-style-name="Standard" style:list-style-name="L14">
      <style:paragraph-properties fo:text-align="start" style:justify-single-word="false"/>
      <style:text-properties style:font-name="Liberation Sheriff" fo:font-size="10.5pt" style:text-underline-style="none" fo:font-weight="normal" officeooo:rsid="000e42db" officeooo:paragraph-rsid="0010bbfb" style:font-size-asian="10.5pt" style:font-weight-asian="normal" style:font-name-complex="Times New Roman1" style:font-size-complex="10.5pt" style:font-weight-complex="normal"/>
    </style:style>
    <style:style style:name="P66" style:family="paragraph" style:parent-style-name="Standard" style:list-style-name="L15">
      <style:paragraph-properties fo:text-align="start" style:justify-single-word="false"/>
      <style:text-properties style:font-name="Liberation Sheriff" fo:font-size="10.5pt" style:text-underline-style="none" fo:font-weight="normal" officeooo:rsid="000e42db" officeooo:paragraph-rsid="0010bbfb" style:font-size-asian="10.5pt" style:font-weight-asian="normal" style:font-name-complex="Times New Roman1" style:font-size-complex="10.5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heriff" fo:font-size="10.5pt" style:text-underline-style="none" fo:font-weight="normal" officeooo:rsid="000e42db" officeooo:paragraph-rsid="000e42db" style:font-size-asian="10.5pt" style:font-weight-asian="normal" style:font-name-complex="Times New Roman1" style:font-size-complex="10.5pt" style:font-weight-complex="normal"/>
    </style:style>
    <style:style style:name="P68" style:family="paragraph" style:parent-style-name="Standard" style:list-style-name="L25">
      <style:paragraph-properties fo:text-align="start" style:justify-single-word="false"/>
      <style:text-properties style:font-name="Liberation Sheriff" fo:font-size="10.5pt" style:text-underline-style="none" fo:font-weight="normal" officeooo:rsid="000e42db" officeooo:paragraph-rsid="001b5b84" style:font-size-asian="10.5pt" style:font-weight-asian="normal" style:font-name-complex="Times New Roman1" style:font-size-complex="10.5pt" style:font-weight-complex="normal"/>
    </style:style>
    <style:style style:name="P69" style:family="paragraph" style:parent-style-name="Standard" style:list-style-name="L26">
      <style:paragraph-properties fo:text-align="start" style:justify-single-word="false"/>
      <style:text-properties style:font-name="Liberation Sheriff" fo:font-size="10.5pt" style:text-underline-style="none" fo:font-weight="normal" officeooo:rsid="000e42db" officeooo:paragraph-rsid="001b5b84" style:font-size-asian="10.5pt" style:font-weight-asian="normal" style:font-name-complex="Times New Roman1" style:font-size-complex="10.5pt" style:font-weight-complex="normal"/>
    </style:style>
    <style:style style:name="P70" style:family="paragraph" style:parent-style-name="Standard" style:list-style-name="L25">
      <style:paragraph-properties fo:text-align="start" style:justify-single-word="false"/>
      <style:text-properties style:font-name="Liberation Sheriff" fo:font-size="13pt" style:text-underline-style="none" fo:font-weight="bold" officeooo:rsid="000fa694" officeooo:paragraph-rsid="0017ca3f" style:font-size-asian="11.3500003814697pt" style:font-weight-asian="bold" style:font-name-complex="Times New Roman1" style:font-size-complex="13pt" style:font-weight-complex="bold"/>
    </style:style>
    <style:style style:name="P71" style:family="paragraph" style:parent-style-name="Standard" style:list-style-name="L25">
      <style:paragraph-properties fo:text-align="start" style:justify-single-word="false"/>
      <style:text-properties style:font-name="Liberation Sheriff" fo:font-size="13pt" style:text-underline-style="none" fo:font-weight="bold" officeooo:rsid="000fa694" officeooo:paragraph-rsid="001b5b84" style:font-size-asian="11.3500003814697pt" style:font-weight-asian="bold" style:font-name-complex="Times New Roman1" style:font-size-complex="13pt" style:font-weight-complex="bold"/>
    </style:style>
    <style:style style:name="P72" style:family="paragraph" style:parent-style-name="Standard" style:list-style-name="L4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73" style:family="paragraph" style:parent-style-name="Standard" style:list-style-name="L5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74" style:family="paragraph" style:parent-style-name="Standard" style:list-style-name="L6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75" style:family="paragraph" style:parent-style-name="Standard" style:list-style-name="L18">
      <style:paragraph-properties fo:text-align="start" style:justify-single-word="false"/>
      <style:text-properties fo:font-size="12pt" style:text-underline-style="none" officeooo:paragraph-rsid="001a65f2" style:font-size-asian="12pt" style:font-size-complex="12pt"/>
    </style:style>
    <style:style style:name="P76" style:family="paragraph" style:parent-style-name="Standard" style:list-style-name="L19">
      <style:paragraph-properties fo:text-align="start" style:justify-single-word="false"/>
      <style:text-properties fo:font-size="12pt" style:text-underline-style="none" officeooo:paragraph-rsid="001a65f2" style:font-size-asian="12pt" style:font-size-complex="12pt"/>
    </style:style>
    <style:style style:name="P77" style:family="paragraph" style:parent-style-name="Standard">
      <style:paragraph-properties fo:text-align="start" style:justify-single-word="false"/>
      <style:text-properties fo:font-size="12pt" style:text-underline-style="none" officeooo:paragraph-rsid="001a65f2" style:font-size-asian="12pt" style:font-size-complex="12pt"/>
    </style:style>
    <style:style style:name="P78" style:family="paragraph" style:parent-style-name="Standard" style:list-style-name="L18">
      <style:paragraph-properties fo:text-align="start" style:justify-single-word="false"/>
      <style:text-properties fo:font-size="12pt" style:text-underline-style="none" officeooo:rsid="001ac33d" officeooo:paragraph-rsid="001ac33d" style:font-size-asian="12pt" style:font-size-complex="12pt"/>
    </style:style>
    <style:style style:name="P79" style:family="paragraph" style:parent-style-name="Standard" style:list-style-name="L19">
      <style:paragraph-properties fo:text-align="start" style:justify-single-word="false"/>
      <style:text-properties fo:font-size="12pt" style:text-underline-style="none" officeooo:rsid="001ac33d" officeooo:paragraph-rsid="001ac33d" style:font-size-asian="12pt" style:font-size-complex="12pt"/>
    </style:style>
    <style:style style:name="P80" style:family="paragraph" style:parent-style-name="Standard" style:list-style-name="L7">
      <style:paragraph-properties fo:text-align="start" style:justify-single-word="false"/>
    </style:style>
    <style:style style:name="P81" style:family="paragraph" style:parent-style-name="Standard" style:list-style-name="L8">
      <style:paragraph-properties fo:text-align="start" style:justify-single-word="false"/>
    </style:style>
    <style:style style:name="P82" style:family="paragraph" style:parent-style-name="Standard" style:list-style-name="L21">
      <style:paragraph-properties fo:text-align="start" style:justify-single-word="false"/>
      <style:text-properties officeooo:paragraph-rsid="001a65f2"/>
    </style:style>
    <style:style style:name="P83" style:family="paragraph" style:parent-style-name="Standard" style:list-style-name="L21">
      <style:paragraph-properties fo:text-align="start" style:justify-single-word="false"/>
      <style:text-properties officeooo:paragraph-rsid="001ac33d"/>
    </style:style>
    <style:style style:name="P84" style:family="paragraph" style:parent-style-name="Standard" style:list-style-name="L22">
      <style:paragraph-properties fo:text-align="start" style:justify-single-word="false"/>
      <style:text-properties officeooo:paragraph-rsid="001a65f2"/>
    </style:style>
    <style:style style:name="P85" style:family="paragraph" style:parent-style-name="Standard" style:list-style-name="L20">
      <style:paragraph-properties fo:text-align="start" style:justify-single-word="false"/>
      <style:text-properties officeooo:paragraph-rsid="001a65f2"/>
    </style:style>
    <style:style style:name="P86" style:family="paragraph" style:parent-style-name="Standard" style:list-style-name="L7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name-complex="Times New Roman1" style:font-size-complex="12pt" style:font-weight-complex="normal"/>
    </style:style>
    <style:style style:name="P87" style:family="paragraph" style:parent-style-name="Standard" style:list-style-name="L8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name-complex="Times New Roman1" style:font-size-complex="12pt" style:font-weight-complex="normal"/>
    </style:style>
    <style:style style:name="P88" style:family="paragraph" style:parent-style-name="Standard" style:list-style-name="L9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name-complex="Times New Roman1" style:font-size-complex="12pt" style:font-weight-complex="normal"/>
    </style:style>
    <style:style style:name="P89" style:family="paragraph" style:parent-style-name="Standard" style:list-style-name="L21">
      <style:paragraph-properties fo:text-align="start" style:justify-single-word="false"/>
      <style:text-properties style:font-name="Liberation Serif" fo:font-size="12pt" style:text-underline-style="none" fo:font-weight="normal" officeooo:paragraph-rsid="001a65f2" style:font-size-asian="10.5pt" style:font-weight-asian="normal" style:font-name-complex="Times New Roman1" style:font-size-complex="12pt" style:font-weight-complex="normal"/>
    </style:style>
    <style:style style:name="P90" style:family="paragraph" style:parent-style-name="Standard" style:list-style-name="L21">
      <style:paragraph-properties fo:text-align="start" style:justify-single-word="false"/>
      <style:text-properties style:font-name="Liberation Serif" fo:font-size="12pt" style:text-underline-style="none" fo:font-weight="normal" officeooo:paragraph-rsid="001ac33d" style:font-size-asian="10.5pt" style:font-weight-asian="normal" style:font-name-complex="Times New Roman1" style:font-size-complex="12pt" style:font-weight-complex="normal"/>
    </style:style>
    <style:style style:name="P91" style:family="paragraph" style:parent-style-name="Standard" style:list-style-name="L22">
      <style:paragraph-properties fo:text-align="start" style:justify-single-word="false"/>
      <style:text-properties style:font-name="Liberation Serif" fo:font-size="12pt" style:text-underline-style="none" fo:font-weight="normal" officeooo:paragraph-rsid="001a65f2" style:font-size-asian="10.5pt" style:font-weight-asian="normal" style:font-name-complex="Times New Roman1" style:font-size-complex="12pt" style:font-weight-complex="normal"/>
    </style:style>
    <style:style style:name="P92" style:family="paragraph" style:parent-style-name="Standard" style:list-style-name="L23">
      <style:paragraph-properties fo:text-align="start" style:justify-single-word="false"/>
      <style:text-properties style:font-name="Liberation Serif" fo:font-size="12pt" style:text-underline-style="none" fo:font-weight="normal" officeooo:paragraph-rsid="001a65f2" style:font-size-asian="10.5pt" style:font-weight-asian="normal" style:font-name-complex="Times New Roman1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paragraph-rsid="001a65f2" style:font-size-asian="10.5pt" style:font-weight-asian="normal" style:font-name-complex="Times New Roman1" style:font-size-complex="12pt" style:font-weight-complex="normal"/>
    </style:style>
    <style:style style:name="P94" style:family="paragraph" style:parent-style-name="Standard" style:list-style-name="L10">
      <style:paragraph-properties fo:text-align="start" style:justify-single-word="false"/>
      <style:text-properties style:font-name="Liberation Serif" fo:font-size="12pt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P95" style:family="paragraph" style:parent-style-name="Standard" style:list-style-name="L24">
      <style:paragraph-properties fo:text-align="start" style:justify-single-word="false"/>
      <style:text-properties style:font-name="Liberation Serif" fo:font-size="12pt" style:text-underline-style="none" fo:font-weight="normal" officeooo:paragraph-rsid="001a65f2" style:font-size-asian="12pt" style:font-weight-asian="normal" style:font-name-complex="Times New Roman1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paragraph-rsid="001a65f2" style:font-size-asian="12pt" style:font-weight-asian="normal" style:font-name-complex="Times New Roman1" style:font-size-complex="12pt" style:font-weight-complex="normal"/>
    </style:style>
    <style:style style:name="P97" style:family="paragraph" style:parent-style-name="Standard" style:list-style-name="L21">
      <style:paragraph-properties fo:text-align="start" style:justify-single-word="false"/>
      <style:text-properties style:font-name="Liberation Serif" fo:font-size="11pt" style:text-underline-style="none" fo:font-weight="normal" officeooo:rsid="001ac33d" officeooo:paragraph-rsid="001ac33d" style:font-size-asian="11pt" style:font-weight-asian="normal" style:font-name-complex="Times New Roman1" style:font-size-complex="11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46f8e" officeooo:paragraph-rsid="0017d605" style:font-size-asian="12pt" style:font-weight-asian="normal" style:font-name-complex="Times New Roman1" style:font-size-complex="12pt" style:font-weight-complex="normal"/>
    </style:style>
    <style:style style:name="P99" style:family="paragraph" style:parent-style-name="Standard" style:list-style-name="L11">
      <style:paragraph-properties fo:text-align="start" style:justify-single-word="false"/>
      <style:text-properties style:font-name="Times New Roman" fo:font-size="12pt" style:text-underline-style="none" fo:font-weight="normal" officeooo:rsid="00146f8e" officeooo:paragraph-rsid="00146f8e" style:font-size-asian="12pt" style:font-weight-asian="normal" style:font-name-complex="Times New Roman1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4pt" style:text-underline-style="none" officeooo:paragraph-rsid="001a65f2" style:font-size-asian="12.25pt" style:font-size-complex="14pt"/>
    </style:style>
    <style:style style:name="P101" style:family="paragraph" style:parent-style-name="List_20_Paragraph" style:list-style-name="WWNum3">
      <style:paragraph-properties fo:line-height="150%"/>
      <style:text-properties style:font-name="Times New Roman" fo:font-size="12pt" style:font-size-asian="12pt" style:font-name-complex="Times New Roman1" style:font-size-complex="12pt"/>
    </style:style>
    <style:style style:name="P102" style:family="paragraph" style:parent-style-name="List_20_Paragraph" style:list-style-name="L11">
      <style:paragraph-properties fo:line-height="150%"/>
      <style:text-properties style:font-name="Times New Roman" fo:font-size="12pt" officeooo:paragraph-rsid="00146f8e" style:font-size-asian="12pt" style:font-name-complex="Times New Roman1" style:font-size-complex="12pt"/>
    </style:style>
    <style:style style:name="P103" style:family="paragraph" style:parent-style-name="List_20_Paragraph" style:list-style-name="WWNum3">
      <style:paragraph-properties fo:line-height="150%"/>
    </style:style>
    <style:style style:name="P104" style:family="paragraph" style:parent-style-name="List_20_Paragraph" style:list-style-name="L11">
      <style:paragraph-properties fo:line-height="150%"/>
      <style:text-properties officeooo:paragraph-rsid="00146f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6f8e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officeooo:rsid="0010bbfb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style:font-size-asian="12pt" style:font-name-complex="Times New Roman1" style:font-size-complex="12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style:font-size-asian="12pt"/>
    </style:style>
    <style:style style:name="T10" style:family="text">
      <style:text-properties style:font-name="Times New Roman" fo:font-weight="bold" style:font-size-asian="12pt" style:font-weight-asian="bold" style:font-weight-complex="bold"/>
    </style:style>
    <style:style style:name="T11" style:family="text">
      <style:text-properties style:font-name="Times New Roman" fo:font-weight="normal" style:font-weight-asian="normal" style:font-weight-complex="normal"/>
    </style:style>
    <style:style style:name="T12" style:family="text">
      <style:text-properties style:font-name="Liberation Sheriff"/>
    </style:style>
    <style:style style:name="T13" style:family="text">
      <style:text-properties style:font-name="Liberation Sheriff" fo:font-size="12pt" fo:font-weight="bold" style:font-size-asian="12pt" style:font-weight-asian="bold" style:font-name-complex="Times New Roman1" style:font-size-complex="12pt" style:font-weight-complex="bold"/>
    </style:style>
    <style:style style:name="T14" style:family="text">
      <style:text-properties style:font-name="Liberation Sheriff" fo:font-size="12pt" style:text-underline-style="none" fo:font-weight="normal" style:font-size-asian="10.5pt" style:font-weight-asian="normal" style:font-name-complex="Times New Roman1" style:font-size-complex="12pt" style:font-weight-complex="normal"/>
    </style:style>
    <style:style style:name="T15" style:family="text">
      <style:text-properties style:font-name="Liberation Sheriff" fo:font-size="12pt" style:text-underline-style="none" fo:font-weight="normal" officeooo:rsid="0015c569" style:font-size-asian="10.5pt" style:font-weight-asian="normal" style:font-name-complex="Times New Roman1" style:font-size-complex="12pt" style:font-weight-complex="normal"/>
    </style:style>
    <style:style style:name="T16" style:family="text">
      <style:text-properties style:font-name="Liberation Sheriff" officeooo:rsid="0015c569"/>
    </style:style>
    <style:style style:name="T17" style:family="text">
      <style:text-properties style:font-name="Liberation Sheriff" officeooo:rsid="001ac33d"/>
    </style:style>
    <style:style style:name="T18" style:family="text">
      <style:text-properties style:font-name="Liberation SHERIFF"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style:text-underline-style="none" style:font-size-asian="12pt" style:font-size-complex="12pt"/>
    </style:style>
    <style:style style:name="T21" style:family="text">
      <style:text-properties style:text-position="super 58%" style:font-name="Times New Roman" fo:font-size="12pt" style:font-size-asian="12pt" style:font-name-complex="Times New Roman1" style:font-size-complex="12pt"/>
    </style:style>
    <style:style style:name="T22" style:family="text">
      <style:text-properties style:text-position="super 58%"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23" style:family="text">
      <style:text-properties style:text-position="super 58%" style:font-name="Times New Roman" style:font-size-asian="12pt"/>
    </style:style>
    <style:style style:name="T24" style:family="text">
      <style:text-properties style:font-name="Liberation Serif" fo:font-size="12pt" style:text-underline-style="none" fo:font-weight="normal" style:font-size-asian="10.5pt" style:font-weight-asian="normal" style:font-name-complex="Times New Roman1" style:font-size-complex="12pt" style:font-weight-complex="normal"/>
    </style:style>
    <style:style style:name="T25" style:family="text">
      <style:text-properties style:font-name="Liberation Serif" fo:font-size="12pt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T26" style:family="text">
      <style:text-properties style:font-name="Liberation Serif" fo:font-size="12pt" style:text-underline-style="none" fo:font-weight="bold" style:font-size-asian="10.5pt" style:font-weight-asian="bold" style:font-name-complex="Times New Roman1" style:font-size-complex="12pt" style:font-weight-complex="bold"/>
    </style:style>
    <style:style style:name="T27" style:family="text">
      <style:text-properties fo:font-size="13pt" fo:font-weight="bold" style:font-size-asian="13pt" style:font-weight-asian="bold" style:font-size-complex="13pt" style:font-weight-complex="bold"/>
    </style:style>
    <style:style style:name="T28" style:family="text">
      <style:text-properties officeooo:rsid="0010bbfb"/>
    </style:style>
    <style:style style:name="T29" style:family="text">
      <style:text-properties officeooo:rsid="00146f8e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15c569"/>
    </style:style>
    <style:style style:name="T32" style:family="text">
      <style:text-properties officeooo:rsid="0016e303"/>
    </style:style>
    <style:style style:name="T33" style:family="text">
      <style:text-properties officeooo:rsid="001921b9"/>
    </style:style>
    <style:style style:name="T34" style:family="text">
      <style:text-properties officeooo:rsid="001a65f2"/>
    </style:style>
    <style:style style:name="T35" style:family="text">
      <style:text-properties officeooo:rsid="001ac33d"/>
    </style:style>
    <style:style style:name="T36" style:family="text">
      <style:text-properties officeooo:rsid="001b5b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7cm" fo:text-indent="-0.635cm" fo:margin-left="2.5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12cm" fo:text-indent="-0.635cm" fo:margin-left="3.21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7cm" fo:text-indent="-0.635cm" fo:margin-left="3.84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82cm" fo:text-indent="-0.635cm" fo:margin-left="4.48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7cm" fo:text-indent="-0.635cm" fo:margin-left="5.1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52cm" fo:text-indent="-0.635cm" fo:margin-left="5.75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7cm" fo:text-indent="-0.635cm" fo:margin-left="6.38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22cm" fo:text-indent="-0.635cm" fo:margin-left="7.02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7cm" fo:text-indent="-0.635cm" fo:margin-left="7.65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92cm" fo:text-indent="-0.635cm" fo:margin-left="8.29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42cm" fo:text-indent="-0.635cm" fo:margin-left="1.9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77cm" fo:text-indent="-0.635cm" fo:margin-left="2.5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12cm" fo:text-indent="-0.635cm" fo:margin-left="3.2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47cm" fo:text-indent="-0.635cm" fo:margin-left="3.8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82cm" fo:text-indent="-0.635cm" fo:margin-left="4.4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17cm" fo:text-indent="-0.635cm" fo:margin-left="5.1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52cm" fo:text-indent="-0.635cm" fo:margin-left="5.7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87cm" fo:text-indent="-0.635cm" fo:margin-left="6.3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22cm" fo:text-indent="-0.635cm" fo:margin-left="7.0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57cm" fo:text-indent="-0.635cm" fo:margin-left="7.65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5cm" fo:text-indent="-0.635cm" fo:margin-left="8.8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9cm" fo:text-indent="-0.635cm" fo:margin-left="9.49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cm" fo:text-indent="-0.635cm" fo:margin-left="1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1cm" fo:text-indent="-0.635cm" fo:margin-left="2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8cm" fo:text-indent="-0.635cm" fo:margin-left="4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5cm" fo:text-indent="-0.635cm" fo:margin-left="5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2cm" fo:text-indent="-0.635cm" fo:margin-left="6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7cm" fo:text-indent="-0.635cm" fo:margin-left="2.54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82cm" fo:text-indent="-0.635cm" fo:margin-left="3.18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7cm" fo:text-indent="-0.635cm" fo:margin-left="3.81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52cm" fo:text-indent="-0.635cm" fo:margin-left="4.45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7cm" fo:text-indent="-0.635cm" fo:margin-left="5.08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22cm" fo:text-indent="-0.635cm" fo:margin-left="5.72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7cm" fo:text-indent="-0.635cm" fo:margin-left="6.35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92cm" fo:text-indent="-0.635cm" fo:margin-left="6.99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7cm" fo:text-indent="-0.635cm" fo:margin-left="7.62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62cm" fo:text-indent="-0.635cm" fo:margin-left="8.262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7cm" fo:text-indent="-0.635cm" fo:margin-left="2.54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82cm" fo:text-indent="-0.635cm" fo:margin-left="3.18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7cm" fo:text-indent="-0.635cm" fo:margin-left="3.81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52cm" fo:text-indent="-0.635cm" fo:margin-left="4.45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7cm" fo:text-indent="-0.635cm" fo:margin-left="5.08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22cm" fo:text-indent="-0.635cm" fo:margin-left="5.72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7cm" fo:text-indent="-0.635cm" fo:margin-left="6.35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92cm" fo:text-indent="-0.635cm" fo:margin-left="6.99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7cm" fo:text-indent="-0.635cm" fo:margin-left="7.62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62cm" fo:text-indent="-0.635cm" fo:margin-left="8.262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42cm" fo:text-indent="-0.635cm" fo:margin-left="1.9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77cm" fo:text-indent="-0.635cm" fo:margin-left="2.5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12cm" fo:text-indent="-0.635cm" fo:margin-left="3.2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47cm" fo:text-indent="-0.635cm" fo:margin-left="3.8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82cm" fo:text-indent="-0.635cm" fo:margin-left="4.4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17cm" fo:text-indent="-0.635cm" fo:margin-left="5.1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52cm" fo:text-indent="-0.635cm" fo:margin-left="5.7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87cm" fo:text-indent="-0.635cm" fo:margin-left="6.3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22cm" fo:text-indent="-0.635cm" fo:margin-left="7.0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57cm" fo:text-indent="-0.635cm" fo:margin-left="7.657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9"/><text:span text:style-name="T3">LABSHEET 5</text:span></text:p>
      <text:p text:style-name="P2"/>
      <text:p text:style-name="P3">1)</text:p>
      <text:p text:style-name="P4"><text:span text:style-name="T1"><text:s text:c="5"/></text:span><text:span text:style-name="T18">PROBLEM</text:span><text:span text:style-name="T19">:</text:span><text:span text:style-name="T1"> </text:span><text:span text:style-name="T4">Implement a singly linked list for functions like insertion, removal etc.</text:span></text:p>
      <text:p text:style-name="P5"/>
      <text:list xml:id="list5305702460450449683" text:style-name="WWNum3">
        <text:list-item>
          <text:p text:style-name="P101">Insert at beginning </text:p>
        </text:list-item>
        <text:list-item>
          <text:p text:style-name="P101">Insert at last position</text:p>
        </text:list-item>
        <text:list-item>
          <text:p text:style-name="P101">Insert at position “n”</text:p>
        </text:list-item>
        <text:list-item>
          <text:p text:style-name="P101">Remove first node</text:p>
        </text:list-item>
        <text:list-item>
          <text:p text:style-name="P101">Remove last node</text:p>
        </text:list-item>
        <text:list-item>
          <text:p text:style-name="P103"><text:span text:style-name="T7">Remove “n”</text:span><text:span text:style-name="T21">th</text:span><text:span text:style-name="T7"> node</text:span></text:p>
        </text:list-item>
        <text:list-item>
          <text:p text:style-name="P101">Find the number of elements </text:p>
        </text:list-item>
        <text:list-item>
          <text:p text:style-name="P101">Search for a node</text:p>
        </text:list-item>
        <text:list-item>
          <text:p text:style-name="P101">Display the list</text:p>
        </text:list-item>
      </text:list>
      <text:p text:style-name="P4"><text:span text:style-name="T4">Display the “n</text:span><text:span text:style-name="T22">th</text:span><text:span text:style-name="T4">” node</text:span></text:p>
      <text:p text:style-name="P5"/>
      <text:p text:style-name="P4"><text:span text:style-name="T4"><text:s text:c="5"/></text:span><text:span text:style-name="T13">ALGORITHM:</text:span></text:p>
      <text:p text:style-name="P4"/>
      <text:p text:style-name="P21">1. START.</text:p>
      <text:p text:style-name="P21">2. Define a structure node for the nodes of the list with the data members as an integer for storing data and a pointer for storing the address of the next element.</text:p>
      <text:p text:style-name="P21">3. Define a class for the singly linked list containing the node and the functions for insertion deletion etc. as the members.</text:p>
      <text:p text:style-name="P21">4. Define a head which points to the first node of the list. If the list is empty, head is null.</text:p>
      <text:p text:style-name="P21"><text:s/>5.the member functions are:</text:p>
      <text:p text:style-name="P21"><text:s text:c="9"/>a) insert_beg() : for insertion in the beginning of the list.</text:p>
      <text:list xml:id="list1724797046071867956" text:style-name="L1">
        <text:list-item>
          <text:p text:style-name="P40">create a new node using create_node().</text:p>
        </text:list-item>
        <text:list-item>
          <text:p text:style-name="P40">insert data and make it front</text:p>
        </text:list-item>
        <text:list-item>
          <text:p text:style-name="P40">if head =NULL, directly enter the node into the list by storing it in the head.</text:p>
        </text:list-item>
        <text:list-item>
          <text:p text:style-name="P40">Else, make the new node's next point to the previous front.</text:p>
        </text:list-item>
        <text:list-item>
          <text:p text:style-name="P40">Store the new node head.</text:p>
        </text:list-item>
        <text:list-item>
          <text:p text:style-name="P40">continue entering data in this manner.</text:p>
          <text:p text:style-name="P40"/>
        </text:list-item>
      </text:list>
      <text:p text:style-name="P21"><text:s text:c="7"/>b) insert_last() : insert at last position.</text:p>
      <text:p text:style-name="P21"><text:s text:c="18"/></text:p>
      <text:list xml:id="list5918567287223908723" text:style-name="L2">
        <text:list-item>
          <text:p text:style-name="P42">create a new node and enter the data.</text:p>
        </text:list-item>
        <text:list-item>
          <text:p text:style-name="P42">If the list is empty, directly push the node into list by making it the front.</text:p>
        </text:list-item>
        <text:list-item>
          <text:p text:style-name="P42">Else, make the newly entered node's address store in a last pointer.</text:p>
        </text:list-item>
        <text:list-item>
          <text:p text:style-name="P42">Each time a new node is entered, make the address pointer of the present last point to the new node.</text:p>
          <text:p text:style-name="P42"/>
        </text:list-item>
        <text:list-item>
          <text:p text:style-name="P42">Make the new node as the last.</text:p>
        </text:list-item>
      </text:list>
      <text:p text:style-name="P4"/>
      <text:p text:style-name="P21">c) insert_n(int n) :</text:p>
      <text:list xml:id="list8650581469289651789" text:style-name="L3">
        <text:list-item>
          <text:p text:style-name="P43">create a new node and enter the data.</text:p>
        </text:list-item>
        <text:list-item>
          <text:p text:style-name="P43"><text:soft-page-break/>Let n be the position where we are entering the data.</text:p>
        </text:list-item>
        <text:list-item>
          <text:p text:style-name="P43">If n=0, call insert_beg().</text:p>
        </text:list-item>
        <text:list-item>
          <text:p text:style-name="P43">Else, find the size of the list using find_size().</text:p>
        </text:list-item>
        <text:list-item>
          <text:p text:style-name="P43">Check if n&lt;=size of the list. Else it is not valid. </text:p>
        </text:list-item>
        <text:list-item>
          <text:p text:style-name="P43">If n is not valid, print an error. </text:p>
        </text:list-item>
        <text:list-item>
          <text:p text:style-name="P43">If n is valid, traverse the list until the (n-1)th node.</text:p>
        </text:list-item>
        <text:list-item>
          <text:p text:style-name="P43">Enter the element in the nth position as we did before.</text:p>
        </text:list-item>
      </text:list>
      <text:p text:style-name="P37"/>
      <text:p text:style-name="P37">d) remove_first() :</text:p>
      <text:list xml:id="list653811287526321288" text:style-name="L4">
        <text:list-item>
          <text:p text:style-name="P72">if head is null, print “list is empty...no deletion possible!!!”</text:p>
        </text:list-item>
        <text:list-item>
          <text:p text:style-name="P72">else, if only a single element is present, make the head null and delete the node.</text:p>
        </text:list-item>
        <text:list-item>
          <text:p text:style-name="P72">Else, make the second element the top by making the head point to the address of the second element .</text:p>
        </text:list-item>
        <text:list-item>
          <text:p text:style-name="P72">Delete the first node.</text:p>
        </text:list-item>
        <text:list-item>
          <text:p text:style-name="P72">Continue the process if more elements need to be deleted until the stack is empty.</text:p>
          <text:p text:style-name="P72"/>
        </text:list-item>
      </text:list>
      <text:p text:style-name="P37">e) remove_last() :</text:p>
      <text:list xml:id="list8327694215876271376" text:style-name="L5">
        <text:list-item>
          <text:p text:style-name="P73">if head is null, print “no deletions possible!”.</text:p>
        </text:list-item>
        <text:list-item>
          <text:p text:style-name="P73">Else, find the size of the list using find_size() and make it size.</text:p>
        </text:list-item>
        <text:list-item>
          <text:p text:style-name="P73">traverse until (size - 1)th node.</text:p>
        </text:list-item>
        <text:list-item>
          <text:p text:style-name="P73">Create node *x.</text:p>
        </text:list-item>
        <text:list-item>
          <text:p text:style-name="P73">x= node-&gt;next. This stores the size th node (last) in x.</text:p>
        </text:list-item>
        <text:list-item>
          <text:p text:style-name="P73">make node-&gt;next = null (breaks the link).</text:p>
        </text:list-item>
        <text:list-item>
          <text:p text:style-name="P73">delete x.</text:p>
        </text:list-item>
      </text:list>
      <text:p text:style-name="P37"/>
      <text:p text:style-name="P37">f) remove_n(int n) :</text:p>
      <text:list xml:id="list4757020830394418629" text:style-name="L6">
        <text:list-header>
          <text:p text:style-name="P74"><text:s text:c="25"/></text:p>
        </text:list-header>
      </text:list>
      <text:list xml:id="list5939358200591700933" text:style-name="L7">
        <text:list-item>
          <text:p text:style-name="P80"><text:span text:style-name="T24">for removing the nth node, if n=1, call </text:span><text:span text:style-name="T25">remove_first().</text:span></text:p>
        </text:list-item>
        <text:list-item>
          <text:p text:style-name="P80"><text:span text:style-name="T25">Find the size of the list using <text:s/>find_size(). <text:s/>If n=size, call</text:span><text:span text:style-name="T24"> </text:span><text:span text:style-name="T26"><text:s/></text:span><text:span text:style-name="T24">remove_last().</text:span></text:p>
        </text:list-item>
        <text:list-item>
          <text:p text:style-name="P86">Else, traverse the array until the (n-1)th position.</text:p>
        </text:list-item>
        <text:list-item>
          <text:p text:style-name="P86">Store node temp=t-&gt;next.</text:p>
        </text:list-item>
        <text:list-item>
          <text:p text:style-name="P86"><text:s/>Make t-&gt;next =temp-&gt;next.</text:p>
        </text:list-item>
        <text:list-item>
          <text:p text:style-name="P86">Free t.</text:p>
        </text:list-item>
      </text:list>
      <text:p text:style-name="P39"/>
      <text:p text:style-name="P39">g) find_size():</text:p>
      <text:p text:style-name="P39"/>
      <text:list xml:id="list1164150277583382961" text:style-name="L8">
        <text:list-item>
          <text:p text:style-name="P87">initialize s=0.</text:p>
        </text:list-item>
        <text:list-item>
          <text:p text:style-name="P87">traverse the array until node-&gt;next = null. </text:p>
        </text:list-item>
        <text:list-item>
          <text:p text:style-name="P87">Keep incrementing s in each traversal.</text:p>
        </text:list-item>
        <text:list-item>
          <text:p text:style-name="P87">Return s.</text:p>
        </text:list-item>
      </text:list>
      <text:p text:style-name="P39"/>
      <text:p text:style-name="P39">h) search_node(int var):</text:p>
      <text:list xml:id="list8504885413222907797" text:style-name="L9">
        <text:list-item>
          <text:p text:style-name="P88"><text:s/>initialize s=0.</text:p>
        </text:list-item>
        <text:list-item>
          <text:p text:style-name="P88"><text:s text:c="2"/>Traverse the list until node-&gt;data = var. </text:p>
        </text:list-item>
        <text:list-item>
          <text:p text:style-name="P88">keep on incrementing s.</text:p>
        </text:list-item>
        <text:list-item>
          <text:p text:style-name="P88">print s if it is found.</text:p>
        </text:list-item>
        <text:list-item>
          <text:p text:style-name="P88">Else, if it is not satisfied until the end of the list, <text:s/>print ”element not found in the list”.</text:p>
          <text:p text:style-name="P88"><text:soft-page-break/></text:p>
          <text:p text:style-name="P88"/>
          <text:p text:style-name="P88">I) display( ) :</text:p>
          <text:p text:style-name="P88"/>
        </text:list-item>
        <text:list-item>
          <text:p text:style-name="P88">traverse the list until node-&gt;next = null.</text:p>
        </text:list-item>
        <text:list-item>
          <text:p text:style-name="P88">Print node-&gt;data in each iteration.</text:p>
          <text:p text:style-name="P88"/>
          <text:p text:style-name="P88"><text:s/></text:p>
        </text:list-item>
      </text:list>
      <text:list xml:id="list163644492677617" text:continue-list="list1164150277583382961" text:style-name="L8">
        <text:list-header>
          <text:p text:style-name="P81"><text:span text:style-name="T24">j) display_n(int n)</text:span><text:span text:style-name="T14">:</text:span></text:p>
          <text:p text:style-name="P51"><text:s text:c="3"/></text:p>
        </text:list-header>
        <text:list-item>
          <text:p text:style-name="P87">traverse the array until the nth position.</text:p>
        </text:list-item>
        <text:list-item>
          <text:p text:style-name="P87">Print node-&gt;data.</text:p>
        </text:list-item>
      </text:list>
      <text:p text:style-name="P38"><text:s text:c="7"/></text:p>
      <text:list xml:id="list3828362245720180709" text:style-name="L10">
        <text:list-item>
          <text:list>
            <text:list-item>
              <text:p text:style-name="P94">write a main program to execute all these functions.</text:p>
            </text:list-item>
            <text:list-item>
              <text:p text:style-name="P94">Stop.</text:p>
            </text:list-item>
          </text:list>
        </text:list-item>
      </text:list>
      <text:p text:style-name="P10"/>
      <text:p text:style-name="P8"><text:s text:c="3"/>CODE:</text:p>
      <text:p text:style-name="P8"/>
      <text:p text:style-name="P22">#include&lt;iostream&gt;</text:p>
      <text:p text:style-name="P22">using namespace std;</text:p>
      <text:p text:style-name="P22"/>
      <text:p text:style-name="P22">struct node{</text:p>
      <text:p text:style-name="P22"/>
      <text:p text:style-name="P22"><text:s text:c="5"/>int data;</text:p>
      <text:p text:style-name="P22"><text:s text:c="5"/>node *next;</text:p>
      <text:p text:style-name="P22"/>
      <text:p text:style-name="P22"><text:s/>};</text:p>
      <text:p text:style-name="P22"/>
      <text:p text:style-name="P22">class list{</text:p>
      <text:p text:style-name="P22"/>
      <text:p text:style-name="P22">int size;</text:p>
      <text:p text:style-name="P22"/>
      <text:p text:style-name="P22">node *head,*ptr,*newptr,*t,*last,*temp;</text:p>
      <text:p text:style-name="P22"/>
      <text:p text:style-name="P22">public:</text:p>
      <text:p text:style-name="P22">list():head(NULL){}</text:p>
      <text:p text:style-name="P22"/>
      <text:p text:style-name="P22">node *create_node()</text:p>
      <text:p text:style-name="P22"><text:s text:c="5"/>{</text:p>
      <text:p text:style-name="P22"><text:s text:c="9"/>int n;</text:p>
      <text:p text:style-name="P22"/>
      <text:p text:style-name="P22"><text:s text:c="9"/>cout&lt;&lt;"\nenter the element:";</text:p>
      <text:p text:style-name="P22"><text:s text:c="9"/>cin&gt;&gt;n;</text:p>
      <text:p text:style-name="P22"/>
      <text:p text:style-name="P22"><text:s text:c="9"/>ptr =new node;</text:p>
      <text:p text:style-name="P22"><text:s text:c="9"/>ptr-&gt;data=n;</text:p>
      <text:p text:style-name="P22"><text:s text:c="9"/>ptr-&gt;next=NULL;</text:p>
      <text:p text:style-name="P22"/>
      <text:p text:style-name="P22"><text:s text:c="9"/>return ptr;</text:p>
      <text:p text:style-name="P22"/>
      <text:p text:style-name="P22"><text:s text:c="5"/>}</text:p>
      <text:p text:style-name="P22"/>
      <text:p text:style-name="P22"><text:soft-page-break/>void insert_beg()</text:p>
      <text:p text:style-name="P22"><text:s/>{</text:p>
      <text:p text:style-name="P22"><text:s text:c="4"/>newptr = create_node();</text:p>
      <text:p text:style-name="P22"/>
      <text:p text:style-name="P22"><text:s text:c="4"/>if(head==NULL)</text:p>
      <text:p text:style-name="P22"><text:s text:c="6"/>head=newptr;</text:p>
      <text:p text:style-name="P22"/>
      <text:p text:style-name="P22"><text:s text:c="6"/>else</text:p>
      <text:p text:style-name="P22"><text:s text:c="7"/>{</text:p>
      <text:p text:style-name="P22"><text:s text:c="11"/>t=head;</text:p>
      <text:p text:style-name="P22"><text:s text:c="11"/>head=newptr;</text:p>
      <text:p text:style-name="P22"><text:s text:c="11"/>newptr-&gt;next=t;</text:p>
      <text:p text:style-name="P22"/>
      <text:p text:style-name="P22"><text:s text:c="7"/>}</text:p>
      <text:p text:style-name="P22"><text:s/>}</text:p>
      <text:p text:style-name="P22"/>
      <text:p text:style-name="P22"><text:s/>void insert_last()</text:p>
      <text:p text:style-name="P22"><text:s/>{</text:p>
      <text:p text:style-name="P22"><text:s text:c="5"/>newptr = create_node();</text:p>
      <text:p text:style-name="P22"/>
      <text:p text:style-name="P22"><text:s text:c="5"/>if(head==NULL)</text:p>
      <text:p text:style-name="P22"><text:s text:c="7"/>head=newptr;</text:p>
      <text:p text:style-name="P22"/>
      <text:p text:style-name="P22"><text:s text:c="5"/>else</text:p>
      <text:p text:style-name="P22"><text:s text:c="5"/>{</text:p>
      <text:p text:style-name="P22"><text:s text:c="9"/>last=newptr;</text:p>
      <text:p text:style-name="P22"/>
      <text:p text:style-name="P22"><text:s text:c="9"/>t=head;</text:p>
      <text:p text:style-name="P22"/>
      <text:p text:style-name="P22"><text:s text:c="9"/>while(t-&gt;next!=NULL)</text:p>
      <text:p text:style-name="P22"><text:s text:c="9"/>{</text:p>
      <text:p text:style-name="P22"><text:s text:c="13"/>t=t-&gt;next;</text:p>
      <text:p text:style-name="P22"><text:s text:c="9"/>}</text:p>
      <text:p text:style-name="P22"/>
      <text:p text:style-name="P22"><text:s text:c="9"/>t-&gt;next=last;</text:p>
      <text:p text:style-name="P22"/>
      <text:p text:style-name="P22"><text:s text:c="5"/>}</text:p>
      <text:p text:style-name="P22"><text:s/>}</text:p>
      <text:p text:style-name="P22"/>
      <text:p text:style-name="P22"><text:s/>void insert_n(int n)</text:p>
      <text:p text:style-name="P22"><text:s/>{</text:p>
      <text:p text:style-name="P22"/>
      <text:p text:style-name="P22"><text:s text:c="5"/>if((n==0)||(n==1))</text:p>
      <text:p text:style-name="P22"><text:s text:c="5"/>insert_beg();</text:p>
      <text:p text:style-name="P22"/>
      <text:p text:style-name="P22"><text:s text:c="5"/>else</text:p>
      <text:p text:style-name="P22"><text:s text:c="5"/>{</text:p>
      <text:p text:style-name="P22"><text:s text:c="8"/>newptr=create_node();</text:p>
      <text:p text:style-name="P22"/>
      <text:p text:style-name="P22"><text:s text:c="9"/>size=find_size();</text:p>
      <text:p text:style-name="P22"/>
      <text:p text:style-name="P22"><text:s text:c="8"/>if(n&gt;size)</text:p>
      <text:p text:style-name="P22"><text:s text:c="8"/>{</text:p>
      <text:p text:style-name="P22"><text:s text:c="12"/>cout&lt;&lt;"\nerror!element cannot be entered!!!\n";</text:p>
      <text:p text:style-name="P22"><text:s text:c="8"/>}</text:p>
      <text:p text:style-name="P22"><text:soft-page-break/></text:p>
      <text:p text:style-name="P22"><text:s text:c="8"/>else</text:p>
      <text:p text:style-name="P22"><text:s text:c="8"/>{</text:p>
      <text:p text:style-name="P22"><text:s text:c="12"/>t=head;</text:p>
      <text:p text:style-name="P22"/>
      <text:p text:style-name="P22"><text:s text:c="12"/>for(int i=1;i&lt;(n-1);i++)</text:p>
      <text:p text:style-name="P22"><text:s text:c="12"/>{</text:p>
      <text:p text:style-name="P22"><text:s text:c="16"/>t=t-&gt;next;</text:p>
      <text:p text:style-name="P22"><text:s text:c="12"/>}</text:p>
      <text:p text:style-name="P22"/>
      <text:p text:style-name="P22"><text:s text:c="13"/>temp=t-&gt;next;</text:p>
      <text:p text:style-name="P22"><text:s text:c="13"/>t-&gt;next=newptr;</text:p>
      <text:p text:style-name="P22"><text:s text:c="13"/>newptr-&gt;next=temp;</text:p>
      <text:p text:style-name="P22"><text:s text:c="8"/>}</text:p>
      <text:p text:style-name="P22"><text:s text:c="5"/>}</text:p>
      <text:p text:style-name="P22"><text:s/>}</text:p>
      <text:p text:style-name="P22"/>
      <text:p text:style-name="P22"><text:s/>void remove_first()</text:p>
      <text:p text:style-name="P22"><text:s/>{</text:p>
      <text:p text:style-name="P22"><text:s text:c="5"/>if(head==NULL)</text:p>
      <text:p text:style-name="P22"><text:s text:c="5"/>{</text:p>
      <text:p text:style-name="P22"><text:s text:c="9"/>cout&lt;&lt;"\nlist is empty...no deletion possible!!! \n";</text:p>
      <text:p text:style-name="P22"><text:s text:c="5"/>}</text:p>
      <text:p text:style-name="P22"/>
      <text:p text:style-name="P22"><text:s text:c="5"/>else</text:p>
      <text:p text:style-name="P22"><text:s text:c="5"/>{</text:p>
      <text:p text:style-name="P22"><text:s text:c="9"/>t=head;</text:p>
      <text:p text:style-name="P22"/>
      <text:p text:style-name="P22"><text:s text:c="9"/>if(t-&gt;next==NULL)</text:p>
      <text:p text:style-name="P22"><text:s text:c="9"/>{</text:p>
      <text:p text:style-name="P22"><text:s text:c="13"/>head=NULL;</text:p>
      <text:p text:style-name="P22"><text:s text:c="13"/>cout&lt;&lt;"\n element deleted:"&lt;&lt;t-&gt;data;</text:p>
      <text:p text:style-name="P22"><text:s text:c="13"/>delete t;</text:p>
      <text:p text:style-name="P22"><text:s text:c="9"/>}</text:p>
      <text:p text:style-name="P22"/>
      <text:p text:style-name="P22"><text:s text:c="9"/>else</text:p>
      <text:p text:style-name="P22"><text:s text:c="9"/>{</text:p>
      <text:p text:style-name="P22"><text:s text:c="13"/>temp=head;</text:p>
      <text:p text:style-name="P22"><text:s text:c="13"/>head=temp-&gt;next;</text:p>
      <text:p text:style-name="P22"><text:s text:c="13"/>cout&lt;&lt;"\n element deleted:"&lt;&lt;temp-&gt;data;</text:p>
      <text:p text:style-name="P22"><text:s text:c="13"/>delete temp;</text:p>
      <text:p text:style-name="P22"><text:s text:c="9"/>}</text:p>
      <text:p text:style-name="P22"/>
      <text:p text:style-name="P22"><text:s text:c="5"/>}</text:p>
      <text:p text:style-name="P22"/>
      <text:p text:style-name="P22"><text:s/>}</text:p>
      <text:p text:style-name="P22"/>
      <text:p text:style-name="P22"><text:s/>void remove_last()</text:p>
      <text:p text:style-name="P22"><text:s/>{</text:p>
      <text:p text:style-name="P22"><text:s text:c="4"/>if(head==NULL)</text:p>
      <text:p text:style-name="P22"><text:s text:c="4"/>cout&lt;&lt;"\n empty list!!!deletions not possible!!!\n";</text:p>
      <text:p text:style-name="P22"/>
      <text:p text:style-name="P22"><text:s text:c="4"/>else</text:p>
      <text:p text:style-name="P22"><text:s text:c="4"/>{</text:p>
      <text:p text:style-name="P22"><text:s text:c="8"/>t=head;</text:p>
      <text:p text:style-name="P22"><text:soft-page-break/></text:p>
      <text:p text:style-name="P22"><text:s text:c="13"/>while(t-&gt;next!=NULL)</text:p>
      <text:p text:style-name="P22"><text:s text:c="13"/>{ <text:s text:c="2"/>temp=t;</text:p>
      <text:p text:style-name="P22"><text:s text:c="17"/>t=t-&gt;next;</text:p>
      <text:p text:style-name="P22"><text:s text:c="13"/>}</text:p>
      <text:p text:style-name="P22"/>
      <text:p text:style-name="P22"><text:s text:c="7"/>temp-&gt;next=NULL;</text:p>
      <text:p text:style-name="P22"/>
      <text:p text:style-name="P22"><text:s text:c="7"/>cout&lt;&lt;"\n element deleted:"&lt;&lt;t-&gt;data;</text:p>
      <text:p text:style-name="P22"/>
      <text:p text:style-name="P22"><text:s text:c="7"/>delete t;</text:p>
      <text:p text:style-name="P22"/>
      <text:p text:style-name="P22"><text:s text:c="4"/>}</text:p>
      <text:p text:style-name="P22"><text:s/>}</text:p>
      <text:p text:style-name="P22"/>
      <text:p text:style-name="P22"><text:s/>void remove_n(int n)</text:p>
      <text:p text:style-name="P22"><text:s/>{</text:p>
      <text:p text:style-name="P22"><text:s text:c="4"/>if(n==1)</text:p>
      <text:p text:style-name="P22"><text:s text:c="4"/>remove_first();</text:p>
      <text:p text:style-name="P22"/>
      <text:p text:style-name="P22"><text:s text:c="4"/>else</text:p>
      <text:p text:style-name="P22"><text:s text:c="5"/>{</text:p>
      <text:p text:style-name="P22"><text:s text:c="9"/>size=find_size();</text:p>
      <text:p text:style-name="P22"/>
      <text:p text:style-name="P22"><text:s text:c="9"/>if(n&lt;=size)</text:p>
      <text:p text:style-name="P22"><text:s text:c="9"/>{</text:p>
      <text:p text:style-name="P22"><text:s text:c="13"/>if(n==size)</text:p>
      <text:p text:style-name="P22"><text:s text:c="13"/>remove_last();</text:p>
      <text:p text:style-name="P22"/>
      <text:p text:style-name="P22"><text:s text:c="13"/>else</text:p>
      <text:p text:style-name="P22"><text:s text:c="13"/>{</text:p>
      <text:p text:style-name="P22"><text:s text:c="17"/>t=head;</text:p>
      <text:p text:style-name="P22"/>
      <text:p text:style-name="P22"><text:s text:c="17"/>for(int i=1;i&lt;(n-1);i++)</text:p>
      <text:p text:style-name="P22"><text:s text:c="17"/>{</text:p>
      <text:p text:style-name="P22"><text:s text:c="20"/>t=t-&gt;next;</text:p>
      <text:p text:style-name="P22"><text:s text:c="17"/>}</text:p>
      <text:p text:style-name="P22"/>
      <text:p text:style-name="P22"><text:s text:c="17"/>temp=t-&gt;next;</text:p>
      <text:p text:style-name="P22"><text:s text:c="17"/>t-&gt;next=temp-&gt;next;</text:p>
      <text:p text:style-name="P22"/>
      <text:p text:style-name="P22"><text:s text:c="16"/>cout&lt;&lt;"\n element deleted is"&lt;&lt;temp-&gt;data;</text:p>
      <text:p text:style-name="P22"><text:s text:c="16"/>delete temp;</text:p>
      <text:p text:style-name="P22"/>
      <text:p text:style-name="P22"><text:s text:c="13"/>}</text:p>
      <text:p text:style-name="P22"><text:s text:c="9"/>}</text:p>
      <text:p text:style-name="P22"/>
      <text:p text:style-name="P22"><text:s text:c="5"/>}</text:p>
      <text:p text:style-name="P22"><text:s/>}</text:p>
      <text:p text:style-name="P22"/>
      <text:p text:style-name="P22"/>
      <text:p text:style-name="P22"><text:s/>void display()</text:p>
      <text:p text:style-name="P22"><text:s/>{</text:p>
      <text:p text:style-name="P22"><text:s text:c="5"/>t=head;</text:p>
      <text:p text:style-name="P22"/>
      <text:p text:style-name="P22"><text:soft-page-break/><text:s text:c="5"/>while(t!=NULL)</text:p>
      <text:p text:style-name="P22"><text:s text:c="5"/>{</text:p>
      <text:p text:style-name="P22"><text:s text:c="9"/>cout&lt;&lt;t-&gt;data&lt;&lt;"--&gt;";</text:p>
      <text:p text:style-name="P22"/>
      <text:p text:style-name="P22"><text:s text:c="9"/>t=t-&gt;next;</text:p>
      <text:p text:style-name="P22"><text:s text:c="5"/>}</text:p>
      <text:p text:style-name="P22"/>
      <text:p text:style-name="P22"><text:s/>}</text:p>
      <text:p text:style-name="P22"/>
      <text:p text:style-name="P22"><text:s/>void display_n(int n)</text:p>
      <text:p text:style-name="P22"><text:s/>{</text:p>
      <text:p text:style-name="P22"><text:s text:c="4"/>int a,s=1;</text:p>
      <text:p text:style-name="P22"/>
      <text:p text:style-name="P22"><text:s text:c="4"/>a=find_size();</text:p>
      <text:p text:style-name="P22"/>
      <text:p text:style-name="P22"><text:s text:c="4"/>if(n&gt;a)</text:p>
      <text:p text:style-name="P22"><text:s text:c="4"/>cout&lt;&lt;"\n invalid entry!";</text:p>
      <text:p text:style-name="P22"/>
      <text:p text:style-name="P22"><text:s text:c="4"/>else</text:p>
      <text:p text:style-name="P22"><text:s text:c="4"/>{</text:p>
      <text:p text:style-name="P22"><text:s text:c="4"/>if(a==0)</text:p>
      <text:p text:style-name="P22"/>
      <text:p text:style-name="P22"><text:s text:c="6"/>cout&lt;&lt;"\nempty node!";</text:p>
      <text:p text:style-name="P22"/>
      <text:p text:style-name="P22"><text:s text:c="4"/>else</text:p>
      <text:p text:style-name="P22"><text:s text:c="5"/>{ <text:s/>t=head;</text:p>
      <text:p text:style-name="P22"/>
      <text:p text:style-name="P22"><text:s text:c="8"/>if(s==n)</text:p>
      <text:p text:style-name="P22"><text:s text:c="8"/>{</text:p>
      <text:p text:style-name="P22"><text:s text:c="11"/>cout&lt;&lt;"\n the required element is:"&lt;&lt;t-&gt;data;</text:p>
      <text:p text:style-name="P22"><text:s text:c="8"/>}</text:p>
      <text:p text:style-name="P22"/>
      <text:p text:style-name="P22"><text:s text:c="8"/>else</text:p>
      <text:p text:style-name="P22"><text:s text:c="8"/>{</text:p>
      <text:p text:style-name="P22"/>
      <text:p text:style-name="P22"><text:s text:c="10"/>while(s!=n)</text:p>
      <text:p text:style-name="P22"><text:s text:c="10"/>{</text:p>
      <text:p text:style-name="P22"><text:s text:c="12"/>t=t-&gt;next;</text:p>
      <text:p text:style-name="P22"><text:s text:c="12"/>s++;</text:p>
      <text:p text:style-name="P22"><text:s text:c="10"/>}</text:p>
      <text:p text:style-name="P22"><text:s text:c="12"/>cout&lt;&lt;"\n the required element is:"&lt;&lt;t-&gt;data;</text:p>
      <text:p text:style-name="P22"><text:s text:c="10"/>}</text:p>
      <text:p text:style-name="P22"><text:s text:c="7"/>}</text:p>
      <text:p text:style-name="P22"><text:s text:c="4"/>}</text:p>
      <text:p text:style-name="P22"><text:s/>}</text:p>
      <text:p text:style-name="P22"/>
      <text:p text:style-name="P22">void search_node(int n)</text:p>
      <text:p text:style-name="P22">{</text:p>
      <text:p text:style-name="P22"><text:s text:c="4"/>int s=0,p=-1;</text:p>
      <text:p text:style-name="P22"/>
      <text:p text:style-name="P22"><text:s text:c="4"/>t=head;</text:p>
      <text:p text:style-name="P22"/>
      <text:p text:style-name="P22"><text:s text:c="4"/>while(t!=NULL)</text:p>
      <text:p text:style-name="P22"><text:s text:c="4"/>{</text:p>
      <text:p text:style-name="P22"><text:s text:c="6"/>if(t-&gt;data==n)</text:p>
      <text:p text:style-name="P22"><text:soft-page-break/><text:s text:c="6"/>{</text:p>
      <text:p text:style-name="P22"><text:s text:c="9"/>p=s+1;</text:p>
      <text:p text:style-name="P22"><text:s text:c="6"/>}</text:p>
      <text:p text:style-name="P22"/>
      <text:p text:style-name="P22"><text:s text:c="6"/>t=t-&gt;next;</text:p>
      <text:p text:style-name="P22"><text:s text:c="6"/>s++;</text:p>
      <text:p text:style-name="P22"><text:s text:c="4"/>}</text:p>
      <text:p text:style-name="P22"><text:s text:c="10"/>if(p==-1)</text:p>
      <text:p text:style-name="P22"><text:s text:c="11"/>cout&lt;&lt;"\n element not found!";</text:p>
      <text:p text:style-name="P22"/>
      <text:p text:style-name="P22"><text:s text:c="10"/>else</text:p>
      <text:p text:style-name="P22"><text:s text:c="12"/>cout&lt;&lt;"\n element found at "&lt;&lt;p&lt;&lt;"th position! \n";</text:p>
      <text:p text:style-name="P22">}</text:p>
      <text:p text:style-name="P22"/>
      <text:p text:style-name="P22"><text:s/>int find_size()</text:p>
      <text:p text:style-name="P22"><text:s/>{</text:p>
      <text:p text:style-name="P22"><text:s text:c="5"/>int s=0;</text:p>
      <text:p text:style-name="P22"/>
      <text:p text:style-name="P22"><text:s text:c="5"/>if(head==NULL)</text:p>
      <text:p text:style-name="P22"><text:s text:c="5"/>{</text:p>
      <text:p text:style-name="P22"><text:s text:c="7"/>return 0;</text:p>
      <text:p text:style-name="P22"><text:s text:c="5"/>}</text:p>
      <text:p text:style-name="P22"/>
      <text:p text:style-name="P22"><text:s text:c="5"/>else</text:p>
      <text:p text:style-name="P22"><text:s text:c="5"/>{</text:p>
      <text:p text:style-name="P22"><text:s text:c="5"/>t=head;</text:p>
      <text:p text:style-name="P22"/>
      <text:p text:style-name="P22"><text:s text:c="5"/>while(t!=NULL)</text:p>
      <text:p text:style-name="P22"><text:s text:c="5"/>{</text:p>
      <text:p text:style-name="P22"><text:s text:c="9"/>s++;</text:p>
      <text:p text:style-name="P22"><text:s text:c="9"/>t=t-&gt;next;</text:p>
      <text:p text:style-name="P22"><text:s text:c="5"/>}</text:p>
      <text:p text:style-name="P22"/>
      <text:p text:style-name="P22"><text:s text:c="4"/>return s;</text:p>
      <text:p text:style-name="P22"><text:s text:c="4"/>}</text:p>
      <text:p text:style-name="P22"><text:s/>}</text:p>
      <text:p text:style-name="P22"/>
      <text:p text:style-name="P22">};</text:p>
      <text:p text:style-name="P22"/>
      <text:p text:style-name="P22">main()</text:p>
      <text:p text:style-name="P22">{</text:p>
      <text:p text:style-name="P22"><text:s text:c="4"/>int flag=1,n;</text:p>
      <text:p text:style-name="P22"><text:s text:c="4"/>char ch,x;</text:p>
      <text:p text:style-name="P22"><text:s text:c="4"/>list l;</text:p>
      <text:p text:style-name="P22"/>
      <text:p text:style-name="P22"><text:s text:c="4"/>do{</text:p>
      <text:p text:style-name="P22"/>
      <text:p text:style-name="P22"><text:s text:c="4"/>cout&lt;&lt;"\n choose an operation u want to make in the list:\n";</text:p>
      <text:p text:style-name="P22"><text:s text:c="4"/>cout&lt;&lt;"a. insert in the beginning.\n"</text:p>
      <text:p text:style-name="P22"><text:s text:c="8"/>&lt;&lt;"b. insert in the last. \n"</text:p>
      <text:p text:style-name="P22"><text:s text:c="8"/>&lt;&lt;"c. insert in the nth position. \n"</text:p>
      <text:p text:style-name="P22"><text:s text:c="8"/>&lt;&lt;"d. remove from first position. \n"</text:p>
      <text:p text:style-name="P22"><text:s text:c="8"/>&lt;&lt;"e. remove from last position. \n"</text:p>
      <text:p text:style-name="P22"><text:s text:c="8"/>&lt;&lt;"f. remove from nth position. \n"</text:p>
      <text:p text:style-name="P22"><text:s text:c="8"/>&lt;&lt;"g. Find the number of elements <text:s/>\n"</text:p>
      <text:p text:style-name="P22"><text:soft-page-break/><text:s text:c="8"/>&lt;&lt;"h. Search for a node \n"</text:p>
      <text:p text:style-name="P22"><text:s text:c="8"/>&lt;&lt;"i. Display the list \n"</text:p>
      <text:p text:style-name="P22"><text:s text:c="8"/>&lt;&lt;"j. Display the 'nth' node \n";</text:p>
      <text:p text:style-name="P22"/>
      <text:p text:style-name="P22"><text:s text:c="8"/>cin&gt;&gt;ch;</text:p>
      <text:p text:style-name="P22"/>
      <text:p text:style-name="P22"><text:s text:c="8"/>switch(ch)</text:p>
      <text:p text:style-name="P22"><text:s text:c="8"/>{</text:p>
      <text:p text:style-name="P22"><text:s text:c="12"/>case 'a':l.insert_beg();</text:p>
      <text:p text:style-name="P22"><text:s text:c="21"/>l.display();</text:p>
      <text:p text:style-name="P22"><text:s text:c="21"/>break;</text:p>
      <text:p text:style-name="P22"/>
      <text:p text:style-name="P22"><text:s text:c="12"/>case 'b':l.insert_last();</text:p>
      <text:p text:style-name="P22"><text:s text:c="21"/>l.display();</text:p>
      <text:p text:style-name="P22"><text:s text:c="21"/>break;</text:p>
      <text:p text:style-name="P22"/>
      <text:p text:style-name="P22"><text:s text:c="12"/>case 'c':cout&lt;&lt;"\nenter n:";</text:p>
      <text:p text:style-name="P22"><text:s text:c="21"/>cin&gt;&gt;n;</text:p>
      <text:p text:style-name="P22"><text:s text:c="21"/>l.insert_n(n);</text:p>
      <text:p text:style-name="P22"><text:s text:c="21"/>l.display();</text:p>
      <text:p text:style-name="P22"><text:s text:c="21"/>break;</text:p>
      <text:p text:style-name="P22"/>
      <text:p text:style-name="P22"><text:s text:c="12"/>case 'd':l.remove_first();</text:p>
      <text:p text:style-name="P22"><text:s text:c="22"/>break;</text:p>
      <text:p text:style-name="P22"/>
      <text:p text:style-name="P22"><text:s text:c="12"/>case 'e':l.remove_last();</text:p>
      <text:p text:style-name="P22"><text:s text:c="22"/>break;</text:p>
      <text:p text:style-name="P22"/>
      <text:p text:style-name="P22"><text:s text:c="12"/>case 'f': cout&lt;&lt;"\nenter n:";</text:p>
      <text:p text:style-name="P22"><text:s text:c="21"/>cin&gt;&gt;n;</text:p>
      <text:p text:style-name="P22"><text:s text:c="22"/>l.remove_n(n);</text:p>
      <text:p text:style-name="P22"><text:s text:c="22"/>break;</text:p>
      <text:p text:style-name="P22"/>
      <text:p text:style-name="P22"><text:s text:c="12"/>case 'g':int s;</text:p>
      <text:p text:style-name="P22"><text:s text:c="21"/>s=l.find_size();</text:p>
      <text:p text:style-name="P22"><text:s text:c="21"/>cout&lt;&lt;"\nsize of the list is:"&lt;&lt;s;</text:p>
      <text:p text:style-name="P22"><text:s text:c="22"/>break;</text:p>
      <text:p text:style-name="P22"/>
      <text:p text:style-name="P22"><text:s text:c="12"/>case 'h': cout&lt;&lt;"\nenter the node to be searched for:";</text:p>
      <text:p text:style-name="P22"><text:s text:c="22"/>cin&gt;&gt;n;</text:p>
      <text:p text:style-name="P22"><text:s text:c="22"/>l.search_node(n);</text:p>
      <text:p text:style-name="P22"><text:s text:c="22"/>break;</text:p>
      <text:p text:style-name="P22"/>
      <text:p text:style-name="P22"><text:s text:c="12"/>case 'i':cout&lt;&lt;"\nthe list is:";</text:p>
      <text:p text:style-name="P22"><text:s text:c="21"/>l.display();</text:p>
      <text:p text:style-name="P22"><text:s text:c="22"/>break;</text:p>
      <text:p text:style-name="P22"/>
      <text:p text:style-name="P22"><text:s text:c="12"/>case 'j':cout&lt;&lt;"\nenter the nth position:";</text:p>
      <text:p text:style-name="P22"><text:s text:c="21"/>cin&gt;&gt;n;</text:p>
      <text:p text:style-name="P22"><text:s text:c="21"/>l.display_n(n);</text:p>
      <text:p text:style-name="P22"><text:s text:c="21"/>break;</text:p>
      <text:p text:style-name="P22"/>
      <text:p text:style-name="P22"><text:s text:c="12"/>default: <text:s/>cout&lt;&lt;"given operation not possible!";</text:p>
      <text:p text:style-name="P22"><text:s text:c="20"/>break;</text:p>
      <text:p text:style-name="P22"><text:s text:c="9"/>}</text:p>
      <text:p text:style-name="P22"><text:soft-page-break/></text:p>
      <text:p text:style-name="P22"><text:s text:c="9"/>cout&lt;&lt;"\ndo you want to do any more operations(y/n)?";</text:p>
      <text:p text:style-name="P22"><text:s text:c="9"/>cin&gt;&gt;x;</text:p>
      <text:p text:style-name="P22"/>
      <text:p text:style-name="P22"><text:s text:c="9"/>if(x=='n')</text:p>
      <text:p text:style-name="P22"><text:s text:c="9"/>flag=0;</text:p>
      <text:p text:style-name="P22"/>
      <text:p text:style-name="P22"><text:s text:c="3"/>}while(flag==1);</text:p>
      <text:p text:style-name="P22"/>
      <text:p text:style-name="P22"><text:s text:c="4"/>return 0;</text:p>
      <text:p text:style-name="P22"/>
      <text:p text:style-name="P22">}</text:p>
      <text:p text:style-name="P10"/>
      <text:p text:style-name="P8"/>
      <text:p text:style-name="P8"><text:s text:c="3"/>TESTING:</text:p>
      <text:p text:style-name="P8"/>
      <text:p text:style-name="P22"><text:s/>choose an operation u want to make in the list: </text:p>
      <text:p text:style-name="P22">a. insert in the beginning. </text:p>
      <text:p text:style-name="P22">b. insert in the last. </text:p>
      <text:p text:style-name="P22">c. insert in the nth position. </text:p>
      <text:p text:style-name="P22">d. remove from first position. </text:p>
      <text:p text:style-name="P22">e. remove from last position. </text:p>
      <text:p text:style-name="P22">f. remove from nth position. </text:p>
      <text:p text:style-name="P22">g. Find the number of elements <text:s/></text:p>
      <text:p text:style-name="P22">h. Search for a node </text:p>
      <text:p text:style-name="P22">i. Display the list </text:p>
      <text:p text:style-name="P22">j. Display the 'nth' node </text:p>
      <text:p text:style-name="P22">a </text:p>
      <text:p text:style-name="P22"/>
      <text:p text:style-name="P22">enter the element:3 </text:p>
      <text:p text:style-name="P22">3--&gt; </text:p>
      <text:p text:style-name="P22">do you want to do any more operations(y/n)?y </text:p>
      <text:p text:style-name="P22"/>
      <text:p text:style-name="P22"><text:s/>choose an operation u want to make in the list: </text:p>
      <text:p text:style-name="P22">a. insert in the beginning. </text:p>
      <text:p text:style-name="P22">b. insert in the last. </text:p>
      <text:p text:style-name="P22">c. insert in the nth position. </text:p>
      <text:p text:style-name="P22">d. remove from first position. </text:p>
      <text:p text:style-name="P22">e. remove from last position. </text:p>
      <text:p text:style-name="P22">f. remove from nth position. </text:p>
      <text:p text:style-name="P22">g. Find the number of elements <text:s/></text:p>
      <text:p text:style-name="P22">h. Search for a node </text:p>
      <text:p text:style-name="P22">i. Display the list </text:p>
      <text:p text:style-name="P22">j. Display the 'nth' node </text:p>
      <text:p text:style-name="P22">b </text:p>
      <text:p text:style-name="P22"/>
      <text:p text:style-name="P22">enter the element:2 </text:p>
      <text:p text:style-name="P22">3--&gt;2--&gt; </text:p>
      <text:p text:style-name="P22">do you want to do any more operations(y/n)?y </text:p>
      <text:p text:style-name="P22"/>
      <text:p text:style-name="P22"><text:s/>choose an operation u want to make in the list: </text:p>
      <text:p text:style-name="P22">a. insert in the beginning. </text:p>
      <text:p text:style-name="P22">b. insert in the last. </text:p>
      <text:p text:style-name="P22">c. insert in the nth position. </text:p>
      <text:p text:style-name="P22"><text:soft-page-break/>d. remove from first position. </text:p>
      <text:p text:style-name="P22">e. remove from last position. </text:p>
      <text:p text:style-name="P22">f. remove from nth position. </text:p>
      <text:p text:style-name="P22">g. Find the number of elements <text:s/></text:p>
      <text:p text:style-name="P22">h. Search for a node </text:p>
      <text:p text:style-name="P22">i. Display the list </text:p>
      <text:p text:style-name="P22">j. Display the 'nth' node </text:p>
      <text:p text:style-name="P22">c </text:p>
      <text:p text:style-name="P22"/>
      <text:p text:style-name="P22">enter n:1 </text:p>
      <text:p text:style-name="P22"/>
      <text:p text:style-name="P22">enter the element:23 </text:p>
      <text:p text:style-name="P22">23--&gt;3--&gt;2--&gt; </text:p>
      <text:p text:style-name="P22">do you want to do any more operations(y/n)?y </text:p>
      <text:p text:style-name="P22"/>
      <text:p text:style-name="P22"><text:s/>choose an operation u want to make in the list: </text:p>
      <text:p text:style-name="P22">a. insert in the beginning. </text:p>
      <text:p text:style-name="P22">b. insert in the last. </text:p>
      <text:p text:style-name="P22">c. insert in the nth position. </text:p>
      <text:p text:style-name="P22">d. remove from first position. </text:p>
      <text:p text:style-name="P22">e. remove from last position. </text:p>
      <text:p text:style-name="P22">f. remove from nth position. </text:p>
      <text:p text:style-name="P22">g. Find the number of elements <text:s/></text:p>
      <text:p text:style-name="P22">h. Search for a node </text:p>
      <text:p text:style-name="P22">i. Display the list </text:p>
      <text:p text:style-name="P22">j. Display the 'nth' node </text:p>
      <text:p text:style-name="P22">d </text:p>
      <text:p text:style-name="P22"/>
      <text:p text:style-name="P22"><text:s/>element deleted:23 </text:p>
      <text:p text:style-name="P22">do you want to do any more operations(y/n)?y </text:p>
      <text:p text:style-name="P22"/>
      <text:p text:style-name="P22"><text:s/>choose an operation u want to make in the list: </text:p>
      <text:p text:style-name="P22">a. insert in the beginning. </text:p>
      <text:p text:style-name="P22">b. insert in the last. </text:p>
      <text:p text:style-name="P22">c. insert in the nth position. </text:p>
      <text:p text:style-name="P22">d. remove from first position. </text:p>
      <text:p text:style-name="P22">e. remove from last position. </text:p>
      <text:p text:style-name="P22">f. remove from nth position. </text:p>
      <text:p text:style-name="P22">g. Find the number of elements <text:s/></text:p>
      <text:p text:style-name="P22">h. Search for a node </text:p>
      <text:p text:style-name="P22">i. Display the list </text:p>
      <text:p text:style-name="P22">j. Display the 'nth' node </text:p>
      <text:p text:style-name="P22">e </text:p>
      <text:p text:style-name="P22"/>
      <text:p text:style-name="P22"><text:s/>element deleted:2 </text:p>
      <text:p text:style-name="P22">do you want to do any more operations(y/n)?y </text:p>
      <text:p text:style-name="P22"/>
      <text:p text:style-name="P22"><text:s/>choose an operation u want to make in the list: </text:p>
      <text:p text:style-name="P22">a. insert in the beginning. </text:p>
      <text:p text:style-name="P22">b. insert in the last. </text:p>
      <text:p text:style-name="P22">c. insert in the nth position. </text:p>
      <text:p text:style-name="P22">d. remove from first position. </text:p>
      <text:p text:style-name="P22">e. remove from last position. </text:p>
      <text:p text:style-name="P22">f. remove from nth position. </text:p>
      <text:p text:style-name="P22">g. Find the number of elements <text:s/></text:p>
      <text:p text:style-name="P22"><text:soft-page-break/>h. Search for a node </text:p>
      <text:p text:style-name="P22">i. Display the list </text:p>
      <text:p text:style-name="P22">j. Display the 'nth' node </text:p>
      <text:p text:style-name="P22">a </text:p>
      <text:p text:style-name="P22"/>
      <text:p text:style-name="P22">enter the element:44 </text:p>
      <text:p text:style-name="P22">44--&gt;3--&gt; </text:p>
      <text:p text:style-name="P22">do you want to do any more operations(y/n)?y </text:p>
      <text:p text:style-name="P22"/>
      <text:p text:style-name="P22"><text:s/>choose an operation u want to make in the list: </text:p>
      <text:p text:style-name="P22">a. insert in the beginning. </text:p>
      <text:p text:style-name="P22">b. insert in the last. </text:p>
      <text:p text:style-name="P22">c. insert in the nth position. </text:p>
      <text:p text:style-name="P22">d. remove from first position. </text:p>
      <text:p text:style-name="P22">e. remove from last position. </text:p>
      <text:p text:style-name="P22">f. remove from nth position. </text:p>
      <text:p text:style-name="P22">g. Find the number of elements <text:s/></text:p>
      <text:p text:style-name="P22">h. Search for a node </text:p>
      <text:p text:style-name="P22">i. Display the list </text:p>
      <text:p text:style-name="P22">j. Display the 'nth' node </text:p>
      <text:p text:style-name="P22">c </text:p>
      <text:p text:style-name="P22"/>
      <text:p text:style-name="P22">enter n:2 </text:p>
      <text:p text:style-name="P22"/>
      <text:p text:style-name="P22">enter the element:23 </text:p>
      <text:p text:style-name="P22">44--&gt;23--&gt;3--&gt; </text:p>
      <text:p text:style-name="P22">do you want to do any more operations(y/n)?y </text:p>
      <text:p text:style-name="P22"/>
      <text:p text:style-name="P22"><text:s/>choose an operation u want to make in the list: </text:p>
      <text:p text:style-name="P22">a. insert in the beginning. </text:p>
      <text:p text:style-name="P22">b. insert in the last. </text:p>
      <text:p text:style-name="P22">c. insert in the nth position. </text:p>
      <text:p text:style-name="P22">d. remove from first position. </text:p>
      <text:p text:style-name="P22">e. remove from last position. </text:p>
      <text:p text:style-name="P22">f. remove from nth position. </text:p>
      <text:p text:style-name="P22">g. Find the number of elements <text:s/></text:p>
      <text:p text:style-name="P22">h. Search for a node </text:p>
      <text:p text:style-name="P22">i. Display the list </text:p>
      <text:p text:style-name="P22">j. Display the 'nth' node </text:p>
      <text:p text:style-name="P22">e </text:p>
      <text:p text:style-name="P22"/>
      <text:p text:style-name="P22"><text:s/>element deleted:3 </text:p>
      <text:p text:style-name="P22">do you want to do any more operations(y/n)?y </text:p>
      <text:p text:style-name="P22"/>
      <text:p text:style-name="P22"><text:s/>choose an operation u want to make in the list: </text:p>
      <text:p text:style-name="P22">a. insert in the beginning. </text:p>
      <text:p text:style-name="P22">b. insert in the last. </text:p>
      <text:p text:style-name="P22">c. insert in the nth position. </text:p>
      <text:p text:style-name="P22">d. remove from first position. </text:p>
      <text:p text:style-name="P22">e. remove from last position. </text:p>
      <text:p text:style-name="P22">f. remove from nth position. </text:p>
      <text:p text:style-name="P22">g. Find the number of elements <text:s/></text:p>
      <text:p text:style-name="P22">h. Search for a node </text:p>
      <text:p text:style-name="P22">i. Display the list </text:p>
      <text:p text:style-name="P22">j. Display the 'nth' node </text:p>
      <text:p text:style-name="P22"><text:soft-page-break/>f </text:p>
      <text:p text:style-name="P22"/>
      <text:p text:style-name="P22">enter n:1 </text:p>
      <text:p text:style-name="P22"/>
      <text:p text:style-name="P22"><text:s/>element deleted:44 </text:p>
      <text:p text:style-name="P22">do you want to do any more operations(y/n)?y </text:p>
      <text:p text:style-name="P22"/>
      <text:p text:style-name="P22"><text:s/>choose an operation u want to make in the list: </text:p>
      <text:p text:style-name="P22">a. insert in the beginning. </text:p>
      <text:p text:style-name="P22">b. insert in the last. </text:p>
      <text:p text:style-name="P22">c. insert in the nth position. </text:p>
      <text:p text:style-name="P22">d. remove from first position. </text:p>
      <text:p text:style-name="P22">e. remove from last position. </text:p>
      <text:p text:style-name="P22">f. remove from nth position. </text:p>
      <text:p text:style-name="P22">g. Find the number of elements <text:s/></text:p>
      <text:p text:style-name="P22">h. Search for a node </text:p>
      <text:p text:style-name="P22">i. Display the list </text:p>
      <text:p text:style-name="P22">j. Display the 'nth' node </text:p>
      <text:p text:style-name="P22">c </text:p>
      <text:p text:style-name="P22"/>
      <text:p text:style-name="P22">enter n:1 </text:p>
      <text:p text:style-name="P22"/>
      <text:p text:style-name="P22">enter the element:234 </text:p>
      <text:p text:style-name="P22">234--&gt;23--&gt; </text:p>
      <text:p text:style-name="P22">do you want to do any more operations(y/n)?y </text:p>
      <text:p text:style-name="P22"/>
      <text:p text:style-name="P22"><text:s/>choose an operation u want to make in the list: </text:p>
      <text:p text:style-name="P22">a. insert in the beginning. </text:p>
      <text:p text:style-name="P22">b. insert in the last. </text:p>
      <text:p text:style-name="P22">c. insert in the nth position. </text:p>
      <text:p text:style-name="P22">d. remove from first position. </text:p>
      <text:p text:style-name="P22">e. remove from last position. </text:p>
      <text:p text:style-name="P22">f. remove from nth position. </text:p>
      <text:p text:style-name="P22">g. Find the number of elements <text:s/></text:p>
      <text:p text:style-name="P22">h. Search for a node </text:p>
      <text:p text:style-name="P22">i. Display the list </text:p>
      <text:p text:style-name="P22">j. Display the 'nth' node </text:p>
      <text:p text:style-name="P22">f </text:p>
      <text:p text:style-name="P22"/>
      <text:p text:style-name="P22">enter n:2 </text:p>
      <text:p text:style-name="P22"/>
      <text:p text:style-name="P22"><text:s/>element deleted:23 </text:p>
      <text:p text:style-name="P22">do you want to do any more operations(y/n)?y </text:p>
      <text:p text:style-name="P22"/>
      <text:p text:style-name="P22"><text:s/>choose an operation u want to make in the list: </text:p>
      <text:p text:style-name="P22">a. insert in the beginning. </text:p>
      <text:p text:style-name="P22">b. insert in the last. </text:p>
      <text:p text:style-name="P22">c. insert in the nth position. </text:p>
      <text:p text:style-name="P22">d. remove from first position. </text:p>
      <text:p text:style-name="P22">e. remove from last position. </text:p>
      <text:p text:style-name="P22">f. remove from nth position. </text:p>
      <text:p text:style-name="P22">g. Find the number of elements <text:s/></text:p>
      <text:p text:style-name="P22">h. Search for a node </text:p>
      <text:p text:style-name="P22">i. Display the list </text:p>
      <text:p text:style-name="P22">j. Display the 'nth' node </text:p>
      <text:p text:style-name="P22"><text:soft-page-break/>g </text:p>
      <text:p text:style-name="P22"/>
      <text:p text:style-name="P22">size of the list is:1 </text:p>
      <text:p text:style-name="P22">do you want to do any more operations(y/n)?y </text:p>
      <text:p text:style-name="P22"/>
      <text:p text:style-name="P22"><text:s/>choose an operation u want to make in the list: </text:p>
      <text:p text:style-name="P22">a. insert in the beginning. </text:p>
      <text:p text:style-name="P22">b. insert in the last. </text:p>
      <text:p text:style-name="P22">c. insert in the nth position. </text:p>
      <text:p text:style-name="P22">d. remove from first position. </text:p>
      <text:p text:style-name="P22">e. remove from last position. </text:p>
      <text:p text:style-name="P22">f. remove from nth position. </text:p>
      <text:p text:style-name="P22">g. Find the number of elements <text:s/></text:p>
      <text:p text:style-name="P22">h. Search for a node </text:p>
      <text:p text:style-name="P22">i. Display the list </text:p>
      <text:p text:style-name="P22">j. Display the 'nth' node </text:p>
      <text:p text:style-name="P22">h </text:p>
      <text:p text:style-name="P22"/>
      <text:p text:style-name="P22">enter the node to be searched for:7 </text:p>
      <text:p text:style-name="P22"/>
      <text:p text:style-name="P22"><text:s/>element not found! </text:p>
      <text:p text:style-name="P22">do you want to do any more operations(y/n)?y </text:p>
      <text:p text:style-name="P22"/>
      <text:p text:style-name="P22"><text:s/>choose an operation u want to make in the list: </text:p>
      <text:p text:style-name="P22">a. insert in the beginning. </text:p>
      <text:p text:style-name="P22">b. insert in the last. </text:p>
      <text:p text:style-name="P22">c. insert in the nth position. </text:p>
      <text:p text:style-name="P22">d. remove from first position. </text:p>
      <text:p text:style-name="P22">e. remove from last position. </text:p>
      <text:p text:style-name="P22">f. remove from nth position. </text:p>
      <text:p text:style-name="P22">g. Find the number of elements <text:s/></text:p>
      <text:p text:style-name="P22">h. Search for a node </text:p>
      <text:p text:style-name="P22">i. Display the list </text:p>
      <text:p text:style-name="P22">j. Display the 'nth' node </text:p>
      <text:p text:style-name="P22">i </text:p>
      <text:p text:style-name="P22"/>
      <text:p text:style-name="P22">the list is:234--&gt; </text:p>
      <text:p text:style-name="P22">do you want to do any more operations(y/n)?y </text:p>
      <text:p text:style-name="P22"/>
      <text:p text:style-name="P22"><text:s/>choose an operation u want to make in the list: </text:p>
      <text:p text:style-name="P22">a. insert in the beginning. </text:p>
      <text:p text:style-name="P22">b. insert in the last. </text:p>
      <text:p text:style-name="P22">c. insert in the nth position. </text:p>
      <text:p text:style-name="P22">d. remove from first position. </text:p>
      <text:p text:style-name="P22">e. remove from last position. </text:p>
      <text:p text:style-name="P22">f. remove from nth position. </text:p>
      <text:p text:style-name="P22">g. Find the number of elements <text:s/></text:p>
      <text:p text:style-name="P22">h. Search for a node </text:p>
      <text:p text:style-name="P22">i. Display the list </text:p>
      <text:p text:style-name="P22">j. Display the 'nth' node </text:p>
      <text:p text:style-name="P22">j </text:p>
      <text:p text:style-name="P22"/>
      <text:p text:style-name="P22">enter the nth position:7 </text:p>
      <text:p text:style-name="P22"/>
      <text:p text:style-name="P22"><text:s/>invalid entry! </text:p>
      <text:p text:style-name="P22"><text:soft-page-break/>do you want to do any more operations(y/n)?y </text:p>
      <text:p text:style-name="P22"/>
      <text:p text:style-name="P22"><text:s/>choose an operation u want to make in the list: </text:p>
      <text:p text:style-name="P22">a. insert in the beginning. </text:p>
      <text:p text:style-name="P22">b. insert in the last. </text:p>
      <text:p text:style-name="P22">c. insert in the nth position. </text:p>
      <text:p text:style-name="P22">d. remove from first position. </text:p>
      <text:p text:style-name="P22">e. remove from last position. </text:p>
      <text:p text:style-name="P22">f. remove from nth position. </text:p>
      <text:p text:style-name="P22">g. Find the number of elements <text:s/></text:p>
      <text:p text:style-name="P22">h. Search for a node </text:p>
      <text:p text:style-name="P22">i. Display the list </text:p>
      <text:p text:style-name="P22">j. Display the 'nth' node </text:p>
      <text:p text:style-name="P22">a </text:p>
      <text:p text:style-name="P22"/>
      <text:p text:style-name="P22">enter the element:23 </text:p>
      <text:p text:style-name="P22">23--&gt;234--&gt; </text:p>
      <text:p text:style-name="P22">do you want to do any more operations(y/n)?y </text:p>
      <text:p text:style-name="P22"/>
      <text:p text:style-name="P22"><text:s/>choose an operation u want to make in the list: </text:p>
      <text:p text:style-name="P22">a. insert in the beginning. </text:p>
      <text:p text:style-name="P22">b. insert in the last. </text:p>
      <text:p text:style-name="P22">c. insert in the nth position. </text:p>
      <text:p text:style-name="P22">d. remove from first position. </text:p>
      <text:p text:style-name="P22">e. remove from last position. </text:p>
      <text:p text:style-name="P22">f. remove from nth position. </text:p>
      <text:p text:style-name="P22">g. Find the number of elements <text:s/></text:p>
      <text:p text:style-name="P22">h. Search for a node </text:p>
      <text:p text:style-name="P22">i. Display the list </text:p>
      <text:p text:style-name="P22">j. Display the 'nth' node </text:p>
      <text:p text:style-name="P22">j</text:p>
      <text:p text:style-name="P22"/>
      <text:p text:style-name="P22">enter the nth position:2 </text:p>
      <text:p text:style-name="P22"/>
      <text:p text:style-name="P22"><text:s/>the required element is:234 </text:p>
      <text:p text:style-name="P22">do you want to do any more operations(y/n)?n </text:p>
      <text:p text:style-name="P22"/>
      <text:p text:style-name="P22">Process returned 0 (0x0) <text:s text:c="2"/>execution time : 144.517 s </text:p>
      <text:p text:style-name="P22">Press ENTER to continue. </text:p>
      <text:p text:style-name="P22"/>
      <text:p text:style-name="P22"/>
      <text:p text:style-name="P16">2) <text:span text:style-name="T1">PROBLEM:</text:span></text:p>
      <text:p text:style-name="P16"><text:s text:c="14"/></text:p>
      <text:p text:style-name="P18"><text:s text:c="7"/><text:span text:style-name="T9">Implement a doubly linked list with following functions:</text:span></text:p>
      <text:p text:style-name="P98"/>
      <text:list xml:id="list1801962331505588032" text:style-name="L11">
        <text:list-item>
          <text:p text:style-name="P99">Insert at beginning</text:p>
          <text:p text:style-name="P99"><text:s/></text:p>
        </text:list-item>
        <text:list-item>
          <text:p text:style-name="P102">Insert at last position</text:p>
        </text:list-item>
        <text:list-item>
          <text:p text:style-name="P102">Insert at position “n”</text:p>
        </text:list-item>
        <text:list-item>
          <text:p text:style-name="P102">Remove first node</text:p>
        </text:list-item>
        <text:list-item>
          <text:p text:style-name="P102">Remove last node</text:p>
        </text:list-item>
        <text:list-item>
          <text:p text:style-name="P104"><text:soft-page-break/><text:span text:style-name="T7">Remove “n”</text:span><text:span text:style-name="T21">th</text:span><text:span text:style-name="T7"> node</text:span></text:p>
        </text:list-item>
        <text:list-item>
          <text:p text:style-name="P102">Find the number of elements </text:p>
        </text:list-item>
        <text:list-item>
          <text:p text:style-name="P102">Search for a node</text:p>
        </text:list-item>
        <text:list-item>
          <text:p text:style-name="P102">Display the list</text:p>
        </text:list-item>
        <text:list-item>
          <text:p text:style-name="P53"><text:span text:style-name="T10"><text:s/></text:span><text:span text:style-name="T9">Display the “n</text:span><text:span text:style-name="T23">th</text:span><text:span text:style-name="T9">” node</text:span></text:p>
        </text:list-item>
      </text:list>
      <text:p text:style-name="P16"/>
      <text:p text:style-name="P59"><text:s text:c="4"/>ALGORITHM:</text:p>
      <text:p text:style-name="P55"/>
      <text:p text:style-name="P47">1. START.</text:p>
      <text:p text:style-name="P47">2. Define a structure node for the nodes of the list with the data members as an integer for storing data and <text:span text:style-name="T34">two</text:span> pointer<text:span text:style-name="T34">s</text:span> for storing the address of the next<text:span text:style-name="T34">and the previous element.</text:span></text:p>
      <text:p text:style-name="P47">3. Define a class for the singly linked list containing the node and the functions for <text:span text:style-name="T34">creating a new node, </text:span>inse<text:span text:style-name="T34">rtion,</text:span> deletion etc. as the members.</text:p>
      <text:p text:style-name="P47">4. Define a head which points to the first node of the list. If the list is empty, head is null.</text:p>
      <text:p text:style-name="P47"><text:s/>5.the member functions are:</text:p>
      <text:p text:style-name="P47"><text:s text:c="9"/>a) insert_beg() : for insertion in the beginning of the list.</text:p>
      <text:list xml:id="list163644489475785" text:continue-list="list1724797046071867956" text:style-name="L1">
        <text:list-item>
          <text:p text:style-name="P41">create a new node using create_node().</text:p>
        </text:list-item>
        <text:list-item>
          <text:p text:style-name="P41">insert data and make it <text:span text:style-name="T34">the front.</text:span></text:p>
        </text:list-item>
        <text:list-item>
          <text:p text:style-name="P41">if head =NULL, directly enter the node into the list by storing it in the head.</text:p>
        </text:list-item>
        <text:list-item>
          <text:p text:style-name="P41">Else, make the new node's next point to the previous front.</text:p>
        </text:list-item>
        <text:list-item>
          <text:p text:style-name="P48">Make the previous front's prev point to the new front.</text:p>
        </text:list-item>
        <text:list-item>
          <text:p text:style-name="P41">Store the new node head.</text:p>
        </text:list-item>
        <text:list-item>
          <text:p text:style-name="P41">continue entering data in this manner.</text:p>
          <text:p text:style-name="P41"/>
        </text:list-item>
      </text:list>
      <text:p text:style-name="P47"><text:s text:c="7"/>b) insert_last() : insert at last position.</text:p>
      <text:p text:style-name="P47"><text:s text:c="18"/></text:p>
      <text:list xml:id="list7918716612863003275" text:style-name="L16">
        <text:list-item>
          <text:p text:style-name="P44">create a new node and enter the data.</text:p>
        </text:list-item>
        <text:list-item>
          <text:p text:style-name="P44">If the list is empty, directly push the node into list by making it the front.</text:p>
        </text:list-item>
        <text:list-item>
          <text:p text:style-name="P49">Else, traverse the list until the last node.</text:p>
        </text:list-item>
        <text:list-item>
          <text:p text:style-name="P49">Make the last node's next point to the new node.</text:p>
        </text:list-item>
        <text:list-item>
          <text:p text:style-name="P45"><text:span text:style-name="T35">Make the new node's prev point to the previous last node.</text:span></text:p>
        </text:list-item>
      </text:list>
      <text:p text:style-name="P100"/>
      <text:p text:style-name="P47">c) insert_n(int n) :</text:p>
      <text:list xml:id="list3499226340088946254" text:style-name="L17">
        <text:list-item>
          <text:p text:style-name="P46">create a new node and enter the data.</text:p>
        </text:list-item>
        <text:list-item>
          <text:p text:style-name="P46">Let n be the position where we are entering the data.</text:p>
        </text:list-item>
        <text:list-item>
          <text:p text:style-name="P46">If n=0, call insert_beg().</text:p>
        </text:list-item>
        <text:list-item>
          <text:p text:style-name="P46">Else, find the size of the list using find_size().</text:p>
        </text:list-item>
        <text:list-item>
          <text:p text:style-name="P46">Check if n&lt;=size of the list. Else it is not valid. </text:p>
        </text:list-item>
        <text:list-item>
          <text:p text:style-name="P46">If n is not valid, print an error. </text:p>
        </text:list-item>
        <text:list-item>
          <text:p text:style-name="P46">If n is valid, traverse the list until the (n-1)th node.</text:p>
        </text:list-item>
        <text:list-item>
          <text:p text:style-name="P46">Enter the element in the nth position as we did before.</text:p>
        </text:list-item>
        <text:list-item>
          <text:p text:style-name="P50">Make the new node's next point to the previous nth node and it's prev point to the </text:p>
          <text:p text:style-name="P50">(n-1)th node.</text:p>
        </text:list-item>
      </text:list>
      <text:p text:style-name="P77"/>
      <text:p text:style-name="P77">d) remove_first() :</text:p>
      <text:list xml:id="list8855089512150627345" text:style-name="L18">
        <text:list-item>
          <text:p text:style-name="P75">if head is null, print “list is empty...no deletion possible!!!”</text:p>
        </text:list-item>
        <text:list-item>
          <text:p text:style-name="P75">else, if only a single element is present, make the head null and delete the node.</text:p>
        </text:list-item>
        <text:list-item>
          <text:p text:style-name="P75">Else, make the second element the <text:span text:style-name="T35">head </text:span>by making the head point to the address of the second element .</text:p>
        </text:list-item>
        <text:list-item>
          <text:p text:style-name="P78">Make the second element's prev NULL.</text:p>
        </text:list-item>
        <text:list-item>
          <text:p text:style-name="P75"><text:soft-page-break/>Delete the first node.</text:p>
        </text:list-item>
        <text:list-item>
          <text:p text:style-name="P75">Continue the process if more elements need to be deleted until the stack is empty.</text:p>
          <text:p text:style-name="P75"/>
        </text:list-item>
      </text:list>
      <text:p text:style-name="P77">e) remove_last() :</text:p>
      <text:list xml:id="list4604773104007810813" text:style-name="L19">
        <text:list-item>
          <text:p text:style-name="P76">if head is null, print “no deletions possible!”.</text:p>
        </text:list-item>
        <text:list-item>
          <text:p text:style-name="P79">Else, traverse until the last node.</text:p>
        </text:list-item>
        <text:list-item>
          <text:p text:style-name="P79">Make (last-&gt;prev)-&gt;next as NULL.</text:p>
        </text:list-item>
        <text:list-item>
          <text:p text:style-name="P79">Delete the last node.</text:p>
          <text:p text:style-name="P56"/>
        </text:list-item>
      </text:list>
      <text:p text:style-name="P77">f) remove_n(int n) :</text:p>
      <text:list xml:id="list928609493996076763" text:style-name="L20">
        <text:list-header>
          <text:p text:style-name="P85"><text:span text:style-name="T20"><text:s text:c="25"/></text:span></text:p>
        </text:list-header>
      </text:list>
      <text:list xml:id="list3004195027912874756" text:style-name="L21">
        <text:list-item>
          <text:p text:style-name="P83"><text:span text:style-name="T24">for removing the nth node, if n=1, call </text:span><text:span text:style-name="T25">remove_first().</text:span></text:p>
        </text:list-item>
        <text:list-item>
          <text:p text:style-name="P82"><text:span text:style-name="T25">Find the size of the list using <text:s/>find_size(). <text:s/>If n=size, call</text:span><text:span text:style-name="T24"> </text:span><text:span text:style-name="T26"><text:s/></text:span><text:span text:style-name="T24">remove_last().</text:span></text:p>
        </text:list-item>
        <text:list-item>
          <text:p text:style-name="P89">Else, traverse the array until the (n-1)th position <text:span text:style-name="T35">by initialising pointer t as head.</text:span></text:p>
        </text:list-item>
        <text:list-item>
          <text:p text:style-name="P90"><text:s/>Make <text:span text:style-name="T16"><text:s/>((t-&gt;prev)-&gt;next)=(t-&gt;next) </text:span><text:span text:style-name="T17">and </text:span><text:span text:style-name="T16">((t-&gt;next)-&gt;prev)=(t-&gt;prev).</text:span></text:p>
        </text:list-item>
        <text:list-item>
          <text:p text:style-name="P97"><text:span text:style-name="T16">D</text:span><text:span text:style-name="T12">elete t.</text:span></text:p>
        </text:list-item>
      </text:list>
      <text:p text:style-name="P93"/>
      <text:p text:style-name="P93">g) find_size():</text:p>
      <text:p text:style-name="P93"/>
      <text:list xml:id="list3359896419339241706" text:style-name="L22">
        <text:list-item>
          <text:p text:style-name="P91">initialize s=0.</text:p>
        </text:list-item>
        <text:list-item>
          <text:p text:style-name="P91">traverse the array until node-&gt;next = null. </text:p>
        </text:list-item>
        <text:list-item>
          <text:p text:style-name="P91">Keep incrementing s in each traversal.</text:p>
        </text:list-item>
        <text:list-item>
          <text:p text:style-name="P91">Return s.</text:p>
        </text:list-item>
      </text:list>
      <text:p text:style-name="P93"/>
      <text:p text:style-name="P93">h) search_node(int var):</text:p>
      <text:list xml:id="list8417895436162242063" text:style-name="L23">
        <text:list-item>
          <text:p text:style-name="P92"><text:s/>initialize s=0.</text:p>
        </text:list-item>
        <text:list-item>
          <text:p text:style-name="P92"><text:s text:c="2"/>Traverse the list until node-&gt;data = var. </text:p>
        </text:list-item>
        <text:list-item>
          <text:p text:style-name="P92">keep on incrementing s.</text:p>
        </text:list-item>
        <text:list-item>
          <text:p text:style-name="P92">print s if it is found.</text:p>
        </text:list-item>
        <text:list-item>
          <text:p text:style-name="P92">Else, if it is not satisfied until the end of the list, <text:s/>print ”element not found in the list”.</text:p>
          <text:p text:style-name="P92"/>
          <text:p text:style-name="P92">I) display( ) :</text:p>
          <text:p text:style-name="P92"/>
        </text:list-item>
        <text:list-item>
          <text:p text:style-name="P92">traverse the list until <text:span text:style-name="T36">(</text:span>node-&gt;next<text:span text:style-name="T36">)</text:span> = null.</text:p>
        </text:list-item>
        <text:list-item>
          <text:p text:style-name="P92">Print <text:span text:style-name="T36">(</text:span>node-&gt;data<text:span text:style-name="T36">)</text:span> in each iteration.</text:p>
          <text:p text:style-name="P92"/>
          <text:p text:style-name="P92"><text:s/></text:p>
        </text:list-item>
      </text:list>
      <text:list xml:id="list163643802805472" text:continue-list="list3359896419339241706" text:style-name="L22">
        <text:list-header>
          <text:p text:style-name="P84"><text:span text:style-name="T24">j) display_n(int n)</text:span><text:span text:style-name="T14">:</text:span></text:p>
          <text:p text:style-name="P52"><text:s text:c="3"/></text:p>
        </text:list-header>
        <text:list-item>
          <text:p text:style-name="P91">traverse the array until the nth position.</text:p>
        </text:list-item>
        <text:list-item>
          <text:p text:style-name="P91">Print node-&gt;data.</text:p>
        </text:list-item>
      </text:list>
      <text:p text:style-name="P96"><text:s text:c="7"/></text:p>
      <text:list xml:id="list1008958355894062329" text:style-name="L24">
        <text:list-item>
          <text:list>
            <text:list-item>
              <text:p text:style-name="P95">write a main program to execute all these functions.</text:p>
            </text:list-item>
            <text:list-item>
              <text:p text:style-name="P95"><text:span text:style-name="T36">STOP.</text:span></text:p>
            </text:list-item>
          </text:list>
        </text:list-item>
      </text:list>
      <text:p text:style-name="P58"/>
      <text:p text:style-name="P16"/>
      <text:p text:style-name="P59"><text:s text:c="4"/>SOURCE CODE:</text:p>
      <text:p text:style-name="P16"><text:soft-page-break/></text:p>
      <text:p text:style-name="P17"><text:s text:c="4"/><text:span text:style-name="T31">/*doubly linked list*/</text:span></text:p>
      <text:p text:style-name="P19"/>
      <text:p text:style-name="P19">#include&lt;iostream&gt;</text:p>
      <text:p text:style-name="P19"/>
      <text:p text:style-name="P19">using namespace std;</text:p>
      <text:p text:style-name="P19"/>
      <text:p text:style-name="P19">struct node{</text:p>
      <text:p text:style-name="P19"/>
      <text:p text:style-name="P19"><text:s text:c="4"/>int data;</text:p>
      <text:p text:style-name="P19"><text:s text:c="4"/>node* prev;</text:p>
      <text:p text:style-name="P19"><text:s text:c="4"/>node* next;</text:p>
      <text:p text:style-name="P19">};</text:p>
      <text:p text:style-name="P19"/>
      <text:p text:style-name="P19">class dlist{</text:p>
      <text:p text:style-name="P19"/>
      <text:p text:style-name="P19"><text:s text:c="2"/>int size;</text:p>
      <text:p text:style-name="P19"/>
      <text:p text:style-name="P19"><text:s/>node *head,*ptr,*newptr,*t;</text:p>
      <text:p text:style-name="P19"/>
      <text:p text:style-name="P19">public:</text:p>
      <text:p text:style-name="P19"><text:s/>dlist():head(NULL){}</text:p>
      <text:p text:style-name="P19"/>
      <text:p text:style-name="P19"><text:s/>node* create_node()</text:p>
      <text:p text:style-name="P19"><text:s/>{ <text:s text:c="2"/>int n;</text:p>
      <text:p text:style-name="P19"/>
      <text:p text:style-name="P19"><text:s text:c="5"/>ptr=new node;</text:p>
      <text:p text:style-name="P19"/>
      <text:p text:style-name="P19"><text:s text:c="5"/>cout&lt;&lt;"\nenter the element:";</text:p>
      <text:p text:style-name="P19"><text:s text:c="5"/>cin&gt;&gt;n;</text:p>
      <text:p text:style-name="P19"/>
      <text:p text:style-name="P19"><text:s text:c="5"/>ptr-&gt;data=n;</text:p>
      <text:p text:style-name="P19"><text:s text:c="5"/>ptr-&gt;prev=NULL;</text:p>
      <text:p text:style-name="P19"><text:s text:c="5"/>ptr-&gt;next=NULL;</text:p>
      <text:p text:style-name="P19"/>
      <text:p text:style-name="P19"><text:s text:c="5"/>return ptr;</text:p>
      <text:p text:style-name="P19"><text:s/>}</text:p>
      <text:p text:style-name="P19"/>
      <text:p text:style-name="P19">void insert_beg()</text:p>
      <text:p text:style-name="P19">{</text:p>
      <text:p text:style-name="P19"><text:s text:c="4"/>newptr=create_node();</text:p>
      <text:p text:style-name="P19"/>
      <text:p text:style-name="P19"><text:s text:c="4"/>if(head==NULL)</text:p>
      <text:p text:style-name="P19"><text:s text:c="4"/>head=newptr;</text:p>
      <text:p text:style-name="P19"/>
      <text:p text:style-name="P19"><text:s text:c="4"/>else{</text:p>
      <text:p text:style-name="P19"><text:s text:c="11"/>t=head;</text:p>
      <text:p text:style-name="P19"><text:s text:c="11"/>head=newptr;</text:p>
      <text:p text:style-name="P19"><text:soft-page-break/><text:s text:c="11"/>newptr-&gt;next=t;</text:p>
      <text:p text:style-name="P19"><text:s text:c="11"/>t-&gt;prev=newptr;</text:p>
      <text:p text:style-name="P19"><text:s text:c="8"/>}</text:p>
      <text:p text:style-name="P19">}</text:p>
      <text:p text:style-name="P19"/>
      <text:p text:style-name="P19">void insert_last()</text:p>
      <text:p text:style-name="P19">{</text:p>
      <text:p text:style-name="P19"><text:s text:c="4"/>newptr=create_node();</text:p>
      <text:p text:style-name="P19"/>
      <text:p text:style-name="P19"><text:s text:c="4"/>t=head;</text:p>
      <text:p text:style-name="P19"><text:s text:c="4"/>while(t-&gt;next!=NULL)</text:p>
      <text:p text:style-name="P19"><text:s text:c="4"/>{</text:p>
      <text:p text:style-name="P19"><text:s text:c="7"/>t=t-&gt;next;</text:p>
      <text:p text:style-name="P19"><text:s text:c="4"/>}</text:p>
      <text:p text:style-name="P19"/>
      <text:p text:style-name="P19"><text:s text:c="4"/>t-&gt;next=newptr;</text:p>
      <text:p text:style-name="P19"><text:s text:c="4"/>newptr-&gt;prev=t;</text:p>
      <text:p text:style-name="P19">}</text:p>
      <text:p text:style-name="P19"/>
      <text:p text:style-name="P19">void insert_n(int n)</text:p>
      <text:p text:style-name="P19">{</text:p>
      <text:p text:style-name="P19"><text:s text:c="3"/>size=find_size();</text:p>
      <text:p text:style-name="P19"/>
      <text:p text:style-name="P19"/>
      <text:p text:style-name="P19"><text:s text:c="3"/>if(n&gt;(size+1))</text:p>
      <text:p text:style-name="P19"><text:s text:c="3"/>cout&lt;&lt;"\n invalid position!";</text:p>
      <text:p text:style-name="P19"/>
      <text:p text:style-name="P19"><text:s text:c="3"/>else{</text:p>
      <text:p text:style-name="P19"/>
      <text:p text:style-name="P19"><text:s text:c="4"/>if(n==1)</text:p>
      <text:p text:style-name="P19"><text:s text:c="7"/>insert_beg();</text:p>
      <text:p text:style-name="P19"/>
      <text:p text:style-name="P19"><text:s text:c="4"/>else{</text:p>
      <text:p text:style-name="P19"/>
      <text:p text:style-name="P19"><text:s text:c="6"/>if(n==(size+1))</text:p>
      <text:p text:style-name="P19"><text:s text:c="6"/>{</text:p>
      <text:p text:style-name="P19"><text:s text:c="10"/>cout&lt;&lt;"\nsize:"&lt;&lt;size;</text:p>
      <text:p text:style-name="P19"><text:s text:c="9"/>insert_last();</text:p>
      <text:p text:style-name="P19"/>
      <text:p text:style-name="P19"><text:s text:c="6"/>}</text:p>
      <text:p text:style-name="P19"/>
      <text:p text:style-name="P19"><text:s text:c="6"/>else{</text:p>
      <text:p text:style-name="P19"/>
      <text:p text:style-name="P19"><text:s text:c="8"/>newptr=create_node();</text:p>
      <text:p text:style-name="P19"/>
      <text:p text:style-name="P19"><text:s text:c="8"/>t=head;</text:p>
      <text:p text:style-name="P19"/>
      <text:p text:style-name="P19"><text:s text:c="4"/>for(int i=1;i&lt;(n-1);i++)</text:p>
      <text:p text:style-name="P19"><text:soft-page-break/><text:s text:c="4"/>{</text:p>
      <text:p text:style-name="P19"><text:s text:c="7"/>t=t-&gt;next;</text:p>
      <text:p text:style-name="P19"><text:s text:c="4"/>}</text:p>
      <text:p text:style-name="P19"><text:s text:c="7"/>newptr-&gt;next=t-&gt;next;</text:p>
      <text:p text:style-name="P19"><text:s text:c="7"/>newptr-&gt;prev=t;</text:p>
      <text:p text:style-name="P19"><text:s text:c="7"/>(t-&gt;next)-&gt;prev=newptr;</text:p>
      <text:p text:style-name="P19"><text:s text:c="7"/>t-&gt;next=newptr;</text:p>
      <text:p text:style-name="P19"/>
      <text:p text:style-name="P19"><text:s text:c="10"/>}</text:p>
      <text:p text:style-name="P19"><text:s text:c="7"/>}</text:p>
      <text:p text:style-name="P19"><text:s text:c="4"/>}</text:p>
      <text:p text:style-name="P19">}</text:p>
      <text:p text:style-name="P19"/>
      <text:p text:style-name="P19">void rem_beg()</text:p>
      <text:p text:style-name="P19">{</text:p>
      <text:p text:style-name="P19"><text:s text:c="4"/>t=head;</text:p>
      <text:p text:style-name="P19"/>
      <text:p text:style-name="P19"><text:s text:c="4"/>if(t==NULL)</text:p>
      <text:p text:style-name="P19"><text:s text:c="6"/>cout&lt;&lt;"\nempty list!!!";</text:p>
      <text:p text:style-name="P19"/>
      <text:p text:style-name="P19"><text:s text:c="4"/>else{</text:p>
      <text:p text:style-name="P19"/>
      <text:p text:style-name="P19"><text:s text:c="10"/>head=t-&gt;next;</text:p>
      <text:p text:style-name="P19"/>
      <text:p text:style-name="P19"><text:s text:c="10"/>t-&gt;prev=NULL;</text:p>
      <text:p text:style-name="P19"/>
      <text:p text:style-name="P19"><text:s text:c="10"/>cout&lt;&lt;"\n the deleted element is:"&lt;&lt;t-&gt;data&lt;&lt;"\n";</text:p>
      <text:p text:style-name="P19"/>
      <text:p text:style-name="P19"><text:s text:c="10"/>delete t;</text:p>
      <text:p text:style-name="P19"/>
      <text:p text:style-name="P19"><text:s text:c="4"/>}</text:p>
      <text:p text:style-name="P19">}</text:p>
      <text:p text:style-name="P19"/>
      <text:p text:style-name="P19">void rem_last()</text:p>
      <text:p text:style-name="P19">{</text:p>
      <text:p text:style-name="P19"><text:s text:c="4"/>if(head==NULL)</text:p>
      <text:p text:style-name="P19"><text:s text:c="4"/>cout&lt;&lt;"\nempty list!";</text:p>
      <text:p text:style-name="P19"/>
      <text:p text:style-name="P19"><text:s text:c="4"/>else{</text:p>
      <text:p text:style-name="P19"><text:s text:c="10"/>t=head;</text:p>
      <text:p text:style-name="P19"/>
      <text:p text:style-name="P19"><text:s text:c="10"/>while(t-&gt;next!=NULL)</text:p>
      <text:p text:style-name="P19"><text:s text:c="10"/>{</text:p>
      <text:p text:style-name="P19"><text:s text:c="13"/>t=t-&gt;next;</text:p>
      <text:p text:style-name="P19"><text:s text:c="10"/>}</text:p>
      <text:p text:style-name="P19"/>
      <text:p text:style-name="P19"/>
      <text:p text:style-name="P19"><text:s text:c="10"/>cout&lt;&lt;"\n the deleted element is:"&lt;&lt;t-&gt;data&lt;&lt;"\n";</text:p>
      <text:p text:style-name="P19"><text:soft-page-break/></text:p>
      <text:p text:style-name="P19"><text:s text:c="10"/>((t-&gt;prev)-&gt;next)=NULL;</text:p>
      <text:p text:style-name="P19"/>
      <text:p text:style-name="P19"><text:s text:c="10"/>delete t;</text:p>
      <text:p text:style-name="P19"><text:s text:c="7"/>}</text:p>
      <text:p text:style-name="P19">}</text:p>
      <text:p text:style-name="P19"/>
      <text:p text:style-name="P19">void rem_n(int n)</text:p>
      <text:p text:style-name="P19">{</text:p>
      <text:p text:style-name="P19"><text:s text:c="3"/>if(head==NULL)</text:p>
      <text:p text:style-name="P19"/>
      <text:p text:style-name="P19"><text:s text:c="5"/>cout&lt;&lt;"\nempty list!";</text:p>
      <text:p text:style-name="P19"/>
      <text:p text:style-name="P19"><text:s text:c="4"/>else{</text:p>
      <text:p text:style-name="P19"/>
      <text:p text:style-name="P19"><text:s text:c="10"/>size=find_size();</text:p>
      <text:p text:style-name="P19"/>
      <text:p text:style-name="P19"><text:s text:c="10"/>if(n&gt;size)</text:p>
      <text:p text:style-name="P19"><text:s text:c="13"/>cout&lt;&lt;"\ninvalid entry!!!";</text:p>
      <text:p text:style-name="P19"/>
      <text:p text:style-name="P19"><text:s text:c="10"/>else{</text:p>
      <text:p text:style-name="P19"/>
      <text:p text:style-name="P19"><text:s text:c="10"/>if(n==1)</text:p>
      <text:p text:style-name="P19"><text:s text:c="13"/>rem_beg();</text:p>
      <text:p text:style-name="P19"/>
      <text:p text:style-name="P19"><text:s text:c="13"/>else{</text:p>
      <text:p text:style-name="P19"/>
      <text:p text:style-name="P19"><text:s text:c="13"/>if(n==size)</text:p>
      <text:p text:style-name="P19"><text:s text:c="15"/>rem_last();</text:p>
      <text:p text:style-name="P19"/>
      <text:p text:style-name="P19"><text:s text:c="10"/>else</text:p>
      <text:p text:style-name="P19"><text:s text:c="11"/>{</text:p>
      <text:p text:style-name="P19"><text:s text:c="15"/>t=head;</text:p>
      <text:p text:style-name="P19"/>
      <text:p text:style-name="P19"><text:s text:c="12"/>for(int i=1;i&lt;n;i++)</text:p>
      <text:p text:style-name="P19"><text:s text:c="13"/>{</text:p>
      <text:p text:style-name="P19"><text:s text:c="18"/>t=t-&gt;next;</text:p>
      <text:p text:style-name="P19"><text:s text:c="13"/>}</text:p>
      <text:p text:style-name="P19"/>
      <text:p text:style-name="P19"><text:s text:c="12"/>((t-&gt;prev)-&gt;next)=(t-&gt;next);</text:p>
      <text:p text:style-name="P19"><text:s text:c="12"/>((t-&gt;next)-&gt;prev)=(t-&gt;prev);</text:p>
      <text:p text:style-name="P19"/>
      <text:p text:style-name="P19"><text:s text:c="10"/>cout&lt;&lt;"\ndeleted element is:"&lt;&lt;t-&gt;data<text:span text:style-name="T32">&lt;&lt;”\n”</text:span>;</text:p>
      <text:p text:style-name="P19"/>
      <text:p text:style-name="P19"><text:s text:c="10"/>delete t;</text:p>
      <text:p text:style-name="P19"><text:s text:c="7"/>}</text:p>
      <text:p text:style-name="P19"><text:s text:c="3"/>}</text:p>
      <text:p text:style-name="P19"><text:s text:c="3"/>}</text:p>
      <text:p text:style-name="P19"><text:soft-page-break/><text:s text:c="5"/>}</text:p>
      <text:p text:style-name="P19">}</text:p>
      <text:p text:style-name="P19"/>
      <text:p text:style-name="P19">void search_node(int n)</text:p>
      <text:p text:style-name="P19">{</text:p>
      <text:p text:style-name="P19"><text:s text:c="4"/>t=head;</text:p>
      <text:p text:style-name="P19"/>
      <text:p text:style-name="P19"><text:s text:c="4"/>int cnt=0,s=-1;</text:p>
      <text:p text:style-name="P19"/>
      <text:p text:style-name="P19"><text:s text:c="4"/>while(t!=NULL)</text:p>
      <text:p text:style-name="P19"><text:s text:c="4"/>{</text:p>
      <text:p text:style-name="P19"><text:s text:c="7"/>cnt++;</text:p>
      <text:p text:style-name="P19"/>
      <text:p text:style-name="P19"><text:s text:c="7"/>if((t-&gt;data)==n)</text:p>
      <text:p text:style-name="P19"><text:s text:c="7"/>{</text:p>
      <text:p text:style-name="P19"><text:s text:c="10"/>s=cnt;</text:p>
      <text:p text:style-name="P19"><text:s text:c="7"/>}</text:p>
      <text:p text:style-name="P19"><text:s text:c="9"/>t=t-&gt;next;</text:p>
      <text:p text:style-name="P19"><text:s text:c="4"/>}</text:p>
      <text:p text:style-name="P19"/>
      <text:p text:style-name="P19"><text:s text:c="4"/>if(s==-1)</text:p>
      <text:p text:style-name="P19"><text:s text:c="9"/>cout&lt;&lt;"\n element not found!";</text:p>
      <text:p text:style-name="P19"><text:s text:c="4"/>else</text:p>
      <text:p text:style-name="P19"><text:s text:c="9"/>cout&lt;&lt;"\n element found at position "&lt;&lt;s;</text:p>
      <text:p text:style-name="P19">}</text:p>
      <text:p text:style-name="P19"/>
      <text:p text:style-name="P19">void display_n(int n)</text:p>
      <text:p text:style-name="P19">{</text:p>
      <text:p text:style-name="P19"><text:s text:c="3"/>int cnt=1;</text:p>
      <text:p text:style-name="P19"/>
      <text:p text:style-name="P19"><text:s text:c="3"/>t=head;</text:p>
      <text:p text:style-name="P19"/>
      <text:p text:style-name="P19"><text:s text:c="3"/>while(cnt&lt;n)</text:p>
      <text:p text:style-name="P19"><text:s text:c="2"/>{</text:p>
      <text:p text:style-name="P19"><text:s text:c="5"/>cnt++;</text:p>
      <text:p text:style-name="P19"><text:s text:c="5"/>t=t-&gt;next;</text:p>
      <text:p text:style-name="P19"><text:s text:c="2"/>}</text:p>
      <text:p text:style-name="P19"/>
      <text:p text:style-name="P19"><text:s text:c="3"/>cout&lt;&lt;"\n the required element is "&lt;&lt;t-&gt;data;</text:p>
      <text:p text:style-name="P19"/>
      <text:p text:style-name="P19">}</text:p>
      <text:p text:style-name="P19"/>
      <text:p text:style-name="P19">int find_size()</text:p>
      <text:p text:style-name="P19">{</text:p>
      <text:p text:style-name="P19"><text:s text:c="3"/>t=head;</text:p>
      <text:p text:style-name="P19"/>
      <text:p text:style-name="P19"><text:s text:c="3"/>int s=0;</text:p>
      <text:p text:style-name="P19"/>
      <text:p text:style-name="P19"><text:soft-page-break/><text:s text:c="3"/>while(t!=NULL)</text:p>
      <text:p text:style-name="P19"><text:s text:c="3"/>{</text:p>
      <text:p text:style-name="P19"><text:s text:c="7"/>s++;</text:p>
      <text:p text:style-name="P19"/>
      <text:p text:style-name="P19"><text:s text:c="7"/>t=t-&gt;next;</text:p>
      <text:p text:style-name="P19"/>
      <text:p text:style-name="P19"><text:s text:c="3"/>}</text:p>
      <text:p text:style-name="P19"/>
      <text:p text:style-name="P19"><text:s text:c="3"/>return s;</text:p>
      <text:p text:style-name="P19">}</text:p>
      <text:p text:style-name="P19"/>
      <text:p text:style-name="P19">void display()</text:p>
      <text:p text:style-name="P19">{</text:p>
      <text:p text:style-name="P19"><text:s text:c="4"/>t=head;</text:p>
      <text:p text:style-name="P19"/>
      <text:p text:style-name="P19"><text:s text:c="4"/>while(t!=NULL)</text:p>
      <text:p text:style-name="P19"><text:s text:c="4"/>{</text:p>
      <text:p text:style-name="P19"><text:s text:c="8"/>cout&lt;&lt;t-&gt;data&lt;&lt;"\t";</text:p>
      <text:p text:style-name="P19"><text:s text:c="8"/>t=t-&gt;next;</text:p>
      <text:p text:style-name="P19"><text:s text:c="4"/>}</text:p>
      <text:p text:style-name="P19">}</text:p>
      <text:p text:style-name="P19"/>
      <text:p text:style-name="P19">};</text:p>
      <text:p text:style-name="P19"/>
      <text:p text:style-name="P19">main()</text:p>
      <text:p text:style-name="P19">{</text:p>
      <text:p text:style-name="P19"/>
      <text:p text:style-name="P19">dlist l;</text:p>
      <text:p text:style-name="P19"/>
      <text:p text:style-name="P19"><text:s text:c="4"/>int flag=1,n;</text:p>
      <text:p text:style-name="P19"/>
      <text:p text:style-name="P19"><text:s text:c="4"/>char ch,x;</text:p>
      <text:p text:style-name="P19"/>
      <text:p text:style-name="P19"><text:s text:c="4"/>do{</text:p>
      <text:p text:style-name="P19"/>
      <text:p text:style-name="P19"><text:s text:c="4"/>cout&lt;&lt;"\n choose an operation u want to make in the list:\n";</text:p>
      <text:p text:style-name="P19"><text:s text:c="4"/>cout&lt;&lt;"a. insert in the beginning.\n"</text:p>
      <text:p text:style-name="P19"><text:s text:c="8"/>&lt;&lt;"b. insert in the last. \n"</text:p>
      <text:p text:style-name="P19"><text:s text:c="8"/>&lt;&lt;"c. insert in the nth position. \n"</text:p>
      <text:p text:style-name="P19"><text:s text:c="8"/>&lt;&lt;"d. remove from first position. \n"</text:p>
      <text:p text:style-name="P19"><text:s text:c="8"/>&lt;&lt;"e. remove from last position. \n"</text:p>
      <text:p text:style-name="P19"><text:s text:c="8"/>&lt;&lt;"f. remove from nth position. \n"</text:p>
      <text:p text:style-name="P19"><text:s text:c="8"/>&lt;&lt;"g. Find the number of elements <text:s/>\n"</text:p>
      <text:p text:style-name="P19"><text:s text:c="8"/>&lt;&lt;"h. Search for a node \n"</text:p>
      <text:p text:style-name="P19"><text:s text:c="8"/>&lt;&lt;"i. Display the list \n"</text:p>
      <text:p text:style-name="P19"><text:s text:c="8"/>&lt;&lt;"j. Display the 'nth' node \n";</text:p>
      <text:p text:style-name="P19"/>
      <text:p text:style-name="P19"><text:s text:c="8"/>cin&gt;&gt;ch;</text:p>
      <text:p text:style-name="P19"><text:soft-page-break/></text:p>
      <text:p text:style-name="P19"><text:s text:c="8"/>switch(ch)</text:p>
      <text:p text:style-name="P19"><text:s text:c="8"/>{</text:p>
      <text:p text:style-name="P19"><text:s text:c="12"/>case 'a':l.insert_beg();</text:p>
      <text:p text:style-name="P19"><text:s text:c="21"/>l.display();</text:p>
      <text:p text:style-name="P19"><text:s text:c="21"/>break;</text:p>
      <text:p text:style-name="P19"/>
      <text:p text:style-name="P19"><text:s text:c="12"/>case 'b':l.insert_last();</text:p>
      <text:p text:style-name="P19"><text:s text:c="21"/>l.display();</text:p>
      <text:p text:style-name="P19"><text:s text:c="21"/>break;</text:p>
      <text:p text:style-name="P19"/>
      <text:p text:style-name="P19"><text:s text:c="12"/>case 'c':</text:p>
      <text:p text:style-name="P19"><text:s text:c="20"/>cout&lt;&lt;"\nenter the position:";</text:p>
      <text:p text:style-name="P19"><text:s text:c="20"/>cin&gt;&gt;n;</text:p>
      <text:p text:style-name="P19"><text:s text:c="20"/>l.insert_n(n);</text:p>
      <text:p text:style-name="P19"><text:s text:c="20"/>l.display();</text:p>
      <text:p text:style-name="P19"><text:s text:c="20"/>break;</text:p>
      <text:p text:style-name="P19"/>
      <text:p text:style-name="P19"><text:s text:c="12"/>case 'd':l.rem_beg();</text:p>
      <text:p text:style-name="P19"><text:s text:c="21"/>l.display();</text:p>
      <text:p text:style-name="P19"><text:s text:c="21"/>break;</text:p>
      <text:p text:style-name="P19"/>
      <text:p text:style-name="P19"><text:s text:c="12"/>case 'e':l.rem_last();</text:p>
      <text:p text:style-name="P19"><text:s text:c="21"/>l.display();</text:p>
      <text:p text:style-name="P19"><text:s text:c="21"/>break;</text:p>
      <text:p text:style-name="P19"/>
      <text:p text:style-name="P19"><text:s text:c="12"/>case 'f':cout&lt;&lt;"\nenter position:";</text:p>
      <text:p text:style-name="P19"><text:s text:c="21"/>cin&gt;&gt;n;</text:p>
      <text:p text:style-name="P19"><text:s text:c="21"/>l.rem_n(n);</text:p>
      <text:p text:style-name="P19"><text:s text:c="21"/>l.display();</text:p>
      <text:p text:style-name="P19"><text:s text:c="21"/>break;</text:p>
      <text:p text:style-name="P19"/>
      <text:p text:style-name="P19"><text:s text:c="12"/>case 'g':n=l.find_size();</text:p>
      <text:p text:style-name="P19"><text:s text:c="21"/>cout&lt;&lt;"\nlist size:"&lt;&lt;n;</text:p>
      <text:p text:style-name="P19"><text:s text:c="21"/>break;</text:p>
      <text:p text:style-name="P19"/>
      <text:p text:style-name="P19"><text:s text:c="12"/>case 'h':cout&lt;&lt;"\nnenter the node to be searched for:";</text:p>
      <text:p text:style-name="P19"><text:s text:c="21"/>cin&gt;&gt;n;</text:p>
      <text:p text:style-name="P19"><text:s text:c="21"/>l.search_node(n);</text:p>
      <text:p text:style-name="P19"><text:s text:c="21"/>break;</text:p>
      <text:p text:style-name="P19"/>
      <text:p text:style-name="P19"><text:s text:c="12"/>case 'i':l.display();</text:p>
      <text:p text:style-name="P19"><text:s text:c="21"/>break;</text:p>
      <text:p text:style-name="P19"/>
      <text:p text:style-name="P19"><text:s text:c="12"/>case 'j':cout&lt;&lt;"\nenter the node to be displayed:";</text:p>
      <text:p text:style-name="P19"><text:s text:c="21"/>cin&gt;&gt;n;</text:p>
      <text:p text:style-name="P19"><text:s text:c="21"/>l.display_n(n);</text:p>
      <text:p text:style-name="P19"><text:s text:c="21"/>break;</text:p>
      <text:p text:style-name="P19"><text:soft-page-break/></text:p>
      <text:p text:style-name="P19"/>
      <text:p text:style-name="P19"><text:s text:c="12"/>default: <text:s/>cout&lt;&lt;"given operation not possible!";</text:p>
      <text:p text:style-name="P19"><text:s text:c="20"/>break;</text:p>
      <text:p text:style-name="P19"><text:s text:c="9"/>}</text:p>
      <text:p text:style-name="P19"/>
      <text:p text:style-name="P19"><text:s text:c="9"/>cout&lt;&lt;"\ndo you want to do any more operations(y/n)?";</text:p>
      <text:p text:style-name="P19"><text:s text:c="9"/>cin&gt;&gt;x;</text:p>
      <text:p text:style-name="P19"/>
      <text:p text:style-name="P19"><text:s text:c="9"/>if(x=='n')</text:p>
      <text:p text:style-name="P19"><text:s text:c="9"/>flag=0;</text:p>
      <text:p text:style-name="P19"/>
      <text:p text:style-name="P19"><text:s text:c="3"/>}while(flag==1);</text:p>
      <text:p text:style-name="P19"/>
      <text:p text:style-name="P19">return 0;</text:p>
      <text:p text:style-name="P19">}</text:p>
      <text:p text:style-name="P59"/>
      <text:p text:style-name="P15"><text:s text:c="4"/><text:span text:style-name="T2">TESTING:</text:span></text:p>
      <text:p text:style-name="P15"/>
      <text:p text:style-name="P54"><text:s/>choose an operation u want to make in the list:</text:p>
      <text:p text:style-name="P54">a. insert in the beginning.</text:p>
      <text:p text:style-name="P54">b. insert in the last. </text:p>
      <text:p text:style-name="P54">c. insert in the nth position. </text:p>
      <text:p text:style-name="P54">d. remove from first position. </text:p>
      <text:p text:style-name="P54">e. remove from last position. </text:p>
      <text:p text:style-name="P54">f. remove from nth position. </text:p>
      <text:p text:style-name="P54">g. Find the number of elements <text:s/></text:p>
      <text:p text:style-name="P54">h. Search for a node </text:p>
      <text:p text:style-name="P54">i. Display the list </text:p>
      <text:p text:style-name="P54">j. Display the 'nth' node </text:p>
      <text:p text:style-name="P54">a</text:p>
      <text:p text:style-name="P20"/>
      <text:p text:style-name="P54">enter the element:0</text:p>
      <text:p text:style-name="P54">0<text:tab/></text:p>
      <text:p text:style-name="P54">do you want to do any more operations(y/n)?y</text:p>
      <text:p text:style-name="P20"/>
      <text:p text:style-name="P54"><text:s/>choose an operation u want to make in the list:</text:p>
      <text:p text:style-name="P54">a. insert in the beginning.</text:p>
      <text:p text:style-name="P54">b. insert in the last. </text:p>
      <text:p text:style-name="P54">c. insert in the nth position. </text:p>
      <text:p text:style-name="P54">d. remove from first position. </text:p>
      <text:p text:style-name="P54">e. remove from last position. </text:p>
      <text:p text:style-name="P54">f. remove from nth position. </text:p>
      <text:p text:style-name="P54">g. Find the number of elements <text:s/></text:p>
      <text:p text:style-name="P54">h. Search for a node </text:p>
      <text:p text:style-name="P54">i. Display the list </text:p>
      <text:p text:style-name="P54">j. Display the 'nth' node </text:p>
      <text:p text:style-name="P54">a</text:p>
      <text:p text:style-name="P20"><text:soft-page-break/></text:p>
      <text:p text:style-name="P54">enter the element:1</text:p>
      <text:p text:style-name="P54">1<text:tab/>0<text:tab/></text:p>
      <text:p text:style-name="P54">do you want to do any more operations(y/n)?y</text:p>
      <text:p text:style-name="P20"/>
      <text:p text:style-name="P54"><text:s/>choose an operation u want to make in the list:</text:p>
      <text:p text:style-name="P54">a. insert in the beginning.</text:p>
      <text:p text:style-name="P54">b. insert in the last. </text:p>
      <text:p text:style-name="P54">c. insert in the nth position. </text:p>
      <text:p text:style-name="P54">d. remove from first position. </text:p>
      <text:p text:style-name="P54">e. remove from last position. </text:p>
      <text:p text:style-name="P54">f. remove from nth position. </text:p>
      <text:p text:style-name="P54">g. Find the number of elements <text:s/></text:p>
      <text:p text:style-name="P54">h. Search for a node </text:p>
      <text:p text:style-name="P54">i. Display the list </text:p>
      <text:p text:style-name="P54">j. Display the 'nth' node </text:p>
      <text:p text:style-name="P54">b</text:p>
      <text:p text:style-name="P20"/>
      <text:p text:style-name="P54">enter the element:2</text:p>
      <text:p text:style-name="P54">1<text:tab/>0<text:tab/>2<text:tab/></text:p>
      <text:p text:style-name="P54">do you want to do any more operations(y/n)?y</text:p>
      <text:p text:style-name="P20"/>
      <text:p text:style-name="P54"><text:s/>choose an operation u want to make in the list:</text:p>
      <text:p text:style-name="P54">a. insert in the beginning.</text:p>
      <text:p text:style-name="P54">b. insert in the last. </text:p>
      <text:p text:style-name="P54">c. insert in the nth position. </text:p>
      <text:p text:style-name="P54">d. remove from first position. </text:p>
      <text:p text:style-name="P54">e. remove from last position. </text:p>
      <text:p text:style-name="P54">f. remove from nth position. </text:p>
      <text:p text:style-name="P54">g. Find the number of elements <text:s/></text:p>
      <text:p text:style-name="P54">h. Search for a node </text:p>
      <text:p text:style-name="P54">i. Display the list </text:p>
      <text:p text:style-name="P54">j. Display the 'nth' node </text:p>
      <text:p text:style-name="P54">2</text:p>
      <text:p text:style-name="P54">given operation not possible!</text:p>
      <text:p text:style-name="P54">do you want to do any more operations(y/n)?y</text:p>
      <text:p text:style-name="P20"/>
      <text:p text:style-name="P54"><text:s/>choose an operation u want to make in the list:</text:p>
      <text:p text:style-name="P54">a. insert in the beginning.</text:p>
      <text:p text:style-name="P54">b. insert in the last. </text:p>
      <text:p text:style-name="P54">c. insert in the nth position. </text:p>
      <text:p text:style-name="P54">d. remove from first position. </text:p>
      <text:p text:style-name="P54">e. remove from last position. </text:p>
      <text:p text:style-name="P54">f. remove from nth position. </text:p>
      <text:p text:style-name="P54">g. Find the number of elements <text:s/></text:p>
      <text:p text:style-name="P54">h. Search for a node </text:p>
      <text:p text:style-name="P54">i. Display the list </text:p>
      <text:p text:style-name="P54">j. Display the 'nth' node </text:p>
      <text:p text:style-name="P54"><text:soft-page-break/>b</text:p>
      <text:p text:style-name="P20"/>
      <text:p text:style-name="P54">enter the element:4</text:p>
      <text:p text:style-name="P54">1<text:tab/>0<text:tab/>2<text:tab/>4<text:tab/></text:p>
      <text:p text:style-name="P54">do you want to do any more operations(y/n)?y</text:p>
      <text:p text:style-name="P20"/>
      <text:p text:style-name="P20"><text:span text:style-name="T29"><text:s/>choose an operation u wa</text:span>nt to make in the list:</text:p>
      <text:p text:style-name="P20">a. insert in the beginning.</text:p>
      <text:p text:style-name="P20">b. insert in the last. </text:p>
      <text:p text:style-name="P20">c. insert in the nth position. </text:p>
      <text:p text:style-name="P20">d. remove from first position. </text:p>
      <text:p text:style-name="P20">e. remove from last position. </text:p>
      <text:p text:style-name="P20">f. remove from nth position. </text:p>
      <text:p text:style-name="P20">g. Find the number of elements <text:s/></text:p>
      <text:p text:style-name="P20">h. Search for a node </text:p>
      <text:p text:style-name="P20">i. Display the list </text:p>
      <text:p text:style-name="P20">j. Display the 'nth' node </text:p>
      <text:p text:style-name="P20">c</text:p>
      <text:p text:style-name="P20"/>
      <text:p text:style-name="P20">enter the position:2</text:p>
      <text:p text:style-name="P20"/>
      <text:p text:style-name="P20">enter the element:5</text:p>
      <text:p text:style-name="P20">1<text:tab/>5<text:tab/>0<text:tab/>2<text:tab/>4<text:tab/></text:p>
      <text:p text:style-name="P20">do you want to do any more operations(y/n)?y</text:p>
      <text:p text:style-name="P20"/>
      <text:p text:style-name="P20"><text:s/>choose an operation u want to make in the list:</text:p>
      <text:p text:style-name="P20">a. insert in the beginning.</text:p>
      <text:p text:style-name="P20">b. insert in the last. </text:p>
      <text:p text:style-name="P20">c. insert in the nth position. </text:p>
      <text:p text:style-name="P20">d. remove from first position. </text:p>
      <text:p text:style-name="P20">e. remove from last position. </text:p>
      <text:p text:style-name="P20">f. remove from nth position. </text:p>
      <text:p text:style-name="P20">g. Find the number of elements <text:s/></text:p>
      <text:p text:style-name="P20">h. Search for a node </text:p>
      <text:p text:style-name="P20">i. Display the list </text:p>
      <text:p text:style-name="P20">j. Display the 'nth' node </text:p>
      <text:p text:style-name="P20">d</text:p>
      <text:p text:style-name="P20"/>
      <text:p text:style-name="P20"><text:s/>the deleted element is:1</text:p>
      <text:p text:style-name="P20">5<text:tab/>0<text:tab/>2<text:tab/>4<text:tab/></text:p>
      <text:p text:style-name="P20">do you want to do any more operations(y/n)?y</text:p>
      <text:p text:style-name="P20"/>
      <text:p text:style-name="P20"><text:s/>choose an operation u want to make in the list:</text:p>
      <text:p text:style-name="P20">a. insert in the beginning.</text:p>
      <text:p text:style-name="P20">b. insert in the last. </text:p>
      <text:p text:style-name="P20">c. insert in the nth position. </text:p>
      <text:p text:style-name="P20">d. remove from first position. </text:p>
      <text:p text:style-name="P20">e. remove from last position. </text:p>
      <text:p text:style-name="P20"><text:soft-page-break/>f. remove from nth position. </text:p>
      <text:p text:style-name="P20">g. Find the number of elements <text:s/></text:p>
      <text:p text:style-name="P20">h. Search for a node </text:p>
      <text:p text:style-name="P20">i. Display the list </text:p>
      <text:p text:style-name="P20">j. Display the 'nth' node </text:p>
      <text:p text:style-name="P20">e</text:p>
      <text:p text:style-name="P20"/>
      <text:p text:style-name="P20"><text:s/>the deleted element is:4</text:p>
      <text:p text:style-name="P20">5<text:tab/>0<text:tab/>2<text:tab/></text:p>
      <text:p text:style-name="P20">do you want to do any more operations(y/n)?y</text:p>
      <text:p text:style-name="P20"/>
      <text:p text:style-name="P20"><text:s/>choose an operation u want to make in the list:</text:p>
      <text:p text:style-name="P20">a. insert in the beginning.</text:p>
      <text:p text:style-name="P20">b. insert in the last. </text:p>
      <text:p text:style-name="P20">c. insert in the nth position. </text:p>
      <text:p text:style-name="P20">d. remove from first position. </text:p>
      <text:p text:style-name="P20">e. remove from last position. </text:p>
      <text:p text:style-name="P20">f. remove from nth position. </text:p>
      <text:p text:style-name="P20">g. Find the number of elements <text:s/></text:p>
      <text:p text:style-name="P20">h. Search for a node </text:p>
      <text:p text:style-name="P20">i. Display the list </text:p>
      <text:p text:style-name="P20">j. Display the 'nth' node </text:p>
      <text:p text:style-name="P20">f</text:p>
      <text:p text:style-name="P20"/>
      <text:p text:style-name="P20">enter position:2</text:p>
      <text:p text:style-name="P20"/>
      <text:p text:style-name="P20">deleted element is:0</text:p>
      <text:p text:style-name="P20">5<text:tab/>2<text:tab/></text:p>
      <text:p text:style-name="P20">do you want to do any more operations(y/n)?y</text:p>
      <text:p text:style-name="P20"/>
      <text:p text:style-name="P20"><text:s/>choose an operation u want to make in the list:</text:p>
      <text:p text:style-name="P20">a. insert in the beginning.</text:p>
      <text:p text:style-name="P20">b. insert in the last. </text:p>
      <text:p text:style-name="P20">c. insert in the nth position. </text:p>
      <text:p text:style-name="P20">d. remove from first position. </text:p>
      <text:p text:style-name="P20">e. remove from last position. </text:p>
      <text:p text:style-name="P20">f. remove from nth position. </text:p>
      <text:p text:style-name="P20">g. Find the number of elements <text:s/></text:p>
      <text:p text:style-name="P20">h. Search for a node </text:p>
      <text:p text:style-name="P20">i. Display the list </text:p>
      <text:p text:style-name="P20">j. Display the 'nth' node </text:p>
      <text:p text:style-name="P20">g</text:p>
      <text:p text:style-name="P20"/>
      <text:p text:style-name="P20">list size:2</text:p>
      <text:p text:style-name="P20">do you want to do any more operations(y/n)?y</text:p>
      <text:p text:style-name="P20"/>
      <text:p text:style-name="P20"><text:s/>choose an operation u want to make in the list:</text:p>
      <text:p text:style-name="P20">a. insert in the beginning.</text:p>
      <text:p text:style-name="P20"><text:soft-page-break/>b. insert in the last. </text:p>
      <text:p text:style-name="P20">c. insert in the nth position. </text:p>
      <text:p text:style-name="P20">d. remove from first position. </text:p>
      <text:p text:style-name="P20">e. remove from last position. </text:p>
      <text:p text:style-name="P20">f. remove from nth position. </text:p>
      <text:p text:style-name="P20">g. Find the number of elements <text:s/></text:p>
      <text:p text:style-name="P20">h. Search for a node </text:p>
      <text:p text:style-name="P20">i. Display the list </text:p>
      <text:p text:style-name="P20">j. Display the 'nth' node </text:p>
      <text:p text:style-name="P20">h</text:p>
      <text:p text:style-name="P20"/>
      <text:p text:style-name="P20">enter the node to be searched for:3</text:p>
      <text:p text:style-name="P20"/>
      <text:p text:style-name="P20"><text:s/>element not found!</text:p>
      <text:p text:style-name="P20">do you want to do any more operations(y/n)?y</text:p>
      <text:p text:style-name="P20"/>
      <text:p text:style-name="P20"><text:s/>choose an operation u want to make in the list:</text:p>
      <text:p text:style-name="P20">a. insert in the beginning.</text:p>
      <text:p text:style-name="P20">b. insert in the last. </text:p>
      <text:p text:style-name="P20">c. insert in the nth position. </text:p>
      <text:p text:style-name="P20">d. remove from first position. </text:p>
      <text:p text:style-name="P20">e. remove from last position. </text:p>
      <text:p text:style-name="P20">f. remove from nth position. </text:p>
      <text:p text:style-name="P20">g. Find the number of elements <text:s/></text:p>
      <text:p text:style-name="P20">h. Search for a node </text:p>
      <text:p text:style-name="P20">i. Display the list </text:p>
      <text:p text:style-name="P20">j. Display the 'nth' node </text:p>
      <text:p text:style-name="P20">i</text:p>
      <text:p text:style-name="P20">5<text:tab/>2<text:tab/></text:p>
      <text:p text:style-name="P20">do you want to do any more operations(y/n)?j</text:p>
      <text:p text:style-name="P20"/>
      <text:p text:style-name="P20"><text:s/>choose an operation u want to make in the list:</text:p>
      <text:p text:style-name="P20">a. insert in the beginning.</text:p>
      <text:p text:style-name="P20">b. insert in the last. </text:p>
      <text:p text:style-name="P20">c. insert in the nth position. </text:p>
      <text:p text:style-name="P20">d. remove from first position. </text:p>
      <text:p text:style-name="P20">e. remove from last position. </text:p>
      <text:p text:style-name="P20">f. remove from nth position. </text:p>
      <text:p text:style-name="P20">g. Find the number of elements <text:s/></text:p>
      <text:p text:style-name="P20">h. Search for a node </text:p>
      <text:p text:style-name="P20">i. Display the list </text:p>
      <text:p text:style-name="P20">j. Display the 'nth' node </text:p>
      <text:p text:style-name="P20">1</text:p>
      <text:p text:style-name="P20">given operation not possible!</text:p>
      <text:p text:style-name="P20">do you want to do any more operations(y/n)?y</text:p>
      <text:p text:style-name="P20"/>
      <text:p text:style-name="P20"><text:s/>choose an operation u want to make in the list:</text:p>
      <text:p text:style-name="P20">a. insert in the beginning.</text:p>
      <text:p text:style-name="P20"><text:soft-page-break/>b. insert in the last. </text:p>
      <text:p text:style-name="P20">c. insert in the nth position. </text:p>
      <text:p text:style-name="P20">d. remove from first position. </text:p>
      <text:p text:style-name="P20">e. remove from last position. </text:p>
      <text:p text:style-name="P20">f. remove from nth position. </text:p>
      <text:p text:style-name="P20">g. Find the number of elements <text:s/></text:p>
      <text:p text:style-name="P20">h. Search for a node </text:p>
      <text:p text:style-name="P20">i. Display the list </text:p>
      <text:p text:style-name="P20">j. Display the 'nth' node </text:p>
      <text:p text:style-name="P20">j</text:p>
      <text:p text:style-name="P20"/>
      <text:p text:style-name="P20">enter the node to be displayed:1</text:p>
      <text:p text:style-name="P20"/>
      <text:p text:style-name="P20"><text:s/>the required element is 5</text:p>
      <text:p text:style-name="P20">do you want to do any more operations(y/n)?n</text:p>
      <text:p text:style-name="P20"/>
      <text:p text:style-name="P20">Process returned 0 (0x0) <text:s text:c="2"/>execution time : 107.980 s</text:p>
      <text:p text:style-name="P20">Press ENTER to continue.</text:p>
      <text:p text:style-name="P61"/>
      <text:p text:style-name="P15"/>
      <text:p text:style-name="P60"/>
      <text:p text:style-name="P15">3) <text:span text:style-name="T27">PROBLEM: </text:span><text:span text:style-name="T9">Implement a stack using singly linked list.</text:span></text:p>
      <text:p text:style-name="P33"><text:s text:c="13"/></text:p>
      <text:p text:style-name="P26"><text:s text:c="4"/>ALGORITHM:</text:p>
      <text:list xml:id="list3011553558028551546" text:style-name="L13">
        <text:list-header>
          <text:p text:style-name="P63"/>
        </text:list-header>
        <text:list-item>
          <text:p text:style-name="P63">START.</text:p>
        </text:list-item>
        <text:list-item>
          <text:p text:style-name="P63">Create a class stack <text:span text:style-name="T28">and a structure node</text:span>.</text:p>
        </text:list-item>
        <text:list-item>
          <text:p text:style-name="P63">Implement the stack using a linked list by making the stack elements nodes.</text:p>
        </text:list-item>
        <text:list-item>
          <text:p text:style-name="P63">Insertion into the stack(push()) is implemented by the function insert_last().</text:p>
        </text:list-item>
        <text:list-item>
          <text:p text:style-name="P63">Removal from the stack(pop) is done using remove_last(). </text:p>
        </text:list-item>
        <text:list-item>
          <text:p text:style-name="P63">Display the stack elements using display().</text:p>
        </text:list-item>
        <text:list-item>
          <text:p text:style-name="P63">Display the number of elements using find_size().</text:p>
        </text:list-item>
        <text:list-item>
          <text:p text:style-name="P63">STOP.</text:p>
        </text:list-item>
      </text:list>
      <text:p text:style-name="P22"/>
      <text:p text:style-name="P22"/>
      <text:p text:style-name="P26"><text:s text:c="4"/>SOURCE CODE:</text:p>
      <text:p text:style-name="P28"/>
      <text:p text:style-name="P28"><text:s text:c="3"/></text:p>
      <text:p text:style-name="P24">#include&lt;iostream&gt;</text:p>
      <text:p text:style-name="P24">using namespace std;</text:p>
      <text:p text:style-name="P24"/>
      <text:p text:style-name="P24">struct node{</text:p>
      <text:p text:style-name="P24"/>
      <text:p text:style-name="P24"><text:s text:c="5"/>int data;</text:p>
      <text:p text:style-name="P24"><text:s text:c="5"/>node *next;</text:p>
      <text:p text:style-name="P24"/>
      <text:p text:style-name="P24"><text:s/>};</text:p>
      <text:p text:style-name="P24"/>
      <text:p text:style-name="P24">class stack{</text:p>
      <text:p text:style-name="P24"/>
      <text:p text:style-name="P24"><text:soft-page-break/>int size;</text:p>
      <text:p text:style-name="P24"/>
      <text:p text:style-name="P24">node *head,*ptr,*newptr,*t,*last,*temp;</text:p>
      <text:p text:style-name="P24"/>
      <text:p text:style-name="P24">public:</text:p>
      <text:p text:style-name="P24">stack():head(NULL){}</text:p>
      <text:p text:style-name="P24"/>
      <text:p text:style-name="P24">node *create_node()</text:p>
      <text:p text:style-name="P24"><text:s text:c="5"/>{</text:p>
      <text:p text:style-name="P24"><text:s text:c="9"/>int n;</text:p>
      <text:p text:style-name="P24"/>
      <text:p text:style-name="P24"><text:s text:c="9"/>cout&lt;&lt;"\nenter the element:";</text:p>
      <text:p text:style-name="P24"><text:s text:c="9"/>cin&gt;&gt;n;</text:p>
      <text:p text:style-name="P24"/>
      <text:p text:style-name="P24"><text:s text:c="9"/>ptr =new node;</text:p>
      <text:p text:style-name="P24"><text:s text:c="9"/>ptr-&gt;data=n;</text:p>
      <text:p text:style-name="P24"><text:s text:c="9"/>ptr-&gt;next=NULL;</text:p>
      <text:p text:style-name="P24"/>
      <text:p text:style-name="P24"><text:s text:c="9"/>return ptr;</text:p>
      <text:p text:style-name="P24"/>
      <text:p text:style-name="P24"><text:s text:c="5"/>}</text:p>
      <text:p text:style-name="P24"/>
      <text:p text:style-name="P24"><text:s/>void push() <text:s text:c="3"/>//same as insert_last()</text:p>
      <text:p text:style-name="P24"><text:s/>{</text:p>
      <text:p text:style-name="P24"><text:s text:c="5"/>newptr = create_node();</text:p>
      <text:p text:style-name="P24"/>
      <text:p text:style-name="P24"><text:s text:c="5"/>if(head==NULL)</text:p>
      <text:p text:style-name="P24"><text:s text:c="7"/>head=newptr;</text:p>
      <text:p text:style-name="P24"/>
      <text:p text:style-name="P24"><text:s text:c="5"/>else</text:p>
      <text:p text:style-name="P24"><text:s text:c="5"/>{</text:p>
      <text:p text:style-name="P24"><text:s text:c="9"/>last=newptr;</text:p>
      <text:p text:style-name="P24"/>
      <text:p text:style-name="P24"><text:s text:c="9"/>t=head;</text:p>
      <text:p text:style-name="P24"/>
      <text:p text:style-name="P24"><text:s text:c="9"/>while(t-&gt;next!=NULL)</text:p>
      <text:p text:style-name="P24"><text:s text:c="9"/>{</text:p>
      <text:p text:style-name="P24"><text:s text:c="13"/>t=t-&gt;next;</text:p>
      <text:p text:style-name="P24"><text:s text:c="9"/>}</text:p>
      <text:p text:style-name="P24"/>
      <text:p text:style-name="P24"><text:s text:c="9"/>t-&gt;next=last;</text:p>
      <text:p text:style-name="P24"/>
      <text:p text:style-name="P24"><text:s text:c="5"/>}</text:p>
      <text:p text:style-name="P24"><text:s/>}</text:p>
      <text:p text:style-name="P24"/>
      <text:p text:style-name="P24"><text:s text:c="2"/>void pop() <text:s text:c="5"/>//same as remove_last()</text:p>
      <text:p text:style-name="P24"><text:s/>{</text:p>
      <text:p text:style-name="P24"><text:s text:c="4"/>if(head==NULL)</text:p>
      <text:p text:style-name="P24"><text:s text:c="4"/>cout&lt;&lt;"\n empty list!!!deletions not possible!!!\n";</text:p>
      <text:p text:style-name="P24"/>
      <text:p text:style-name="P24"><text:s text:c="4"/>else</text:p>
      <text:p text:style-name="P24"><text:s text:c="4"/>{</text:p>
      <text:p text:style-name="P24"><text:s text:c="8"/>t=head;</text:p>
      <text:p text:style-name="P24"/>
      <text:p text:style-name="P24"><text:s text:c="13"/>while(t-&gt;next!=NULL)</text:p>
      <text:p text:style-name="P24"><text:soft-page-break/><text:s text:c="13"/>{ <text:s text:c="2"/>temp=t;</text:p>
      <text:p text:style-name="P24"><text:s text:c="17"/>t=t-&gt;next;</text:p>
      <text:p text:style-name="P24"><text:s text:c="13"/>}</text:p>
      <text:p text:style-name="P24"/>
      <text:p text:style-name="P24"><text:s text:c="7"/>temp-&gt;next=NULL;</text:p>
      <text:p text:style-name="P24"/>
      <text:p text:style-name="P24"><text:s text:c="7"/>cout&lt;&lt;"\n element deleted:"&lt;&lt;t-&gt;data;</text:p>
      <text:p text:style-name="P24"/>
      <text:p text:style-name="P24"><text:s text:c="7"/>delete t;</text:p>
      <text:p text:style-name="P24"/>
      <text:p text:style-name="P24"><text:s text:c="4"/>}</text:p>
      <text:p text:style-name="P24"><text:s/>}</text:p>
      <text:p text:style-name="P24"/>
      <text:p text:style-name="P24"><text:s/>int find_size()</text:p>
      <text:p text:style-name="P24"><text:s/>{</text:p>
      <text:p text:style-name="P24"><text:s text:c="5"/>int s=0;</text:p>
      <text:p text:style-name="P24"/>
      <text:p text:style-name="P24"><text:s text:c="5"/>if(head==NULL)</text:p>
      <text:p text:style-name="P24"><text:s text:c="5"/>{</text:p>
      <text:p text:style-name="P24"><text:s text:c="7"/>return 0;</text:p>
      <text:p text:style-name="P24"><text:s text:c="5"/>}</text:p>
      <text:p text:style-name="P24"/>
      <text:p text:style-name="P24"><text:s text:c="5"/>else</text:p>
      <text:p text:style-name="P24"><text:s text:c="5"/>{</text:p>
      <text:p text:style-name="P24"><text:s text:c="5"/>t=head;</text:p>
      <text:p text:style-name="P24"/>
      <text:p text:style-name="P24"><text:s text:c="5"/>while(t!=NULL)</text:p>
      <text:p text:style-name="P24"><text:s text:c="5"/>{</text:p>
      <text:p text:style-name="P24"><text:s text:c="9"/>s++;</text:p>
      <text:p text:style-name="P24"><text:s text:c="9"/>t=t-&gt;next;</text:p>
      <text:p text:style-name="P24"><text:s text:c="5"/>}</text:p>
      <text:p text:style-name="P24"/>
      <text:p text:style-name="P24"><text:s text:c="4"/>return s;</text:p>
      <text:p text:style-name="P24"><text:s text:c="4"/>}</text:p>
      <text:p text:style-name="P24"><text:s/>}</text:p>
      <text:p text:style-name="P24"/>
      <text:p text:style-name="P24"><text:s/>void display()</text:p>
      <text:p text:style-name="P24"><text:s/>{</text:p>
      <text:p text:style-name="P24"><text:s text:c="5"/>t=head;</text:p>
      <text:p text:style-name="P24"/>
      <text:p text:style-name="P24"><text:s text:c="5"/>if(t==NULL)</text:p>
      <text:p text:style-name="P24"><text:s text:c="5"/>cout&lt;&lt;"\nempty stack!";</text:p>
      <text:p text:style-name="P24"/>
      <text:p text:style-name="P24"><text:s text:c="5"/>else</text:p>
      <text:p text:style-name="P24"><text:s text:c="5"/>{</text:p>
      <text:p text:style-name="P24"><text:s text:c="6"/>while(t!=NULL)</text:p>
      <text:p text:style-name="P24"><text:s text:c="6"/>{</text:p>
      <text:p text:style-name="P24"><text:s text:c="9"/>cout&lt;&lt;t-&gt;data&lt;&lt;"--&gt;";</text:p>
      <text:p text:style-name="P24"/>
      <text:p text:style-name="P24"><text:s text:c="9"/>t=t-&gt;next;</text:p>
      <text:p text:style-name="P24"><text:s text:c="6"/>}</text:p>
      <text:p text:style-name="P24"><text:s text:c="5"/>}</text:p>
      <text:p text:style-name="P24"><text:s text:c="2"/>}</text:p>
      <text:p text:style-name="P24">};</text:p>
      <text:p text:style-name="P24"/>
      <text:p text:style-name="P24"><text:soft-page-break/>main()</text:p>
      <text:p text:style-name="P24">{</text:p>
      <text:p text:style-name="P24"><text:s text:c="4"/>int flag=1,n,c;</text:p>
      <text:p text:style-name="P24"><text:s text:c="4"/>char x;</text:p>
      <text:p text:style-name="P24"><text:s text:c="4"/>stack st;</text:p>
      <text:p text:style-name="P24"/>
      <text:p text:style-name="P24"><text:s text:c="4"/>do{</text:p>
      <text:p text:style-name="P24"/>
      <text:p text:style-name="P24"><text:s text:c="4"/>cout&lt;&lt;"\n choose an operation u want to make in the stack:\n";</text:p>
      <text:p text:style-name="P24"><text:s text:c="4"/>cout&lt;&lt;"1. insert an element.\n"</text:p>
      <text:p text:style-name="P24"><text:s text:c="8"/>&lt;&lt;"2. remove an element. \n"</text:p>
      <text:p text:style-name="P24"><text:s text:c="8"/>&lt;&lt;"3. Find the number of elements <text:s/>\n"</text:p>
      <text:p text:style-name="P24"><text:s text:c="8"/>&lt;&lt;"4. Display the list \n\n";</text:p>
      <text:p text:style-name="P24"/>
      <text:p text:style-name="P24"><text:s text:c="8"/>cin&gt;&gt;c;</text:p>
      <text:p text:style-name="P24"/>
      <text:p text:style-name="P24"><text:s text:c="8"/>switch(c)</text:p>
      <text:p text:style-name="P24"><text:s text:c="8"/>{</text:p>
      <text:p text:style-name="P24"><text:s text:c="12"/>case 1:st.push();</text:p>
      <text:p text:style-name="P24"><text:s text:c="21"/>st.display();</text:p>
      <text:p text:style-name="P24"><text:s text:c="21"/>break;</text:p>
      <text:p text:style-name="P24"/>
      <text:p text:style-name="P24"><text:s text:c="12"/>case 2:st.pop();</text:p>
      <text:p text:style-name="P24"><text:s text:c="22"/>break;</text:p>
      <text:p text:style-name="P24"/>
      <text:p text:style-name="P24"><text:s text:c="12"/>case 3:int s;</text:p>
      <text:p text:style-name="P24"><text:s text:c="21"/>s=st.find_size();</text:p>
      <text:p text:style-name="P24"><text:s text:c="21"/>cout&lt;&lt;"\nsize of the list is:"&lt;&lt;s;</text:p>
      <text:p text:style-name="P24"><text:s text:c="22"/>break;</text:p>
      <text:p text:style-name="P24"/>
      <text:p text:style-name="P24"><text:s text:c="12"/>case 4:cout&lt;&lt;"\nthe list is:";</text:p>
      <text:p text:style-name="P24"><text:s text:c="21"/>st.display();</text:p>
      <text:p text:style-name="P24"><text:s text:c="22"/>break;</text:p>
      <text:p text:style-name="P24"/>
      <text:p text:style-name="P24"><text:s text:c="12"/>default: <text:s/>cout&lt;&lt;"given operation not possible!";</text:p>
      <text:p text:style-name="P24"><text:s text:c="20"/>break;</text:p>
      <text:p text:style-name="P24"><text:s text:c="9"/>}</text:p>
      <text:p text:style-name="P24"/>
      <text:p text:style-name="P24"><text:s text:c="9"/>cout&lt;&lt;"\ndo you want to do any more operations(y/n)?";</text:p>
      <text:p text:style-name="P24"><text:s text:c="9"/>cin&gt;&gt;x;</text:p>
      <text:p text:style-name="P24"/>
      <text:p text:style-name="P24"><text:s text:c="9"/>if(x=='n')</text:p>
      <text:p text:style-name="P24"><text:s text:c="9"/>flag=0;</text:p>
      <text:p text:style-name="P24"/>
      <text:p text:style-name="P24"><text:s text:c="3"/>}while(flag==1);</text:p>
      <text:p text:style-name="P24"/>
      <text:p text:style-name="P24"><text:s text:c="4"/>return 0;</text:p>
      <text:p text:style-name="P24"/>
      <text:p text:style-name="P24">}</text:p>
      <text:p text:style-name="P27"/>
      <text:p text:style-name="P26"><text:s text:c="4"/>TESTING:</text:p>
      <text:p text:style-name="P26"/>
      <text:p text:style-name="P24"><text:s/>choose an operation u want to make in the stack: </text:p>
      <text:p text:style-name="P24">1. insert an element. </text:p>
      <text:p text:style-name="P24"><text:soft-page-break/>2. remove an element. </text:p>
      <text:p text:style-name="P24">3. Find the number of elements <text:s/></text:p>
      <text:p text:style-name="P24">4. Display the list </text:p>
      <text:p text:style-name="P24"/>
      <text:p text:style-name="P24">1 </text:p>
      <text:p text:style-name="P24"/>
      <text:p text:style-name="P24">enter the element:1 </text:p>
      <text:p text:style-name="P24">1--&gt; </text:p>
      <text:p text:style-name="P24">do you want to do any more operations(y/n)?y </text:p>
      <text:p text:style-name="P24"/>
      <text:p text:style-name="P24"><text:s/>choose an operation u want to make in the stack: </text:p>
      <text:p text:style-name="P24">1. insert an element. </text:p>
      <text:p text:style-name="P24">2. remove an element. </text:p>
      <text:p text:style-name="P24">3. Find the number of elements <text:s/></text:p>
      <text:p text:style-name="P24">4. Display the list </text:p>
      <text:p text:style-name="P24"/>
      <text:p text:style-name="P24">1 </text:p>
      <text:p text:style-name="P24"/>
      <text:p text:style-name="P24">enter the element:2 </text:p>
      <text:p text:style-name="P24">1--&gt;2--&gt; </text:p>
      <text:p text:style-name="P24">do you want to do any more operations(y/n)?y </text:p>
      <text:p text:style-name="P24"/>
      <text:p text:style-name="P24"><text:s/>choose an operation u want to make in the stack: </text:p>
      <text:p text:style-name="P24">1. insert an element. </text:p>
      <text:p text:style-name="P24">2. remove an element. </text:p>
      <text:p text:style-name="P24">3. Find the number of elements <text:s/></text:p>
      <text:p text:style-name="P24">4. Display the list </text:p>
      <text:p text:style-name="P24"/>
      <text:p text:style-name="P24">1 </text:p>
      <text:p text:style-name="P24"/>
      <text:p text:style-name="P24">enter the element:3 </text:p>
      <text:p text:style-name="P24">1--&gt;2--&gt;3--&gt; </text:p>
      <text:p text:style-name="P24">do you want to do any more operations(y/n)?y </text:p>
      <text:p text:style-name="P24"/>
      <text:p text:style-name="P24"><text:s/>choose an operation u want to make in the stack: </text:p>
      <text:p text:style-name="P24">1. insert an element. </text:p>
      <text:p text:style-name="P24">2. remove an element. </text:p>
      <text:p text:style-name="P24">3. Find the number of elements <text:s/></text:p>
      <text:p text:style-name="P24">4. Display the list </text:p>
      <text:p text:style-name="P24"/>
      <text:p text:style-name="P24">2 </text:p>
      <text:p text:style-name="P24"/>
      <text:p text:style-name="P24"><text:s/>element deleted:3 </text:p>
      <text:p text:style-name="P24">do you want to do any more operations(y/n)?y </text:p>
      <text:p text:style-name="P24"/>
      <text:p text:style-name="P24"><text:s/>choose an operation u want to make in the stack: </text:p>
      <text:p text:style-name="P24">1. insert an element. </text:p>
      <text:p text:style-name="P24">2. remove an element. </text:p>
      <text:p text:style-name="P24">3. Find the number of elements <text:s/></text:p>
      <text:p text:style-name="P24">4. Display the list </text:p>
      <text:p text:style-name="P24"/>
      <text:p text:style-name="P24">3 </text:p>
      <text:p text:style-name="P24"/>
      <text:p text:style-name="P24">size of the list is:2 </text:p>
      <text:p text:style-name="P24">do you want to do any more operations(y/n)?y </text:p>
      <text:p text:style-name="P24"><text:soft-page-break/></text:p>
      <text:p text:style-name="P24"><text:s/>choose an operation u want to make in the stack: </text:p>
      <text:p text:style-name="P24">1. insert an element. </text:p>
      <text:p text:style-name="P24">2. remove an element. </text:p>
      <text:p text:style-name="P24">3. Find the number of elements <text:s/></text:p>
      <text:p text:style-name="P24">4. Display the list </text:p>
      <text:p text:style-name="P24"/>
      <text:p text:style-name="P24">4 </text:p>
      <text:p text:style-name="P24"/>
      <text:p text:style-name="P24">the list is:1--&gt;2--&gt; </text:p>
      <text:p text:style-name="P24">do you want to do any more operations(y/n)?n </text:p>
      <text:p text:style-name="P24"/>
      <text:p text:style-name="P24">Process returned 0 (0x0) <text:s text:c="2"/>execution time : 46.928 s </text:p>
      <text:p text:style-name="P24">Press ENTER to continue. </text:p>
      <text:p text:style-name="P24"/>
      <text:p text:style-name="P32"><text:span text:style-name="T1">4)</text:span> <text:span text:style-name="T1">PROBLEM: </text:span><text:span text:style-name="T8">Implement a queue using singly <text:s/>linked list.</text:span></text:p>
      <text:p text:style-name="P6"/>
      <text:p text:style-name="P29"><text:s text:c="4"/>ALGORITHM:</text:p>
      <text:p text:style-name="P29"/>
      <text:list xml:id="list643531120316638323" text:style-name="L14">
        <text:list-item>
          <text:p text:style-name="P65">START.</text:p>
        </text:list-item>
        <text:list-item>
          <text:p text:style-name="P65">Create a class <text:span text:style-name="T28">queue and a structure node</text:span>.</text:p>
        </text:list-item>
        <text:list-item>
          <text:p text:style-name="P65">Implement the <text:span text:style-name="T28">queue</text:span> using a linked list by making the <text:span text:style-name="T28">queue</text:span> elements nodes.</text:p>
        </text:list-item>
        <text:list-item>
          <text:p text:style-name="P65">Insertion into the <text:span text:style-name="T28">queue</text:span>(<text:span text:style-name="T28">enqueue</text:span>()) is implemented by the function insert_last().</text:p>
        </text:list-item>
        <text:list-item>
          <text:p text:style-name="P65">Removal from the <text:span text:style-name="T28">queue</text:span>(<text:span text:style-name="T28">dequeue()</text:span>) is done using remove_<text:span text:style-name="T28">beg</text:span>(). </text:p>
        </text:list-item>
        <text:list-item>
          <text:p text:style-name="P65">Display the <text:span text:style-name="T28">queue</text:span> elements using display().</text:p>
        </text:list-item>
        <text:list-item>
          <text:p text:style-name="P65">Display the number of elements using find_size().</text:p>
        </text:list-item>
        <text:list-item>
          <text:p text:style-name="P65">STOP.</text:p>
        </text:list-item>
      </text:list>
      <text:p text:style-name="P29"/>
      <text:p text:style-name="P29"><text:s text:c="4"/>SOURCE CODE:</text:p>
      <text:p text:style-name="P29"/>
      <text:p text:style-name="P35">#include&lt;iostream&gt;</text:p>
      <text:p text:style-name="P35">using namespace std;</text:p>
      <text:p text:style-name="P35"/>
      <text:p text:style-name="P35">struct node{</text:p>
      <text:p text:style-name="P35"/>
      <text:p text:style-name="P35"><text:s text:c="5"/>int data;</text:p>
      <text:p text:style-name="P35"><text:s text:c="5"/>node *next;</text:p>
      <text:p text:style-name="P35"/>
      <text:p text:style-name="P35"><text:s/>};</text:p>
      <text:p text:style-name="P35"/>
      <text:p text:style-name="P35">class queue{</text:p>
      <text:p text:style-name="P35"/>
      <text:p text:style-name="P35">int size;</text:p>
      <text:p text:style-name="P35"/>
      <text:p text:style-name="P35">node *head,*ptr,*newptr,*t,*last,*temp;</text:p>
      <text:p text:style-name="P35"/>
      <text:p text:style-name="P35">public:</text:p>
      <text:p text:style-name="P35">queue():head(NULL){}</text:p>
      <text:p text:style-name="P35"/>
      <text:p text:style-name="P35">node *create_node()</text:p>
      <text:p text:style-name="P35"><text:s text:c="5"/>{</text:p>
      <text:p text:style-name="P35"><text:s text:c="9"/>int n;</text:p>
      <text:p text:style-name="P35"><text:soft-page-break/></text:p>
      <text:p text:style-name="P35"><text:s text:c="9"/>cout&lt;&lt;"\nenter the element:";</text:p>
      <text:p text:style-name="P35"><text:s text:c="9"/>cin&gt;&gt;n;</text:p>
      <text:p text:style-name="P35"/>
      <text:p text:style-name="P35"><text:s text:c="9"/>ptr =new node;</text:p>
      <text:p text:style-name="P35"><text:s text:c="9"/>ptr-&gt;data=n;</text:p>
      <text:p text:style-name="P35"><text:s text:c="9"/>ptr-&gt;next=NULL;</text:p>
      <text:p text:style-name="P35"/>
      <text:p text:style-name="P35"><text:s text:c="9"/>return ptr;</text:p>
      <text:p text:style-name="P35"/>
      <text:p text:style-name="P35"><text:s text:c="5"/>}</text:p>
      <text:p text:style-name="P35"/>
      <text:p text:style-name="P35"><text:s/>void enqueue()</text:p>
      <text:p text:style-name="P35"><text:s/>{</text:p>
      <text:p text:style-name="P35"><text:s text:c="5"/>newptr = create_node();</text:p>
      <text:p text:style-name="P35"/>
      <text:p text:style-name="P35"><text:s text:c="5"/>if(head==NULL)</text:p>
      <text:p text:style-name="P35"><text:s text:c="7"/>head=newptr;</text:p>
      <text:p text:style-name="P35"/>
      <text:p text:style-name="P35"><text:s text:c="5"/>else</text:p>
      <text:p text:style-name="P35"><text:s text:c="5"/>{</text:p>
      <text:p text:style-name="P35"><text:s text:c="9"/>last=newptr;</text:p>
      <text:p text:style-name="P35"/>
      <text:p text:style-name="P35"><text:s text:c="9"/>t=head;</text:p>
      <text:p text:style-name="P35"/>
      <text:p text:style-name="P35"><text:s text:c="9"/>while(t-&gt;next!=NULL)</text:p>
      <text:p text:style-name="P35"><text:s text:c="9"/>{</text:p>
      <text:p text:style-name="P35"><text:s text:c="13"/>t=t-&gt;next;</text:p>
      <text:p text:style-name="P35"><text:s text:c="9"/>}</text:p>
      <text:p text:style-name="P35"/>
      <text:p text:style-name="P35"><text:s text:c="9"/>t-&gt;next=last;</text:p>
      <text:p text:style-name="P35"/>
      <text:p text:style-name="P35"><text:s text:c="5"/>}</text:p>
      <text:p text:style-name="P35"><text:s/>}</text:p>
      <text:p text:style-name="P35"/>
      <text:p text:style-name="P35"><text:s/>void dequeue()</text:p>
      <text:p text:style-name="P35"><text:s/>{</text:p>
      <text:p text:style-name="P35"><text:s text:c="5"/>if(head==NULL)</text:p>
      <text:p text:style-name="P35"><text:s text:c="5"/>{</text:p>
      <text:p text:style-name="P35"><text:s text:c="9"/>cout&lt;&lt;"\nlist is empty...no deletion possible!!! \n";</text:p>
      <text:p text:style-name="P35"><text:s text:c="5"/>}</text:p>
      <text:p text:style-name="P35"/>
      <text:p text:style-name="P35"><text:s text:c="5"/>else</text:p>
      <text:p text:style-name="P35"><text:s text:c="5"/>{</text:p>
      <text:p text:style-name="P35"><text:s text:c="9"/>t=head;</text:p>
      <text:p text:style-name="P35"/>
      <text:p text:style-name="P35"><text:s text:c="9"/>if(t-&gt;next==NULL)</text:p>
      <text:p text:style-name="P35"><text:s text:c="9"/>{</text:p>
      <text:p text:style-name="P35"><text:s text:c="13"/>head=NULL;</text:p>
      <text:p text:style-name="P35"><text:s text:c="13"/>cout&lt;&lt;"\n element deleted:"&lt;&lt;t-&gt;data;</text:p>
      <text:p text:style-name="P35"><text:s text:c="13"/>delete t;</text:p>
      <text:p text:style-name="P35"><text:s text:c="9"/>}</text:p>
      <text:p text:style-name="P35"/>
      <text:p text:style-name="P35"><text:soft-page-break/><text:s text:c="9"/>else</text:p>
      <text:p text:style-name="P35"><text:s text:c="9"/>{</text:p>
      <text:p text:style-name="P35"><text:s text:c="13"/>temp=head;</text:p>
      <text:p text:style-name="P35"><text:s text:c="13"/>head=temp-&gt;next;</text:p>
      <text:p text:style-name="P35"><text:s text:c="13"/>cout&lt;&lt;"\n element deleted:"&lt;&lt;temp-&gt;data;</text:p>
      <text:p text:style-name="P35"><text:s text:c="13"/>delete temp;</text:p>
      <text:p text:style-name="P35"><text:s text:c="9"/>}</text:p>
      <text:p text:style-name="P35"/>
      <text:p text:style-name="P35"><text:s text:c="5"/>}</text:p>
      <text:p text:style-name="P35"/>
      <text:p text:style-name="P35"><text:s/>}</text:p>
      <text:p text:style-name="P35"/>
      <text:p text:style-name="P35"><text:s/>int find_size()</text:p>
      <text:p text:style-name="P35"><text:s/>{</text:p>
      <text:p text:style-name="P35"><text:s text:c="5"/>int s=0;</text:p>
      <text:p text:style-name="P35"/>
      <text:p text:style-name="P35"><text:s text:c="5"/>if(head==NULL)</text:p>
      <text:p text:style-name="P35"><text:s text:c="5"/>{</text:p>
      <text:p text:style-name="P35"><text:s text:c="7"/>return 0;</text:p>
      <text:p text:style-name="P35"><text:s text:c="5"/>}</text:p>
      <text:p text:style-name="P35"/>
      <text:p text:style-name="P35"><text:s text:c="5"/>else</text:p>
      <text:p text:style-name="P35"><text:s text:c="5"/>{</text:p>
      <text:p text:style-name="P35"><text:s text:c="5"/>t=head;</text:p>
      <text:p text:style-name="P35"/>
      <text:p text:style-name="P35"><text:s text:c="5"/>while(t!=NULL)</text:p>
      <text:p text:style-name="P35"><text:s text:c="5"/>{</text:p>
      <text:p text:style-name="P35"><text:s text:c="9"/>s++;</text:p>
      <text:p text:style-name="P35"><text:s text:c="9"/>t=t-&gt;next;</text:p>
      <text:p text:style-name="P35"><text:s text:c="5"/>}</text:p>
      <text:p text:style-name="P35"/>
      <text:p text:style-name="P35"><text:s text:c="4"/>return s;</text:p>
      <text:p text:style-name="P35"><text:s text:c="4"/>}</text:p>
      <text:p text:style-name="P35"><text:s/>}</text:p>
      <text:p text:style-name="P35"/>
      <text:p text:style-name="P35"><text:s/>void display()</text:p>
      <text:p text:style-name="P35"><text:s/>{</text:p>
      <text:p text:style-name="P35"><text:s text:c="5"/>t=head;</text:p>
      <text:p text:style-name="P35"/>
      <text:p text:style-name="P35"><text:s text:c="5"/>while(t!=NULL)</text:p>
      <text:p text:style-name="P35"><text:s text:c="5"/>{</text:p>
      <text:p text:style-name="P35"><text:s text:c="9"/>cout&lt;&lt;t-&gt;data&lt;&lt;"--&gt;";</text:p>
      <text:p text:style-name="P35"/>
      <text:p text:style-name="P35"><text:s text:c="9"/>t=t-&gt;next;</text:p>
      <text:p text:style-name="P35"><text:s text:c="5"/>}</text:p>
      <text:p text:style-name="P35"/>
      <text:p text:style-name="P35"><text:s/>}</text:p>
      <text:p text:style-name="P35"/>
      <text:p text:style-name="P35">};</text:p>
      <text:p text:style-name="P35"/>
      <text:p text:style-name="P35">main()</text:p>
      <text:p text:style-name="P35">{</text:p>
      <text:p text:style-name="P35"><text:s text:c="4"/>int flag=1,n,c;</text:p>
      <text:p text:style-name="P35"><text:soft-page-break/><text:s text:c="4"/>char x;</text:p>
      <text:p text:style-name="P35"><text:s text:c="5"/>queue q;</text:p>
      <text:p text:style-name="P35"/>
      <text:p text:style-name="P35"><text:s text:c="4"/>do{</text:p>
      <text:p text:style-name="P35"/>
      <text:p text:style-name="P35"><text:s text:c="4"/>cout&lt;&lt;"\n choose an operation u want to make in the queue:\n";</text:p>
      <text:p text:style-name="P35"><text:s text:c="4"/>cout&lt;&lt;"1. insert an element.\n"</text:p>
      <text:p text:style-name="P35"><text:s text:c="8"/>&lt;&lt;"2. remove an element. \n"</text:p>
      <text:p text:style-name="P35"><text:s text:c="8"/>&lt;&lt;"3. find the number of elements. \n"</text:p>
      <text:p text:style-name="P35"><text:s text:c="8"/>&lt;&lt;"4. display the queue elements. \n";</text:p>
      <text:p text:style-name="P35"/>
      <text:p text:style-name="P35"><text:s text:c="8"/>cin&gt;&gt;c;</text:p>
      <text:p text:style-name="P35"/>
      <text:p text:style-name="P35"><text:s text:c="8"/>switch(c)</text:p>
      <text:p text:style-name="P35"><text:s text:c="8"/>{</text:p>
      <text:p text:style-name="P35"><text:s text:c="12"/>case 1:q.enqueue();</text:p>
      <text:p text:style-name="P35"><text:s text:c="21"/>q.display();</text:p>
      <text:p text:style-name="P35"><text:s text:c="21"/>break;</text:p>
      <text:p text:style-name="P35"/>
      <text:p text:style-name="P35"/>
      <text:p text:style-name="P35"><text:s text:c="12"/>case 2:q.dequeue();</text:p>
      <text:p text:style-name="P35"><text:s text:c="22"/>break;</text:p>
      <text:p text:style-name="P35"/>
      <text:p text:style-name="P35"><text:s text:c="12"/>case 3:int s;</text:p>
      <text:p text:style-name="P35"><text:s text:c="21"/>s=q.find_size();</text:p>
      <text:p text:style-name="P35"><text:s text:c="21"/>cout&lt;&lt;"\nsize of the list is:"&lt;&lt;s;</text:p>
      <text:p text:style-name="P35"><text:s text:c="22"/>break;</text:p>
      <text:p text:style-name="P35"/>
      <text:p text:style-name="P35"><text:s text:c="12"/>case 4:cout&lt;&lt;"\nthe list is:";</text:p>
      <text:p text:style-name="P35"><text:s text:c="21"/>q.display();</text:p>
      <text:p text:style-name="P35"><text:s text:c="22"/>break;</text:p>
      <text:p text:style-name="P35"/>
      <text:p text:style-name="P35"><text:s text:c="12"/>default: <text:s/>cout&lt;&lt;"given operation not possible!";</text:p>
      <text:p text:style-name="P35"><text:s text:c="20"/>break;</text:p>
      <text:p text:style-name="P35"><text:s text:c="9"/>}</text:p>
      <text:p text:style-name="P35"/>
      <text:p text:style-name="P35"><text:s text:c="9"/>cout&lt;&lt;"\ndo you want to do any more operations(y/n)?";</text:p>
      <text:p text:style-name="P35"><text:s text:c="9"/>cin&gt;&gt;x;</text:p>
      <text:p text:style-name="P35"/>
      <text:p text:style-name="P35"><text:s text:c="9"/>if(x=='n')</text:p>
      <text:p text:style-name="P35"><text:s text:c="9"/>flag=0;</text:p>
      <text:p text:style-name="P35"/>
      <text:p text:style-name="P35"><text:s text:c="3"/>}while(flag==1);</text:p>
      <text:p text:style-name="P35"/>
      <text:p text:style-name="P35"><text:s text:c="4"/>return 0;</text:p>
      <text:p text:style-name="P35"/>
      <text:p text:style-name="P35">}</text:p>
      <text:p text:style-name="P29"/>
      <text:p text:style-name="P29"/>
      <text:p text:style-name="P29"><text:s text:c="4"/>TESTING:</text:p>
      <text:p text:style-name="P34"/>
      <text:p text:style-name="P35"><text:s/>choose an operation u want to make in the queue: </text:p>
      <text:p text:style-name="P35"><text:soft-page-break/>1. insert an element. </text:p>
      <text:p text:style-name="P35">2. remove an element. </text:p>
      <text:p text:style-name="P35">3. find the number of elements. </text:p>
      <text:p text:style-name="P35">4. display the queue elements. </text:p>
      <text:p text:style-name="P35">1 </text:p>
      <text:p text:style-name="P35"/>
      <text:p text:style-name="P35">enter the element:1 </text:p>
      <text:p text:style-name="P35">1--&gt; </text:p>
      <text:p text:style-name="P35">do you want to do any more operations(y/n)?y </text:p>
      <text:p text:style-name="P35"/>
      <text:p text:style-name="P35"><text:s/>choose an operation u want to make in the queue: </text:p>
      <text:p text:style-name="P35">1. insert an element. </text:p>
      <text:p text:style-name="P35">2. remove an element. </text:p>
      <text:p text:style-name="P35">3. find the number of elements. </text:p>
      <text:p text:style-name="P35">4. display the queue elements. </text:p>
      <text:p text:style-name="P35">1 </text:p>
      <text:p text:style-name="P35"/>
      <text:p text:style-name="P35">enter the element:2 </text:p>
      <text:p text:style-name="P35">1--&gt;2--&gt; </text:p>
      <text:p text:style-name="P35">do you want to do any more operations(y/n)?y </text:p>
      <text:p text:style-name="P35"/>
      <text:p text:style-name="P35"><text:s/>choose an operation u want to make in the queue: </text:p>
      <text:p text:style-name="P35">1. insert an element. </text:p>
      <text:p text:style-name="P35">2. remove an element. </text:p>
      <text:p text:style-name="P35">3. find the number of elements. </text:p>
      <text:p text:style-name="P35">4. display the queue elements. </text:p>
      <text:p text:style-name="P35">1 </text:p>
      <text:p text:style-name="P35"/>
      <text:p text:style-name="P35">enter the element:3 </text:p>
      <text:p text:style-name="P35">1--&gt;2--&gt;3--&gt; </text:p>
      <text:p text:style-name="P35">do you want to do any more operations(y/n)?y </text:p>
      <text:p text:style-name="P35"/>
      <text:p text:style-name="P35"><text:s/>choose an operation u want to make in the queue: </text:p>
      <text:p text:style-name="P35">1. insert an element. </text:p>
      <text:p text:style-name="P35">2. remove an element. </text:p>
      <text:p text:style-name="P35">3. find the number of elements. </text:p>
      <text:p text:style-name="P35">4. display the queue elements. </text:p>
      <text:p text:style-name="P35">2 </text:p>
      <text:p text:style-name="P35"/>
      <text:p text:style-name="P35"><text:s/>element deleted:1 </text:p>
      <text:p text:style-name="P35">do you want to do any more operations(y/n)?y </text:p>
      <text:p text:style-name="P35"/>
      <text:p text:style-name="P35"><text:s/>choose an operation u want to make in the queue: </text:p>
      <text:p text:style-name="P35">1. insert an element. </text:p>
      <text:p text:style-name="P35">2. remove an element. </text:p>
      <text:p text:style-name="P35">3. find the number of elements. </text:p>
      <text:p text:style-name="P35">4. display the queue elements. </text:p>
      <text:p text:style-name="P35">3 </text:p>
      <text:p text:style-name="P35"/>
      <text:p text:style-name="P35">size of the list is:2 </text:p>
      <text:p text:style-name="P35">do you want to do any more operations(y/n)?y </text:p>
      <text:p text:style-name="P35"/>
      <text:p text:style-name="P35"><text:s/>choose an operation u want to make in the queue: </text:p>
      <text:p text:style-name="P35"><text:soft-page-break/>1. insert an element. </text:p>
      <text:p text:style-name="P35">2. remove an element. </text:p>
      <text:p text:style-name="P35">3. find the number of elements. </text:p>
      <text:p text:style-name="P35">4. display the queue elements. </text:p>
      <text:p text:style-name="P35">4 </text:p>
      <text:p text:style-name="P35"/>
      <text:p text:style-name="P35">the list is:2--&gt;3--&gt; </text:p>
      <text:p text:style-name="P35">do you want to do any more operations(y/n)?n </text:p>
      <text:p text:style-name="P35"/>
      <text:p text:style-name="P35">Process returned 0 (0x0) <text:s text:c="2"/>execution time : 35.368 s </text:p>
      <text:p text:style-name="P35">Press ENTER to continue. </text:p>
      <text:p text:style-name="P31"/>
      <text:p text:style-name="P29">5) PROBLEM:<text:span text:style-name="T5">Implement a deque using singly linked list. </text:span><text:span text:style-name="T6">( deletion restricted dequeue: only at front.)</text:span></text:p>
      <text:p text:style-name="P7"/>
      <text:p text:style-name="P30"><text:s text:c="4"/></text:p>
      <text:p text:style-name="P30">ALGORITHM:</text:p>
      <text:p text:style-name="P23"><text:s text:c="13"/></text:p>
      <text:list xml:id="list4738921215476946426" text:style-name="L15">
        <text:list-item>
          <text:p text:style-name="P66"><text:s text:c="2"/><text:span text:style-name="T28">START.</text:span></text:p>
        </text:list-item>
        <text:list-item>
          <text:p text:style-name="P66"><text:s text:c="2"/><text:span text:style-name="T28">C</text:span>reate a class <text:span text:style-name="T28">dequeue and a structure node</text:span>.</text:p>
        </text:list-item>
        <text:list-item>
          <text:p text:style-name="P66">Implement the <text:span text:style-name="T28">dequeue</text:span> using a linked list by making the <text:span text:style-name="T28">dequeue</text:span> elements nodes.</text:p>
        </text:list-item>
        <text:list-item>
          <text:p text:style-name="P66">Insertion into the <text:span text:style-name="T28">dequeue</text:span>(<text:span text:style-name="T28">enqueue</text:span>()) is implemented by the function<text:span text:style-name="T28">s insert_beg() and</text:span> insert_last().</text:p>
        </text:list-item>
        <text:list-item>
          <text:p text:style-name="P66">Removal from the <text:span text:style-name="T28">dequeue</text:span>(<text:span text:style-name="T28">dequeue()</text:span>) is done using remove_<text:span text:style-name="T28">beg</text:span>(). </text:p>
        </text:list-item>
        <text:list-item>
          <text:p text:style-name="P66">Display the <text:span text:style-name="T28">dequeue</text:span> elements using display().</text:p>
        </text:list-item>
        <text:list-item>
          <text:p text:style-name="P66">Display the number of elements using find_size().</text:p>
        </text:list-item>
        <text:list-item>
          <text:p text:style-name="P66">STOP.</text:p>
          <text:p text:style-name="P66"/>
        </text:list-item>
      </text:list>
      <text:p text:style-name="P29"><text:s text:c="4"/>SOURCE CODE:</text:p>
      <text:p text:style-name="P29"/>
      <text:p text:style-name="P36">#include&lt;iostream&gt;</text:p>
      <text:p text:style-name="P36">using namespace std;</text:p>
      <text:p text:style-name="P36"/>
      <text:p text:style-name="P36">struct node{</text:p>
      <text:p text:style-name="P36"/>
      <text:p text:style-name="P36"><text:s text:c="5"/>int data;</text:p>
      <text:p text:style-name="P36"><text:s text:c="5"/>node *next;</text:p>
      <text:p text:style-name="P36"/>
      <text:p text:style-name="P36"><text:s/>};</text:p>
      <text:p text:style-name="P36"/>
      <text:p text:style-name="P36">class dequeue{</text:p>
      <text:p text:style-name="P36"/>
      <text:p text:style-name="P36">int size;</text:p>
      <text:p text:style-name="P36"/>
      <text:p text:style-name="P36">node *head,*ptr,*newptr,*t,*last,*temp;</text:p>
      <text:p text:style-name="P36"/>
      <text:p text:style-name="P36">public:</text:p>
      <text:p text:style-name="P36">dequeue():head(NULL){}</text:p>
      <text:p text:style-name="P36"/>
      <text:p text:style-name="P36">node *create_node()</text:p>
      <text:p text:style-name="P36"><text:s text:c="5"/>{</text:p>
      <text:p text:style-name="P36"><text:s text:c="9"/>int n;</text:p>
      <text:p text:style-name="P36"><text:soft-page-break/></text:p>
      <text:p text:style-name="P36"><text:s text:c="9"/>cout&lt;&lt;"\nenter the element:";</text:p>
      <text:p text:style-name="P36"><text:s text:c="9"/>cin&gt;&gt;n;</text:p>
      <text:p text:style-name="P36"/>
      <text:p text:style-name="P36"><text:s text:c="9"/>ptr =new node;</text:p>
      <text:p text:style-name="P36"><text:s text:c="9"/>ptr-&gt;data=n;</text:p>
      <text:p text:style-name="P36"><text:s text:c="9"/>ptr-&gt;next=NULL;</text:p>
      <text:p text:style-name="P36"/>
      <text:p text:style-name="P36"><text:s text:c="9"/>return ptr;</text:p>
      <text:p text:style-name="P36"/>
      <text:p text:style-name="P36"><text:s text:c="5"/>}</text:p>
      <text:p text:style-name="P36"/>
      <text:p text:style-name="P36">void insert_beg()</text:p>
      <text:p text:style-name="P36"><text:s/>{</text:p>
      <text:p text:style-name="P36"><text:s text:c="4"/>newptr = create_node();</text:p>
      <text:p text:style-name="P36"/>
      <text:p text:style-name="P36"><text:s text:c="4"/>if(head==NULL)</text:p>
      <text:p text:style-name="P36"><text:s text:c="6"/>head=newptr;</text:p>
      <text:p text:style-name="P36"/>
      <text:p text:style-name="P36"><text:s text:c="6"/>else</text:p>
      <text:p text:style-name="P36"><text:s text:c="7"/>{</text:p>
      <text:p text:style-name="P36"><text:s text:c="11"/>t=head;</text:p>
      <text:p text:style-name="P36"><text:s text:c="11"/>head=newptr;</text:p>
      <text:p text:style-name="P36"><text:s text:c="11"/>newptr-&gt;next=t;</text:p>
      <text:p text:style-name="P36"/>
      <text:p text:style-name="P36"><text:s text:c="7"/>}</text:p>
      <text:p text:style-name="P36"><text:s/>}</text:p>
      <text:p text:style-name="P36"/>
      <text:p text:style-name="P36"><text:s/>void insert_last()</text:p>
      <text:p text:style-name="P36"><text:s/>{</text:p>
      <text:p text:style-name="P36"><text:s text:c="5"/>newptr = create_node();</text:p>
      <text:p text:style-name="P36"/>
      <text:p text:style-name="P36"><text:s text:c="5"/>if(head==NULL)</text:p>
      <text:p text:style-name="P36"><text:s text:c="7"/>head=newptr;</text:p>
      <text:p text:style-name="P36"/>
      <text:p text:style-name="P36"><text:s text:c="5"/>else</text:p>
      <text:p text:style-name="P36"><text:s text:c="5"/>{</text:p>
      <text:p text:style-name="P36"><text:s text:c="9"/>last=newptr;</text:p>
      <text:p text:style-name="P36"/>
      <text:p text:style-name="P36"><text:s text:c="9"/>t=head;</text:p>
      <text:p text:style-name="P36"/>
      <text:p text:style-name="P36"><text:s text:c="9"/>while(t-&gt;next!=NULL)</text:p>
      <text:p text:style-name="P36"><text:s text:c="9"/>{</text:p>
      <text:p text:style-name="P36"><text:s text:c="13"/>t=t-&gt;next;</text:p>
      <text:p text:style-name="P36"><text:s text:c="9"/>}</text:p>
      <text:p text:style-name="P36"/>
      <text:p text:style-name="P36"><text:s text:c="9"/>t-&gt;next=last;</text:p>
      <text:p text:style-name="P36"/>
      <text:p text:style-name="P36"><text:s text:c="5"/>}</text:p>
      <text:p text:style-name="P36"><text:s/>}</text:p>
      <text:p text:style-name="P36"/>
      <text:p text:style-name="P36"><text:s/>void remove_first()</text:p>
      <text:p text:style-name="P36"><text:s/>{</text:p>
      <text:p text:style-name="P36"><text:soft-page-break/><text:s text:c="5"/>if(head==NULL)</text:p>
      <text:p text:style-name="P36"><text:s text:c="5"/>{</text:p>
      <text:p text:style-name="P36"><text:s text:c="9"/>cout&lt;&lt;"\nlist is empty...no deletion possible!!! \n";</text:p>
      <text:p text:style-name="P36"><text:s text:c="5"/>}</text:p>
      <text:p text:style-name="P36"/>
      <text:p text:style-name="P36"><text:s text:c="5"/>else</text:p>
      <text:p text:style-name="P36"><text:s text:c="5"/>{</text:p>
      <text:p text:style-name="P36"><text:s text:c="9"/>t=head;</text:p>
      <text:p text:style-name="P36"/>
      <text:p text:style-name="P36"><text:s text:c="9"/>if(t-&gt;next==NULL)</text:p>
      <text:p text:style-name="P36"><text:s text:c="9"/>{</text:p>
      <text:p text:style-name="P36"><text:s text:c="13"/>head=NULL;</text:p>
      <text:p text:style-name="P36"><text:s text:c="13"/>cout&lt;&lt;"\n element deleted:"&lt;&lt;t-&gt;data;</text:p>
      <text:p text:style-name="P36"><text:s text:c="13"/>delete t;</text:p>
      <text:p text:style-name="P36"><text:s text:c="9"/>}</text:p>
      <text:p text:style-name="P36"/>
      <text:p text:style-name="P36"><text:s text:c="9"/>else</text:p>
      <text:p text:style-name="P36"><text:s text:c="9"/>{</text:p>
      <text:p text:style-name="P36"><text:s text:c="13"/>temp=head;</text:p>
      <text:p text:style-name="P36"><text:s text:c="13"/>head=temp-&gt;next;</text:p>
      <text:p text:style-name="P36"><text:s text:c="13"/>cout&lt;&lt;"\n element deleted:"&lt;&lt;temp-&gt;data;</text:p>
      <text:p text:style-name="P36"><text:s text:c="13"/>delete temp;</text:p>
      <text:p text:style-name="P36"><text:s text:c="9"/>}</text:p>
      <text:p text:style-name="P36"/>
      <text:p text:style-name="P36"><text:s text:c="5"/>}</text:p>
      <text:p text:style-name="P36"/>
      <text:p text:style-name="P36"><text:s/>}</text:p>
      <text:p text:style-name="P36"/>
      <text:p text:style-name="P36"><text:s/>void display()</text:p>
      <text:p text:style-name="P36"><text:s/>{</text:p>
      <text:p text:style-name="P36"><text:s text:c="5"/>t=head;</text:p>
      <text:p text:style-name="P36"/>
      <text:p text:style-name="P36"><text:s text:c="5"/>while(t!=NULL)</text:p>
      <text:p text:style-name="P36"><text:s text:c="5"/>{</text:p>
      <text:p text:style-name="P36"><text:s text:c="9"/>cout&lt;&lt;t-&gt;data&lt;&lt;"--&gt;";</text:p>
      <text:p text:style-name="P36"/>
      <text:p text:style-name="P36"><text:s text:c="9"/>t=t-&gt;next;</text:p>
      <text:p text:style-name="P36"><text:s text:c="5"/>}</text:p>
      <text:p text:style-name="P36"/>
      <text:p text:style-name="P36"><text:s/>}</text:p>
      <text:p text:style-name="P36"/>
      <text:p text:style-name="P36"><text:s/>int find_size()</text:p>
      <text:p text:style-name="P36"><text:s/>{</text:p>
      <text:p text:style-name="P36"><text:s text:c="5"/>int s=0;</text:p>
      <text:p text:style-name="P36"/>
      <text:p text:style-name="P36"><text:s text:c="5"/>if(head==NULL)</text:p>
      <text:p text:style-name="P36"><text:s text:c="5"/>{</text:p>
      <text:p text:style-name="P36"><text:s text:c="7"/>return 0;</text:p>
      <text:p text:style-name="P36"><text:s text:c="5"/>}</text:p>
      <text:p text:style-name="P36"/>
      <text:p text:style-name="P36"><text:s text:c="5"/>else</text:p>
      <text:p text:style-name="P36"><text:s text:c="5"/>{</text:p>
      <text:p text:style-name="P36"><text:s text:c="5"/>t=head;</text:p>
      <text:p text:style-name="P36"><text:soft-page-break/></text:p>
      <text:p text:style-name="P36"><text:s text:c="5"/>while(t!=NULL)</text:p>
      <text:p text:style-name="P36"><text:s text:c="5"/>{</text:p>
      <text:p text:style-name="P36"><text:s text:c="9"/>s++;</text:p>
      <text:p text:style-name="P36"><text:s text:c="9"/>t=t-&gt;next;</text:p>
      <text:p text:style-name="P36"><text:s text:c="5"/>}</text:p>
      <text:p text:style-name="P36"/>
      <text:p text:style-name="P36"><text:s text:c="4"/>return s;</text:p>
      <text:p text:style-name="P36"><text:s text:c="4"/>}</text:p>
      <text:p text:style-name="P36"><text:s/>}</text:p>
      <text:p text:style-name="P36"/>
      <text:p text:style-name="P36">};</text:p>
      <text:p text:style-name="P36"/>
      <text:p text:style-name="P36">main()</text:p>
      <text:p text:style-name="P36">{</text:p>
      <text:p text:style-name="P36"><text:s text:c="4"/>int flag=1,n,c;</text:p>
      <text:p text:style-name="P36"><text:s text:c="4"/>char x;</text:p>
      <text:p text:style-name="P36"><text:s text:c="5"/>dequeue l;</text:p>
      <text:p text:style-name="P36"/>
      <text:p text:style-name="P36"><text:s text:c="4"/>do{</text:p>
      <text:p text:style-name="P36"/>
      <text:p text:style-name="P36"><text:s text:c="4"/>cout&lt;&lt;"\n choose an operation u want to make in the dequeue:\n";</text:p>
      <text:p text:style-name="P36"><text:s text:c="4"/>cout&lt;&lt;"1. insert in the beginning.\n"</text:p>
      <text:p text:style-name="P36"><text:s text:c="8"/>&lt;&lt;"2. insert in the last. \n"</text:p>
      <text:p text:style-name="P36"><text:s text:c="8"/>&lt;&lt;"3. remove from first position. \n"</text:p>
      <text:p text:style-name="P36"><text:s text:c="8"/>&lt;&lt;"4. Find the number of elements <text:s/>\n"</text:p>
      <text:p text:style-name="P36"><text:s text:c="8"/>&lt;&lt;"5. Display the list \n";</text:p>
      <text:p text:style-name="P36"/>
      <text:p text:style-name="P36"><text:s text:c="4"/>cin&gt;&gt;c;</text:p>
      <text:p text:style-name="P36"/>
      <text:p text:style-name="P36"><text:s text:c="8"/>switch(c)</text:p>
      <text:p text:style-name="P36"><text:s text:c="8"/>{</text:p>
      <text:p text:style-name="P36"><text:s text:c="12"/>case 1:l.insert_beg();</text:p>
      <text:p text:style-name="P36"><text:s text:c="21"/>l.display();</text:p>
      <text:p text:style-name="P36"><text:s text:c="21"/>break;</text:p>
      <text:p text:style-name="P36"/>
      <text:p text:style-name="P36"><text:s text:c="12"/>case 2:l.insert_last();</text:p>
      <text:p text:style-name="P36"><text:s text:c="21"/>l.display();</text:p>
      <text:p text:style-name="P36"><text:s text:c="21"/>break;</text:p>
      <text:p text:style-name="P36"/>
      <text:p text:style-name="P36"><text:s text:c="12"/>case 3:l.remove_first();</text:p>
      <text:p text:style-name="P36"><text:s text:c="22"/>break;</text:p>
      <text:p text:style-name="P36"/>
      <text:p text:style-name="P36"><text:s text:c="12"/>case 4:int s;</text:p>
      <text:p text:style-name="P36"><text:s text:c="21"/>s=l.find_size();</text:p>
      <text:p text:style-name="P36"><text:s text:c="21"/>cout&lt;&lt;"\nsize of the list is:"&lt;&lt;s;</text:p>
      <text:p text:style-name="P36"><text:s text:c="22"/>break;</text:p>
      <text:p text:style-name="P36"/>
      <text:p text:style-name="P36"/>
      <text:p text:style-name="P36"><text:s text:c="12"/>case 5: cout&lt;&lt;"\nthe list is:";</text:p>
      <text:p text:style-name="P36"><text:s text:c="21"/>l.display();</text:p>
      <text:p text:style-name="P36"><text:s text:c="22"/>break;</text:p>
      <text:p text:style-name="P36"/>
      <text:p text:style-name="P36"><text:soft-page-break/><text:s text:c="12"/>default: <text:s/>cout&lt;&lt;"given operation not possible!";</text:p>
      <text:p text:style-name="P36"><text:s text:c="20"/>break;</text:p>
      <text:p text:style-name="P36"><text:s text:c="9"/>}</text:p>
      <text:p text:style-name="P36"/>
      <text:p text:style-name="P36"><text:s text:c="9"/>cout&lt;&lt;"\ndo you want to do any more operations(y/n)?";</text:p>
      <text:p text:style-name="P36"><text:s text:c="9"/>cin&gt;&gt;x;</text:p>
      <text:p text:style-name="P36"/>
      <text:p text:style-name="P36"><text:s text:c="9"/>if(x=='n')</text:p>
      <text:p text:style-name="P36"><text:s text:c="9"/>flag=0;</text:p>
      <text:p text:style-name="P36"/>
      <text:p text:style-name="P36"><text:s text:c="3"/>}while(flag==1);</text:p>
      <text:p text:style-name="P36"/>
      <text:p text:style-name="P36"><text:s text:c="4"/>return 0;</text:p>
      <text:p text:style-name="P36"/>
      <text:p text:style-name="P36">}</text:p>
      <text:p text:style-name="P34"/>
      <text:p text:style-name="P29"/>
      <text:p text:style-name="P29"><text:s text:c="4"/>TESTING: </text:p>
      <text:p text:style-name="P34"/>
      <text:p text:style-name="P36"><text:s/>choose an operation u want to make in the dequeue: </text:p>
      <text:p text:style-name="P36">1. insert in the beginning. </text:p>
      <text:p text:style-name="P36">2. insert in the last. </text:p>
      <text:p text:style-name="P36">3. remove from first position. </text:p>
      <text:p text:style-name="P36">4. Find the number of elements <text:s/></text:p>
      <text:p text:style-name="P36">5. Display the list </text:p>
      <text:p text:style-name="P36">1 </text:p>
      <text:p text:style-name="P36"/>
      <text:p text:style-name="P36">enter the element:1 </text:p>
      <text:p text:style-name="P36">1--&gt; </text:p>
      <text:p text:style-name="P36">do you want to do any more operations(y/n)?y </text:p>
      <text:p text:style-name="P36"/>
      <text:p text:style-name="P36"><text:s/>choose an operation u want to make in the dequeue: </text:p>
      <text:p text:style-name="P36">1. insert in the beginning. </text:p>
      <text:p text:style-name="P36">2. insert in the last. </text:p>
      <text:p text:style-name="P36">3. remove from first position. </text:p>
      <text:p text:style-name="P36">4. Find the number of elements <text:s/></text:p>
      <text:p text:style-name="P36">5. Display the list </text:p>
      <text:p text:style-name="P36">2 </text:p>
      <text:p text:style-name="P36"/>
      <text:p text:style-name="P36">enter the element:2 </text:p>
      <text:p text:style-name="P36">1--&gt;2--&gt; </text:p>
      <text:p text:style-name="P36">do you want to do any more operations(y/n)?y </text:p>
      <text:p text:style-name="P36"/>
      <text:p text:style-name="P36"><text:s/>choose an operation u want to make in the dequeue: </text:p>
      <text:p text:style-name="P36">1. insert in the beginning. </text:p>
      <text:p text:style-name="P36">2. insert in the last. </text:p>
      <text:p text:style-name="P36">3. remove from first position. </text:p>
      <text:p text:style-name="P36">4. Find the number of elements <text:s/></text:p>
      <text:p text:style-name="P36">5. Display the list </text:p>
      <text:p text:style-name="P36">1 </text:p>
      <text:p text:style-name="P36"/>
      <text:p text:style-name="P36">enter the element:3 </text:p>
      <text:p text:style-name="P36"><text:soft-page-break/>3--&gt;1--&gt;2--&gt; </text:p>
      <text:p text:style-name="P36">do you want to do any more operations(y/n)?y </text:p>
      <text:p text:style-name="P36"/>
      <text:p text:style-name="P36"><text:s/>choose an operation u want to make in the dequeue: </text:p>
      <text:p text:style-name="P36">1. insert in the beginning. </text:p>
      <text:p text:style-name="P36">2. insert in the last. </text:p>
      <text:p text:style-name="P36">3. remove from first position. </text:p>
      <text:p text:style-name="P36">4. Find the number of elements <text:s/></text:p>
      <text:p text:style-name="P36">5. Display the list </text:p>
      <text:p text:style-name="P36">3 </text:p>
      <text:p text:style-name="P36"/>
      <text:p text:style-name="P36"><text:s/>element deleted:3 </text:p>
      <text:p text:style-name="P36">do you want to do any more operations(y/n)?y </text:p>
      <text:p text:style-name="P36"/>
      <text:p text:style-name="P36"><text:s/>choose an operation u want to make in the dequeue: </text:p>
      <text:p text:style-name="P36">1. insert in the beginning. </text:p>
      <text:p text:style-name="P36">2. insert in the last. </text:p>
      <text:p text:style-name="P36">3. remove from first position. </text:p>
      <text:p text:style-name="P36">4. Find the number of elements <text:s/></text:p>
      <text:p text:style-name="P36">5. Display the list </text:p>
      <text:p text:style-name="P36">4 </text:p>
      <text:p text:style-name="P36"/>
      <text:p text:style-name="P36">size of the list is:2 </text:p>
      <text:p text:style-name="P36">do you want to do any more operations(y/n)?y </text:p>
      <text:p text:style-name="P36"/>
      <text:p text:style-name="P36"><text:s/>choose an operation u want to make in the dequeue: </text:p>
      <text:p text:style-name="P36">1. insert in the beginning. </text:p>
      <text:p text:style-name="P36">2. insert in the last. </text:p>
      <text:p text:style-name="P36">3. remove from first position. </text:p>
      <text:p text:style-name="P36">4. Find the number of elements <text:s/></text:p>
      <text:p text:style-name="P36">5. Display the list </text:p>
      <text:p text:style-name="P36">5 </text:p>
      <text:p text:style-name="P36"/>
      <text:p text:style-name="P36">the list is:1--&gt;2--&gt; </text:p>
      <text:p text:style-name="P36">do you want to do any more operations(y/n)?n </text:p>
      <text:p text:style-name="P36"/>
      <text:p text:style-name="P36">Process returned 0 (0x0) <text:s text:c="2"/>execution time : 41.515 s </text:p>
      <text:p text:style-name="P36">Press ENTER to continue. </text:p>
      <text:p text:style-name="P36"/>
      <text:p text:style-name="P9"/>
      <text:p text:style-name="P9">6)</text:p>
      <text:p text:style-name="P9"><text:s text:c="3"/>PROBLEM: <text:span text:style-name="T11">Implement a stack using doubly linked list.</text:span></text:p>
      <text:p text:style-name="P9"/>
      <text:p text:style-name="P9"><text:s text:c="3"/>ALGORITHM:</text:p>
      <text:p text:style-name="P9"/>
      <text:list xml:id="list163643185882298" text:continue-list="list3011553558028551546" text:style-name="L13">
        <text:list-header>
          <text:p text:style-name="P64"/>
        </text:list-header>
        <text:list-item>
          <text:p text:style-name="P64">START.</text:p>
        </text:list-item>
        <text:list-item>
          <text:p text:style-name="P64">Create a class stack <text:span text:style-name="T28">and a structure node</text:span>.</text:p>
        </text:list-item>
        <text:list-item>
          <text:p text:style-name="P64">Implement the stack using a l<text:span text:style-name="T36">doubly </text:span>inked list by making the stack elements nodes.</text:p>
        </text:list-item>
        <text:list-item>
          <text:p text:style-name="P64">Insertion into the stack(push()) is implemented by the function insert_last().</text:p>
        </text:list-item>
        <text:list-item>
          <text:p text:style-name="P64">Removal from the stack(pop) is done using remove_last(). </text:p>
        </text:list-item>
        <text:list-item>
          <text:p text:style-name="P64"><text:soft-page-break/>Display the stack elements using display().</text:p>
        </text:list-item>
        <text:list-item>
          <text:p text:style-name="P64">Display the number of elements using find_size().</text:p>
        </text:list-item>
        <text:list-item>
          <text:p text:style-name="P64">STOP.</text:p>
        </text:list-item>
      </text:list>
      <text:p text:style-name="P9"/>
      <text:p text:style-name="P9"><text:s text:c="3"/>SORCE CODE:</text:p>
      <text:p text:style-name="P9"/>
      <text:p text:style-name="P13">#include&lt;iostream&gt;</text:p>
      <text:p text:style-name="P13"/>
      <text:p text:style-name="P13">using namespace std;</text:p>
      <text:p text:style-name="P13"/>
      <text:p text:style-name="P13">struct node{</text:p>
      <text:p text:style-name="P13"/>
      <text:p text:style-name="P13"><text:s text:c="4"/>int data;</text:p>
      <text:p text:style-name="P13"><text:s text:c="4"/>node* prev;</text:p>
      <text:p text:style-name="P13"><text:s text:c="4"/>node* next;</text:p>
      <text:p text:style-name="P13">};</text:p>
      <text:p text:style-name="P13"/>
      <text:p text:style-name="P13">class stackd{</text:p>
      <text:p text:style-name="P13"/>
      <text:p text:style-name="P13"><text:s text:c="2"/>int size;</text:p>
      <text:p text:style-name="P13"/>
      <text:p text:style-name="P13"><text:s/>node *head,*ptr,*newptr,*t;</text:p>
      <text:p text:style-name="P13"/>
      <text:p text:style-name="P13">public:</text:p>
      <text:p text:style-name="P13"><text:s/>stackd():head(NULL){}</text:p>
      <text:p text:style-name="P13"/>
      <text:p text:style-name="P13"><text:s/>node* create_node()</text:p>
      <text:p text:style-name="P13"><text:s/>{ <text:s text:c="2"/>int n;</text:p>
      <text:p text:style-name="P13"/>
      <text:p text:style-name="P13"><text:s text:c="5"/>ptr=new node;</text:p>
      <text:p text:style-name="P13"/>
      <text:p text:style-name="P13"><text:s text:c="5"/>cout&lt;&lt;"\nenter the element:";</text:p>
      <text:p text:style-name="P13"><text:s text:c="5"/>cin&gt;&gt;n;</text:p>
      <text:p text:style-name="P13"/>
      <text:p text:style-name="P13"><text:s text:c="5"/>ptr-&gt;data=n;</text:p>
      <text:p text:style-name="P13"><text:s text:c="5"/>ptr-&gt;prev=NULL;</text:p>
      <text:p text:style-name="P13"><text:s text:c="5"/>ptr-&gt;next=NULL;</text:p>
      <text:p text:style-name="P13"/>
      <text:p text:style-name="P13"><text:s text:c="5"/>return ptr;</text:p>
      <text:p text:style-name="P13"><text:s/>}</text:p>
      <text:p text:style-name="P13"/>
      <text:p text:style-name="P13">void insert_last()</text:p>
      <text:p text:style-name="P13">{</text:p>
      <text:p text:style-name="P13"><text:s text:c="4"/>newptr=create_node();</text:p>
      <text:p text:style-name="P13"/>
      <text:p text:style-name="P13"><text:s text:c="4"/>if(head==NULL)</text:p>
      <text:p text:style-name="P13"><text:s text:c="8"/>head=newptr;</text:p>
      <text:p text:style-name="P13"/>
      <text:p text:style-name="P13"><text:soft-page-break/><text:s text:c="4"/>else</text:p>
      <text:p text:style-name="P13"><text:s text:c="4"/>{</text:p>
      <text:p text:style-name="P13"><text:s text:c="6"/>t=head;</text:p>
      <text:p text:style-name="P13"/>
      <text:p text:style-name="P13"><text:s text:c="4"/>while(t-&gt;next!=NULL)</text:p>
      <text:p text:style-name="P13"><text:s text:c="4"/>{</text:p>
      <text:p text:style-name="P13"><text:s text:c="7"/>t=t-&gt;next;</text:p>
      <text:p text:style-name="P13"><text:s text:c="4"/>}</text:p>
      <text:p text:style-name="P13"/>
      <text:p text:style-name="P13"><text:s text:c="4"/>t-&gt;next=newptr;</text:p>
      <text:p text:style-name="P13"><text:s text:c="4"/>newptr-&gt;prev=t;</text:p>
      <text:p text:style-name="P13"><text:s/>}</text:p>
      <text:p text:style-name="P13">}</text:p>
      <text:p text:style-name="P13"/>
      <text:p text:style-name="P13">void rem_last()</text:p>
      <text:p text:style-name="P13">{</text:p>
      <text:p text:style-name="P13"><text:s text:c="4"/>if(head==NULL)</text:p>
      <text:p text:style-name="P13"><text:s text:c="4"/>cout&lt;&lt;"\nempty list!";</text:p>
      <text:p text:style-name="P13"/>
      <text:p text:style-name="P13"><text:s text:c="4"/>else{</text:p>
      <text:p text:style-name="P13"><text:s text:c="10"/>t=head;</text:p>
      <text:p text:style-name="P13"/>
      <text:p text:style-name="P13"><text:s text:c="10"/>if(t-&gt;next==NULL)</text:p>
      <text:p text:style-name="P13"><text:s text:c="10"/>head=NULL;</text:p>
      <text:p text:style-name="P13"/>
      <text:p text:style-name="P13"><text:s text:c="10"/>else{</text:p>
      <text:p text:style-name="P13"/>
      <text:p text:style-name="P13"><text:s text:c="10"/>while(t-&gt;next!=NULL)</text:p>
      <text:p text:style-name="P13"><text:s text:c="10"/>{</text:p>
      <text:p text:style-name="P13"><text:s text:c="13"/>t=t-&gt;next;</text:p>
      <text:p text:style-name="P13"><text:s text:c="10"/>}</text:p>
      <text:p text:style-name="P13"/>
      <text:p text:style-name="P13"/>
      <text:p text:style-name="P13"><text:s text:c="10"/>cout&lt;&lt;"\n the deleted element is:"&lt;&lt;t-&gt;data&lt;&lt;"\n";</text:p>
      <text:p text:style-name="P13"/>
      <text:p text:style-name="P13"><text:s text:c="10"/>((t-&gt;prev)-&gt;next)=NULL;</text:p>
      <text:p text:style-name="P13"/>
      <text:p text:style-name="P13"><text:s text:c="10"/>delete t;</text:p>
      <text:p text:style-name="P13"><text:s text:c="15"/>}</text:p>
      <text:p text:style-name="P13"><text:s text:c="12"/>}</text:p>
      <text:p text:style-name="P13">}</text:p>
      <text:p text:style-name="P13"/>
      <text:p text:style-name="P13">int find_size()</text:p>
      <text:p text:style-name="P13">{</text:p>
      <text:p text:style-name="P13"><text:s text:c="3"/>t=head;</text:p>
      <text:p text:style-name="P13"/>
      <text:p text:style-name="P13"><text:s text:c="3"/>int s=0;</text:p>
      <text:p text:style-name="P13"/>
      <text:p text:style-name="P13"><text:soft-page-break/><text:s text:c="3"/>while(t!=NULL)</text:p>
      <text:p text:style-name="P13"><text:s text:c="3"/>{</text:p>
      <text:p text:style-name="P13"><text:s text:c="7"/>s++;</text:p>
      <text:p text:style-name="P13"/>
      <text:p text:style-name="P13"><text:s text:c="7"/>t=t-&gt;next;</text:p>
      <text:p text:style-name="P13"/>
      <text:p text:style-name="P13"><text:s text:c="3"/>}</text:p>
      <text:p text:style-name="P13"/>
      <text:p text:style-name="P13"><text:s text:c="3"/>return s;</text:p>
      <text:p text:style-name="P13">}</text:p>
      <text:p text:style-name="P13"/>
      <text:p text:style-name="P13">void display()</text:p>
      <text:p text:style-name="P13">{</text:p>
      <text:p text:style-name="P13"><text:s text:c="3"/>if(head==NULL)</text:p>
      <text:p text:style-name="P13"><text:s text:c="4"/>{</text:p>
      <text:p text:style-name="P13"><text:s text:c="7"/>cout&lt;&lt;"\nempty list!";</text:p>
      <text:p text:style-name="P13"><text:s text:c="4"/>}</text:p>
      <text:p text:style-name="P13"/>
      <text:p text:style-name="P13"><text:s text:c="4"/>t=head;</text:p>
      <text:p text:style-name="P13"/>
      <text:p text:style-name="P13"><text:s text:c="4"/>while(t!=NULL)</text:p>
      <text:p text:style-name="P13"><text:s text:c="4"/>{</text:p>
      <text:p text:style-name="P13"><text:s text:c="8"/>cout&lt;&lt;t-&gt;data&lt;&lt;"\t";</text:p>
      <text:p text:style-name="P13"><text:s text:c="8"/>t=t-&gt;next;</text:p>
      <text:p text:style-name="P13"><text:s text:c="4"/>}</text:p>
      <text:p text:style-name="P13">}</text:p>
      <text:p text:style-name="P13"/>
      <text:p text:style-name="P13">};</text:p>
      <text:p text:style-name="P13"/>
      <text:p text:style-name="P13">main()</text:p>
      <text:p text:style-name="P13">{</text:p>
      <text:p text:style-name="P13"><text:s text:c="3"/>stackd s;</text:p>
      <text:p text:style-name="P13"/>
      <text:p text:style-name="P13"><text:s text:c="4"/>int flag=1,n;</text:p>
      <text:p text:style-name="P13"/>
      <text:p text:style-name="P13"><text:s text:c="4"/>char ch,x;</text:p>
      <text:p text:style-name="P13"/>
      <text:p text:style-name="P13"><text:s text:c="4"/>do{</text:p>
      <text:p text:style-name="P13"/>
      <text:p text:style-name="P13"><text:s text:c="4"/>cout&lt;&lt;"\n choose the stack operation:\n";</text:p>
      <text:p text:style-name="P13"><text:s text:c="4"/>cout&lt;&lt;"a. insertion.\n"</text:p>
      <text:p text:style-name="P13"><text:s text:c="8"/>&lt;&lt;"b. deletion\n"</text:p>
      <text:p text:style-name="P13"><text:s text:c="8"/>&lt;&lt;"c. display. \n"</text:p>
      <text:p text:style-name="P13"><text:s text:c="8"/>&lt;&lt;"d. find the number of elements. \n";</text:p>
      <text:p text:style-name="P13"/>
      <text:p text:style-name="P13"><text:s text:c="8"/>cin&gt;&gt;ch;</text:p>
      <text:p text:style-name="P13"/>
      <text:p text:style-name="P13"><text:s text:c="8"/>switch(ch)</text:p>
      <text:p text:style-name="P13"><text:soft-page-break/><text:s text:c="8"/>{</text:p>
      <text:p text:style-name="P13"><text:s text:c="12"/>case 'a':s.insert_last();</text:p>
      <text:p text:style-name="P13"><text:s text:c="21"/>s.display();</text:p>
      <text:p text:style-name="P13"><text:s text:c="21"/>break;</text:p>
      <text:p text:style-name="P13"/>
      <text:p text:style-name="P13"><text:s text:c="12"/>case 'b':s.rem_last();</text:p>
      <text:p text:style-name="P13"><text:s text:c="21"/>s.display();</text:p>
      <text:p text:style-name="P13"><text:s text:c="21"/>break;</text:p>
      <text:p text:style-name="P13"/>
      <text:p text:style-name="P13"><text:s text:c="12"/>case 'c':s.display();</text:p>
      <text:p text:style-name="P13"><text:s text:c="21"/>break;</text:p>
      <text:p text:style-name="P13"/>
      <text:p text:style-name="P13"><text:s text:c="12"/>case 'd':n=s.find_size();</text:p>
      <text:p text:style-name="P13"><text:s text:c="21"/>cout&lt;&lt;"\nlist size:"&lt;&lt;n;</text:p>
      <text:p text:style-name="P13"><text:s text:c="21"/>break;</text:p>
      <text:p text:style-name="P13"/>
      <text:p text:style-name="P13"><text:s text:c="12"/>default: <text:s/>cout&lt;&lt;"given operation not possible!";</text:p>
      <text:p text:style-name="P13"><text:s text:c="20"/>break;</text:p>
      <text:p text:style-name="P13"><text:s text:c="9"/>}</text:p>
      <text:p text:style-name="P13"/>
      <text:p text:style-name="P13"><text:s text:c="9"/>cout&lt;&lt;"\ndo you want to do any more operations(y/n)?";</text:p>
      <text:p text:style-name="P13"><text:s text:c="9"/>cin&gt;&gt;x;</text:p>
      <text:p text:style-name="P13"/>
      <text:p text:style-name="P13"><text:s text:c="9"/>if(x=='n')</text:p>
      <text:p text:style-name="P13"><text:s text:c="9"/>flag=0;</text:p>
      <text:p text:style-name="P13"/>
      <text:p text:style-name="P13"><text:s text:c="3"/>}while(flag==1);</text:p>
      <text:p text:style-name="P13"/>
      <text:p text:style-name="P13">return 0;</text:p>
      <text:p text:style-name="P13"/>
      <text:p text:style-name="P13"/>
      <text:p text:style-name="P13">}</text:p>
      <text:p text:style-name="P11"/>
      <text:p text:style-name="P9"><text:s text:c="2"/></text:p>
      <text:p text:style-name="P9"/>
      <text:p text:style-name="P9"><text:s text:c="3"/>TESTING:</text:p>
      <text:p text:style-name="P9"/>
      <text:p text:style-name="P25"><text:s/>choose the stack operation: </text:p>
      <text:p text:style-name="P25">a. insertion. </text:p>
      <text:p text:style-name="P25">b. deletion </text:p>
      <text:p text:style-name="P25">c. display. </text:p>
      <text:p text:style-name="P25">d. find the number of elements. </text:p>
      <text:p text:style-name="P25">a </text:p>
      <text:p text:style-name="P25"/>
      <text:p text:style-name="P25">enter the element:1 </text:p>
      <text:p text:style-name="P25">1<text:tab/> </text:p>
      <text:p text:style-name="P25">do you want to do any more operations(y/n)?y </text:p>
      <text:p text:style-name="P25"/>
      <text:p text:style-name="P25"><text:s/>choose the stack operation: </text:p>
      <text:p text:style-name="P25">a. insertion. </text:p>
      <text:p text:style-name="P25"><text:soft-page-break/>b. deletion </text:p>
      <text:p text:style-name="P25">c. display. </text:p>
      <text:p text:style-name="P25">d. find the number of elements. </text:p>
      <text:p text:style-name="P25">a </text:p>
      <text:p text:style-name="P25"/>
      <text:p text:style-name="P25">enter the element:2 </text:p>
      <text:p text:style-name="P25">1<text:tab/>2<text:tab/> </text:p>
      <text:p text:style-name="P25">do you want to do any more operations(y/n)?y </text:p>
      <text:p text:style-name="P25"/>
      <text:p text:style-name="P25"><text:s/>choose the stack operation: </text:p>
      <text:p text:style-name="P25">a. insertion. </text:p>
      <text:p text:style-name="P25">b. deletion </text:p>
      <text:p text:style-name="P25">c. display. </text:p>
      <text:p text:style-name="P25">d. find the number of elements. </text:p>
      <text:p text:style-name="P25">a </text:p>
      <text:p text:style-name="P25"/>
      <text:p text:style-name="P25">enter the element:3 </text:p>
      <text:p text:style-name="P25">1<text:tab/>2<text:tab/>3<text:tab/> </text:p>
      <text:p text:style-name="P25">do you want to do any more operations(y/n)?y </text:p>
      <text:p text:style-name="P25"/>
      <text:p text:style-name="P25"><text:s/>choose the stack operation: </text:p>
      <text:p text:style-name="P25">a. insertion. </text:p>
      <text:p text:style-name="P25">b. deletion </text:p>
      <text:p text:style-name="P25">c. display. </text:p>
      <text:p text:style-name="P25">d. find the number of elements. </text:p>
      <text:p text:style-name="P25">b </text:p>
      <text:p text:style-name="P25"/>
      <text:p text:style-name="P25"><text:s/>the deleted element is:3 </text:p>
      <text:p text:style-name="P25">1<text:tab/>2<text:tab/> </text:p>
      <text:p text:style-name="P25">do you want to do any more operations(y/n)?y </text:p>
      <text:p text:style-name="P25"/>
      <text:p text:style-name="P25"><text:s/>choose the stack operation: </text:p>
      <text:p text:style-name="P25">a. insertion. </text:p>
      <text:p text:style-name="P25">b. deletion </text:p>
      <text:p text:style-name="P25">c. display. </text:p>
      <text:p text:style-name="P25">d. find the number of elements. </text:p>
      <text:p text:style-name="P25">d </text:p>
      <text:p text:style-name="P25"/>
      <text:p text:style-name="P25">list size:2 </text:p>
      <text:p text:style-name="P25">do you want to do any more operations(y/n)?y </text:p>
      <text:p text:style-name="P25"/>
      <text:p text:style-name="P25"><text:s/>choose the stack operation: </text:p>
      <text:p text:style-name="P25">a. insertion. </text:p>
      <text:p text:style-name="P25">b. deletion </text:p>
      <text:p text:style-name="P25">c. display. </text:p>
      <text:p text:style-name="P25">d. find the number of elements. </text:p>
      <text:p text:style-name="P25">c </text:p>
      <text:p text:style-name="P25">1<text:tab/>2<text:tab/> </text:p>
      <text:p text:style-name="P25">do you want to do any more operations(y/n)?y </text:p>
      <text:p text:style-name="P25"/>
      <text:p text:style-name="P25"><text:s/>choose the stack operation: </text:p>
      <text:p text:style-name="P25">a. insertion. </text:p>
      <text:p text:style-name="P25">b. deletion </text:p>
      <text:p text:style-name="P25">c. display. </text:p>
      <text:p text:style-name="P25">d. find the number of elements. </text:p>
      <text:p text:style-name="P25"><text:soft-page-break/>b </text:p>
      <text:p text:style-name="P25"/>
      <text:p text:style-name="P25"><text:s/>the deleted element is:2 </text:p>
      <text:p text:style-name="P25">1<text:tab/> </text:p>
      <text:p text:style-name="P25">do you want to do any more operations(y/n)?y </text:p>
      <text:p text:style-name="P25"/>
      <text:p text:style-name="P25"><text:s/>choose the stack operation: </text:p>
      <text:p text:style-name="P25">a. insertion. </text:p>
      <text:p text:style-name="P25">b. deletion </text:p>
      <text:p text:style-name="P25">c. display. </text:p>
      <text:p text:style-name="P25">d. find the number of elements. </text:p>
      <text:p text:style-name="P25">b </text:p>
      <text:p text:style-name="P25"/>
      <text:p text:style-name="P25">empty list! </text:p>
      <text:p text:style-name="P25">do you want to do any more operations(y/n)?n </text:p>
      <text:p text:style-name="P25"/>
      <text:p text:style-name="P25">Process returned 0 (0x0) <text:s text:c="2"/>execution time : 45.177 s </text:p>
      <text:p text:style-name="P25">Press ENTER to continue. </text:p>
      <text:p text:style-name="P9"/>
      <text:p text:style-name="P9">7)</text:p>
      <text:p text:style-name="P9"><text:s text:c="3"/>PROBLEM:<text:span text:style-name="T11">Implement a queue using doubly <text:s/>linked list</text:span><text:span text:style-name="T30"> </text:span></text:p>
      <text:p text:style-name="P9"/>
      <text:p text:style-name="P9"><text:s text:c="3"/>ALGORITHM:</text:p>
      <text:list xml:id="list8286618666861957330" text:style-name="L25">
        <text:list-header>
          <text:p text:style-name="P70"/>
        </text:list-header>
        <text:list-item>
          <text:p text:style-name="P68">START.</text:p>
        </text:list-item>
        <text:list-item>
          <text:p text:style-name="P68">Create a class <text:span text:style-name="T28">queue and a structure node</text:span>.</text:p>
        </text:list-item>
        <text:list-item>
          <text:p text:style-name="P68">Implement the <text:span text:style-name="T28">queue</text:span> using a <text:span text:style-name="T36">doubly </text:span>linked list <text:span text:style-name="T36">as in question 2 </text:span>by making the <text:span text:style-name="T28">queue</text:span> elements nodes.</text:p>
        </text:list-item>
        <text:list-item>
          <text:p text:style-name="P68">Insertion into the <text:span text:style-name="T28">queue</text:span>(<text:span text:style-name="T28">enqueue</text:span>()) is implemented by the function insert_last().</text:p>
        </text:list-item>
        <text:list-item>
          <text:p text:style-name="P68">Removal from the <text:span text:style-name="T28">queue</text:span>(<text:span text:style-name="T28">dequeue()</text:span>) is done using remove_<text:span text:style-name="T28">beg</text:span>(). </text:p>
        </text:list-item>
        <text:list-item>
          <text:p text:style-name="P68">Display the <text:span text:style-name="T28">queue</text:span> elements using display().</text:p>
        </text:list-item>
        <text:list-item>
          <text:p text:style-name="P68">Display the number of elements using find_size().</text:p>
        </text:list-item>
        <text:list-item>
          <text:p text:style-name="P68">STOP.</text:p>
          <text:p text:style-name="P71"/>
        </text:list-item>
      </text:list>
      <text:p text:style-name="P9"/>
      <text:p text:style-name="P9"><text:s text:c="3"/>SORCE CODE:</text:p>
      <text:p text:style-name="P9"/>
      <text:p text:style-name="P14">#include&lt;iostream&gt;</text:p>
      <text:p text:style-name="P14"/>
      <text:p text:style-name="P14">using namespace std;</text:p>
      <text:p text:style-name="P14"/>
      <text:p text:style-name="P14">struct node{</text:p>
      <text:p text:style-name="P14"/>
      <text:p text:style-name="P14"><text:s text:c="4"/>int data;</text:p>
      <text:p text:style-name="P14"><text:s text:c="4"/>node* prev;</text:p>
      <text:p text:style-name="P14"><text:s text:c="4"/>node* next;</text:p>
      <text:p text:style-name="P14">};</text:p>
      <text:p text:style-name="P14"/>
      <text:p text:style-name="P14">class queued{</text:p>
      <text:p text:style-name="P14"/>
      <text:p text:style-name="P14"><text:s text:c="2"/>int size;</text:p>
      <text:p text:style-name="P14"><text:soft-page-break/></text:p>
      <text:p text:style-name="P14"><text:s/>node *head,*ptr,*newptr,*t;</text:p>
      <text:p text:style-name="P14"/>
      <text:p text:style-name="P14">public:</text:p>
      <text:p text:style-name="P14"><text:s/>queued():head(NULL){}</text:p>
      <text:p text:style-name="P14"/>
      <text:p text:style-name="P14"><text:s/>node* create_node()</text:p>
      <text:p text:style-name="P14"><text:s/>{ <text:s text:c="2"/>int n;</text:p>
      <text:p text:style-name="P14"/>
      <text:p text:style-name="P14"><text:s text:c="5"/>ptr=new node;</text:p>
      <text:p text:style-name="P14"/>
      <text:p text:style-name="P14"><text:s text:c="5"/>cout&lt;&lt;"\nenter the element:";</text:p>
      <text:p text:style-name="P14"><text:s text:c="5"/>cin&gt;&gt;n;</text:p>
      <text:p text:style-name="P14"/>
      <text:p text:style-name="P14"><text:s text:c="5"/>ptr-&gt;data=n;</text:p>
      <text:p text:style-name="P14"><text:s text:c="5"/>ptr-&gt;prev=NULL;</text:p>
      <text:p text:style-name="P14"><text:s text:c="5"/>ptr-&gt;next=NULL;</text:p>
      <text:p text:style-name="P14"/>
      <text:p text:style-name="P14"><text:s text:c="5"/>return ptr;</text:p>
      <text:p text:style-name="P14"><text:s/>}</text:p>
      <text:p text:style-name="P14"/>
      <text:p text:style-name="P14">void enqueued()</text:p>
      <text:p text:style-name="P14">{</text:p>
      <text:p text:style-name="P14"><text:s text:c="4"/>newptr=create_node();</text:p>
      <text:p text:style-name="P14"/>
      <text:p text:style-name="P14"><text:s text:c="4"/>if(head==NULL)</text:p>
      <text:p text:style-name="P14"><text:s text:c="8"/>head=newptr;</text:p>
      <text:p text:style-name="P14"/>
      <text:p text:style-name="P14"><text:s text:c="4"/>else</text:p>
      <text:p text:style-name="P14"><text:s text:c="4"/>{</text:p>
      <text:p text:style-name="P14"><text:s text:c="6"/>t=head;</text:p>
      <text:p text:style-name="P14"/>
      <text:p text:style-name="P14"><text:s text:c="4"/>while(t-&gt;next!=NULL)</text:p>
      <text:p text:style-name="P14"><text:s text:c="4"/>{</text:p>
      <text:p text:style-name="P14"><text:s text:c="7"/>t=t-&gt;next;</text:p>
      <text:p text:style-name="P14"><text:s text:c="4"/>}</text:p>
      <text:p text:style-name="P14"/>
      <text:p text:style-name="P14"><text:s text:c="4"/>t-&gt;next=newptr;</text:p>
      <text:p text:style-name="P14"><text:s text:c="4"/>newptr-&gt;prev=t;</text:p>
      <text:p text:style-name="P14"><text:s/>}</text:p>
      <text:p text:style-name="P14">}</text:p>
      <text:p text:style-name="P14"/>
      <text:p text:style-name="P14">void dequeued()</text:p>
      <text:p text:style-name="P14">{</text:p>
      <text:p text:style-name="P14"><text:s text:c="4"/>t=head;</text:p>
      <text:p text:style-name="P14"/>
      <text:p text:style-name="P14"><text:s text:c="4"/>if(t==NULL)</text:p>
      <text:p text:style-name="P14"><text:s text:c="6"/>cout&lt;&lt;"\nempty list!!!";</text:p>
      <text:p text:style-name="P14"><text:soft-page-break/></text:p>
      <text:p text:style-name="P14"><text:s text:c="4"/>else{</text:p>
      <text:p text:style-name="P14"/>
      <text:p text:style-name="P14"><text:s text:c="10"/>head=t-&gt;next;</text:p>
      <text:p text:style-name="P14"/>
      <text:p text:style-name="P14"><text:s text:c="10"/>t-&gt;prev=NULL;</text:p>
      <text:p text:style-name="P14"/>
      <text:p text:style-name="P14"><text:s text:c="10"/>cout&lt;&lt;"\n the deleted element is:"&lt;&lt;t-&gt;data&lt;&lt;"\n";</text:p>
      <text:p text:style-name="P14"/>
      <text:p text:style-name="P14"><text:s text:c="10"/>delete t;</text:p>
      <text:p text:style-name="P14"/>
      <text:p text:style-name="P14"><text:s text:c="4"/>}</text:p>
      <text:p text:style-name="P14">}</text:p>
      <text:p text:style-name="P14"/>
      <text:p text:style-name="P14">int find_size()</text:p>
      <text:p text:style-name="P14">{</text:p>
      <text:p text:style-name="P14"><text:s text:c="3"/>t=head;</text:p>
      <text:p text:style-name="P14"/>
      <text:p text:style-name="P14"><text:s text:c="3"/>int s=0;</text:p>
      <text:p text:style-name="P14"/>
      <text:p text:style-name="P14"><text:s text:c="3"/>while(t!=NULL)</text:p>
      <text:p text:style-name="P14"><text:s text:c="3"/>{</text:p>
      <text:p text:style-name="P14"><text:s text:c="7"/>s++;</text:p>
      <text:p text:style-name="P14"/>
      <text:p text:style-name="P14"><text:s text:c="7"/>t=t-&gt;next;</text:p>
      <text:p text:style-name="P14"/>
      <text:p text:style-name="P14"><text:s text:c="3"/>}</text:p>
      <text:p text:style-name="P14"/>
      <text:p text:style-name="P14"><text:s text:c="3"/>return s;</text:p>
      <text:p text:style-name="P14">}</text:p>
      <text:p text:style-name="P14"/>
      <text:p text:style-name="P14">void display()</text:p>
      <text:p text:style-name="P14">{</text:p>
      <text:p text:style-name="P14"><text:s text:c="3"/>if(head==NULL)</text:p>
      <text:p text:style-name="P14"><text:s text:c="4"/>{</text:p>
      <text:p text:style-name="P14"><text:s text:c="7"/>cout&lt;&lt;"\nempty list!";</text:p>
      <text:p text:style-name="P14"><text:s text:c="4"/>}</text:p>
      <text:p text:style-name="P14"/>
      <text:p text:style-name="P14"><text:s text:c="4"/>t=head;</text:p>
      <text:p text:style-name="P14"/>
      <text:p text:style-name="P14"><text:s text:c="4"/>while(t!=NULL)</text:p>
      <text:p text:style-name="P14"><text:s text:c="4"/>{</text:p>
      <text:p text:style-name="P14"><text:s text:c="8"/>cout&lt;&lt;t-&gt;data&lt;&lt;"\t";</text:p>
      <text:p text:style-name="P14"><text:s text:c="8"/>t=t-&gt;next;</text:p>
      <text:p text:style-name="P14"><text:s text:c="4"/>}</text:p>
      <text:p text:style-name="P14">}</text:p>
      <text:p text:style-name="P14"/>
      <text:p text:style-name="P14">};</text:p>
      <text:p text:style-name="P14"><text:soft-page-break/></text:p>
      <text:p text:style-name="P14">main()</text:p>
      <text:p text:style-name="P14">{</text:p>
      <text:p text:style-name="P14"><text:s text:c="3"/>queued s;</text:p>
      <text:p text:style-name="P14"/>
      <text:p text:style-name="P14"><text:s text:c="4"/>int flag=1,n;</text:p>
      <text:p text:style-name="P14"/>
      <text:p text:style-name="P14"><text:s text:c="4"/>char ch,x;</text:p>
      <text:p text:style-name="P14"/>
      <text:p text:style-name="P14"><text:s text:c="4"/>do{</text:p>
      <text:p text:style-name="P14"/>
      <text:p text:style-name="P14"><text:s text:c="4"/>cout&lt;&lt;"\n choose the queue operation:\n";</text:p>
      <text:p text:style-name="P14"><text:s text:c="4"/>cout&lt;&lt;"a. insertion.\n"</text:p>
      <text:p text:style-name="P14"><text:s text:c="8"/>&lt;&lt;"b. deletion\n"</text:p>
      <text:p text:style-name="P14"><text:s text:c="8"/>&lt;&lt;"c. display. \n"</text:p>
      <text:p text:style-name="P14"><text:s text:c="8"/>&lt;&lt;"d. find the number of elements. \n";</text:p>
      <text:p text:style-name="P14"/>
      <text:p text:style-name="P14"><text:s text:c="8"/>cin&gt;&gt;ch;</text:p>
      <text:p text:style-name="P14"/>
      <text:p text:style-name="P14"><text:s text:c="8"/>switch(ch)</text:p>
      <text:p text:style-name="P14"><text:s text:c="8"/>{</text:p>
      <text:p text:style-name="P14"><text:s text:c="12"/>case 'a':s.enqueued();</text:p>
      <text:p text:style-name="P14"><text:s text:c="21"/>s.display();</text:p>
      <text:p text:style-name="P14"><text:s text:c="21"/>break;</text:p>
      <text:p text:style-name="P14"/>
      <text:p text:style-name="P14"><text:s text:c="12"/>case 'b':s.dequeued();</text:p>
      <text:p text:style-name="P14"><text:s text:c="21"/>s.display();</text:p>
      <text:p text:style-name="P14"><text:s text:c="21"/>break;</text:p>
      <text:p text:style-name="P14"/>
      <text:p text:style-name="P14"><text:s text:c="12"/>case 'c':s.display();</text:p>
      <text:p text:style-name="P14"><text:s text:c="21"/>break;</text:p>
      <text:p text:style-name="P14"/>
      <text:p text:style-name="P14"><text:s text:c="12"/>case 'd':n=s.find_size();</text:p>
      <text:p text:style-name="P14"><text:s text:c="21"/>cout&lt;&lt;"\nlist size:"&lt;&lt;n;</text:p>
      <text:p text:style-name="P14"><text:s text:c="21"/>break;</text:p>
      <text:p text:style-name="P14"/>
      <text:p text:style-name="P14"><text:s text:c="12"/>default: <text:s/>cout&lt;&lt;"given operation not possible!";</text:p>
      <text:p text:style-name="P14"><text:s text:c="20"/>break;</text:p>
      <text:p text:style-name="P14"><text:s text:c="9"/>}</text:p>
      <text:p text:style-name="P14"/>
      <text:p text:style-name="P14"><text:s text:c="9"/>cout&lt;&lt;"\ndo you want to do any more operations(y/n)?";</text:p>
      <text:p text:style-name="P14"><text:s text:c="9"/>cin&gt;&gt;x;</text:p>
      <text:p text:style-name="P14"/>
      <text:p text:style-name="P14"><text:s text:c="9"/>if(x=='n')</text:p>
      <text:p text:style-name="P14"><text:s text:c="9"/>flag=0;</text:p>
      <text:p text:style-name="P14"/>
      <text:p text:style-name="P14"><text:s text:c="3"/>}while(flag==1);</text:p>
      <text:p text:style-name="P14"/>
      <text:p text:style-name="P14"><text:soft-page-break/>return 0;</text:p>
      <text:p text:style-name="P14"/>
      <text:p text:style-name="P14"/>
      <text:p text:style-name="P14">}</text:p>
      <text:p text:style-name="P14"/>
      <text:p text:style-name="P9"/>
      <text:p text:style-name="P9"><text:s text:c="3"/>TESTING:</text:p>
      <text:p text:style-name="P9"/>
      <text:p text:style-name="P12"><text:s text:c="3"/><text:span text:style-name="T33"><text:s/>choose the queue operation: </text:span></text:p>
      <text:p text:style-name="P14">a. insertion. </text:p>
      <text:p text:style-name="P14">b. deletion </text:p>
      <text:p text:style-name="P14">c. display. </text:p>
      <text:p text:style-name="P14">d. find the number of elements. </text:p>
      <text:p text:style-name="P14">a </text:p>
      <text:p text:style-name="P14"/>
      <text:p text:style-name="P14">enter the element:1 </text:p>
      <text:p text:style-name="P14">1<text:tab/> </text:p>
      <text:p text:style-name="P14">do you want to do any more operations(y/n)?y </text:p>
      <text:p text:style-name="P14"/>
      <text:p text:style-name="P14"><text:s/>choose the queue operation: </text:p>
      <text:p text:style-name="P14">a. insertion. </text:p>
      <text:p text:style-name="P14">b. deletion </text:p>
      <text:p text:style-name="P14">c. display. </text:p>
      <text:p text:style-name="P14">d. find the number of elements. </text:p>
      <text:p text:style-name="P14">a </text:p>
      <text:p text:style-name="P14"/>
      <text:p text:style-name="P14">enter the element:2 </text:p>
      <text:p text:style-name="P14">1<text:tab/>2<text:tab/> </text:p>
      <text:p text:style-name="P14">do you want to do any more operations(y/n)?y </text:p>
      <text:p text:style-name="P14"/>
      <text:p text:style-name="P14"><text:s/>choose the queue operation: </text:p>
      <text:p text:style-name="P14">a. insertion. </text:p>
      <text:p text:style-name="P14">b. deletion </text:p>
      <text:p text:style-name="P14">c. display. </text:p>
      <text:p text:style-name="P14">d. find the number of elements. </text:p>
      <text:p text:style-name="P14">a </text:p>
      <text:p text:style-name="P14"/>
      <text:p text:style-name="P14">enter the element:3 </text:p>
      <text:p text:style-name="P14">1<text:tab/>2<text:tab/>3<text:tab/> </text:p>
      <text:p text:style-name="P14">do you want to do any more operations(y/n)?y </text:p>
      <text:p text:style-name="P14"/>
      <text:p text:style-name="P14"><text:s/>choose the queue operation: </text:p>
      <text:p text:style-name="P14">a. insertion. </text:p>
      <text:p text:style-name="P14">b. deletion </text:p>
      <text:p text:style-name="P14">c. display. </text:p>
      <text:p text:style-name="P14">d. find the number of elements. </text:p>
      <text:p text:style-name="P14">b </text:p>
      <text:p text:style-name="P14"/>
      <text:p text:style-name="P14"><text:soft-page-break/><text:s/>the deleted element is:1 </text:p>
      <text:p text:style-name="P14">2<text:tab/>3<text:tab/> </text:p>
      <text:p text:style-name="P14">do you want to do any more operations(y/n)?y </text:p>
      <text:p text:style-name="P14"/>
      <text:p text:style-name="P14"><text:s/>choose the queue operation: </text:p>
      <text:p text:style-name="P14">a. insertion. </text:p>
      <text:p text:style-name="P14">b. deletion </text:p>
      <text:p text:style-name="P14">c. display. </text:p>
      <text:p text:style-name="P14">d. find the number of elements. </text:p>
      <text:p text:style-name="P14">d </text:p>
      <text:p text:style-name="P14"/>
      <text:p text:style-name="P14">list size:2 </text:p>
      <text:p text:style-name="P14">do you want to do any more operations(y/n)?y </text:p>
      <text:p text:style-name="P14"/>
      <text:p text:style-name="P14"><text:s/>choose the queue operation: </text:p>
      <text:p text:style-name="P14">a. insertion. </text:p>
      <text:p text:style-name="P14">b. deletion </text:p>
      <text:p text:style-name="P14">c. display. </text:p>
      <text:p text:style-name="P14">d. find the number of elements. </text:p>
      <text:p text:style-name="P14">c </text:p>
      <text:p text:style-name="P14">2<text:tab/>3<text:tab/> </text:p>
      <text:p text:style-name="P14">do you want to do any more operations(y/n)?n </text:p>
      <text:p text:style-name="P14"/>
      <text:p text:style-name="P14">Process returned 0 (0x0) <text:s text:c="2"/>execution time : 39.367 s </text:p>
      <text:p text:style-name="P14">Press ENTER to continue. </text:p>
      <text:p text:style-name="P9"/>
      <text:p text:style-name="P9">8)</text:p>
      <text:p text:style-name="P9"><text:s text:c="3"/>PROBLEM: <text:span text:style-name="T11">Implement a deque using doubly linked list.</text:span></text:p>
      <text:p text:style-name="P9"/>
      <text:p text:style-name="P9"><text:s text:c="3"/>ALGORITHM:</text:p>
      <text:p text:style-name="P9"/>
      <text:list xml:id="list2525252878133238413" text:style-name="L26">
        <text:list-item>
          <text:p text:style-name="P69"><text:s text:c="12"/><text:span text:style-name="T28">START.</text:span></text:p>
        </text:list-item>
        <text:list-item>
          <text:p text:style-name="P69"><text:s text:c="2"/><text:span text:style-name="T28">C</text:span>reate a class <text:span text:style-name="T28">dequeue and a structure node</text:span>.</text:p>
        </text:list-item>
        <text:list-item>
          <text:p text:style-name="P69">Implement the <text:span text:style-name="T28">dequeue</text:span> using a <text:span text:style-name="T36">doubly </text:span>linked list by making the <text:span text:style-name="T28">dequeue</text:span> elements nodes.</text:p>
        </text:list-item>
        <text:list-item>
          <text:p text:style-name="P69">Insertion into the <text:span text:style-name="T28">dequeue</text:span>(<text:span text:style-name="T28">enqueue</text:span>()) is implemented by the function<text:span text:style-name="T28">s insert_beg() and</text:span> insert_last().</text:p>
        </text:list-item>
        <text:list-item>
          <text:p text:style-name="P69">Removal from the <text:span text:style-name="T28">dequeue</text:span>(<text:span text:style-name="T28">dequeue()</text:span>) is done using remove_<text:span text:style-name="T28">beg</text:span>(). </text:p>
        </text:list-item>
        <text:list-item>
          <text:p text:style-name="P69">Display the <text:span text:style-name="T28">dequeue</text:span> elements using display().</text:p>
        </text:list-item>
        <text:list-item>
          <text:p text:style-name="P69">Display the number of elements using find_size().</text:p>
        </text:list-item>
        <text:list-item>
          <text:p text:style-name="P69">STOP.</text:p>
        </text:list-item>
      </text:list>
      <text:p text:style-name="P9"/>
      <text:p text:style-name="P9"><text:s text:c="3"/>SORCE CODE:</text:p>
      <text:p text:style-name="P9"/>
      <text:p text:style-name="P14">//deletion restricted dequeue-only in front</text:p>
      <text:p text:style-name="P14"/>
      <text:p text:style-name="P14">#include&lt;iostream&gt;</text:p>
      <text:p text:style-name="P14"/>
      <text:p text:style-name="P14">using namespace std;</text:p>
      <text:p text:style-name="P14"><text:soft-page-break/></text:p>
      <text:p text:style-name="P14">struct node{</text:p>
      <text:p text:style-name="P14"/>
      <text:p text:style-name="P14"><text:s text:c="4"/>int data;</text:p>
      <text:p text:style-name="P14"><text:s text:c="4"/>node* prev;</text:p>
      <text:p text:style-name="P14"><text:s text:c="4"/>node* next;</text:p>
      <text:p text:style-name="P14">};</text:p>
      <text:p text:style-name="P14"/>
      <text:p text:style-name="P14">class queued{</text:p>
      <text:p text:style-name="P14"/>
      <text:p text:style-name="P14"><text:s text:c="2"/>int size;</text:p>
      <text:p text:style-name="P14"/>
      <text:p text:style-name="P14"><text:s/>node *head,*ptr,*newptr,*t;</text:p>
      <text:p text:style-name="P14"/>
      <text:p text:style-name="P14">public:</text:p>
      <text:p text:style-name="P14"><text:s/>queued():head(NULL){}</text:p>
      <text:p text:style-name="P14"/>
      <text:p text:style-name="P14"><text:s/>node* create_node()</text:p>
      <text:p text:style-name="P14"><text:s/>{ <text:s text:c="2"/>int n;</text:p>
      <text:p text:style-name="P14"/>
      <text:p text:style-name="P14"><text:s text:c="5"/>ptr=new node;</text:p>
      <text:p text:style-name="P14"/>
      <text:p text:style-name="P14"><text:s text:c="5"/>cout&lt;&lt;"\nenter the element:";</text:p>
      <text:p text:style-name="P14"><text:s text:c="5"/>cin&gt;&gt;n;</text:p>
      <text:p text:style-name="P14"/>
      <text:p text:style-name="P14"><text:s text:c="5"/>ptr-&gt;data=n;</text:p>
      <text:p text:style-name="P14"><text:s text:c="5"/>ptr-&gt;prev=NULL;</text:p>
      <text:p text:style-name="P14"><text:s text:c="5"/>ptr-&gt;next=NULL;</text:p>
      <text:p text:style-name="P14"/>
      <text:p text:style-name="P14"><text:s text:c="5"/>return ptr;</text:p>
      <text:p text:style-name="P14"><text:s/>}</text:p>
      <text:p text:style-name="P14"/>
      <text:p text:style-name="P14"/>
      <text:p text:style-name="P14">void enq_beg()</text:p>
      <text:p text:style-name="P14">{</text:p>
      <text:p text:style-name="P14"><text:s text:c="4"/>newptr=create_node();</text:p>
      <text:p text:style-name="P14"/>
      <text:p text:style-name="P14"><text:s text:c="4"/>if(head==NULL)</text:p>
      <text:p text:style-name="P14"><text:s text:c="4"/>head=newptr;</text:p>
      <text:p text:style-name="P14"/>
      <text:p text:style-name="P14"><text:s text:c="4"/>else{</text:p>
      <text:p text:style-name="P14"><text:s text:c="11"/>t=head;</text:p>
      <text:p text:style-name="P14"><text:s text:c="11"/>head=newptr;</text:p>
      <text:p text:style-name="P14"><text:s text:c="11"/>newptr-&gt;next=t;</text:p>
      <text:p text:style-name="P14"><text:s text:c="11"/>t-&gt;prev=newptr;</text:p>
      <text:p text:style-name="P14"><text:s text:c="8"/>}</text:p>
      <text:p text:style-name="P14">}</text:p>
      <text:p text:style-name="P14"/>
      <text:p text:style-name="P14"><text:soft-page-break/></text:p>
      <text:p text:style-name="P14">void enq_end()</text:p>
      <text:p text:style-name="P14">{</text:p>
      <text:p text:style-name="P14"><text:s text:c="4"/>newptr=create_node();</text:p>
      <text:p text:style-name="P14"/>
      <text:p text:style-name="P14"><text:s text:c="4"/>if(head==NULL)</text:p>
      <text:p text:style-name="P14"><text:s text:c="8"/>head=newptr;</text:p>
      <text:p text:style-name="P14"/>
      <text:p text:style-name="P14"><text:s text:c="4"/>else</text:p>
      <text:p text:style-name="P14"><text:s text:c="4"/>{</text:p>
      <text:p text:style-name="P14"><text:s text:c="6"/>t=head;</text:p>
      <text:p text:style-name="P14"/>
      <text:p text:style-name="P14"><text:s text:c="4"/>while(t-&gt;next!=NULL)</text:p>
      <text:p text:style-name="P14"><text:s text:c="4"/>{</text:p>
      <text:p text:style-name="P14"><text:s text:c="7"/>t=t-&gt;next;</text:p>
      <text:p text:style-name="P14"><text:s text:c="4"/>}</text:p>
      <text:p text:style-name="P14"/>
      <text:p text:style-name="P14"><text:s text:c="4"/>t-&gt;next=newptr;</text:p>
      <text:p text:style-name="P14"><text:s text:c="4"/>newptr-&gt;prev=t;</text:p>
      <text:p text:style-name="P14"><text:s/>}</text:p>
      <text:p text:style-name="P14">}</text:p>
      <text:p text:style-name="P14"/>
      <text:p text:style-name="P14">void deq_end()</text:p>
      <text:p text:style-name="P14">{</text:p>
      <text:p text:style-name="P14"><text:s text:c="4"/>t=head;</text:p>
      <text:p text:style-name="P14"/>
      <text:p text:style-name="P14"><text:s text:c="4"/>if(t==NULL)</text:p>
      <text:p text:style-name="P14"><text:s text:c="6"/>cout&lt;&lt;"\nempty list!!!";</text:p>
      <text:p text:style-name="P14"/>
      <text:p text:style-name="P14"><text:s text:c="4"/>else{</text:p>
      <text:p text:style-name="P14"/>
      <text:p text:style-name="P14"><text:s text:c="10"/>head=t-&gt;next;</text:p>
      <text:p text:style-name="P14"/>
      <text:p text:style-name="P14"><text:s text:c="10"/>t-&gt;prev=NULL;</text:p>
      <text:p text:style-name="P14"/>
      <text:p text:style-name="P14"><text:s text:c="10"/>cout&lt;&lt;"\n the deleted element is:"&lt;&lt;t-&gt;data&lt;&lt;"\n";</text:p>
      <text:p text:style-name="P14"/>
      <text:p text:style-name="P14"><text:s text:c="10"/>delete t;</text:p>
      <text:p text:style-name="P14"/>
      <text:p text:style-name="P14"><text:s text:c="4"/>}</text:p>
      <text:p text:style-name="P14">}</text:p>
      <text:p text:style-name="P14"/>
      <text:p text:style-name="P14">int find_size()</text:p>
      <text:p text:style-name="P14">{</text:p>
      <text:p text:style-name="P14"><text:s text:c="3"/>t=head;</text:p>
      <text:p text:style-name="P14"/>
      <text:p text:style-name="P14"><text:s text:c="3"/>int s=0;</text:p>
      <text:p text:style-name="P14"/>
      <text:p text:style-name="P14"><text:soft-page-break/><text:s text:c="3"/>while(t!=NULL)</text:p>
      <text:p text:style-name="P14"><text:s text:c="3"/>{</text:p>
      <text:p text:style-name="P14"><text:s text:c="7"/>s++;</text:p>
      <text:p text:style-name="P14"/>
      <text:p text:style-name="P14"><text:s text:c="7"/>t=t-&gt;next;</text:p>
      <text:p text:style-name="P14"/>
      <text:p text:style-name="P14"><text:s text:c="3"/>}</text:p>
      <text:p text:style-name="P14"/>
      <text:p text:style-name="P14"><text:s text:c="3"/>return s;</text:p>
      <text:p text:style-name="P14">}</text:p>
      <text:p text:style-name="P14"/>
      <text:p text:style-name="P14">void display()</text:p>
      <text:p text:style-name="P14">{</text:p>
      <text:p text:style-name="P14"><text:s text:c="3"/>if(head==NULL)</text:p>
      <text:p text:style-name="P14"><text:s text:c="4"/>{</text:p>
      <text:p text:style-name="P14"><text:s text:c="7"/>cout&lt;&lt;"\nempty list!";</text:p>
      <text:p text:style-name="P14"><text:s text:c="4"/>}</text:p>
      <text:p text:style-name="P14"/>
      <text:p text:style-name="P14"><text:s text:c="4"/>t=head;</text:p>
      <text:p text:style-name="P14"/>
      <text:p text:style-name="P14"><text:s text:c="4"/>while(t!=NULL)</text:p>
      <text:p text:style-name="P14"><text:s text:c="4"/>{</text:p>
      <text:p text:style-name="P14"><text:s text:c="8"/>cout&lt;&lt;t-&gt;data&lt;&lt;"\t";</text:p>
      <text:p text:style-name="P14"><text:s text:c="8"/>t=t-&gt;next;</text:p>
      <text:p text:style-name="P14"><text:s text:c="4"/>}</text:p>
      <text:p text:style-name="P14">}</text:p>
      <text:p text:style-name="P14"/>
      <text:p text:style-name="P14">};</text:p>
      <text:p text:style-name="P14"/>
      <text:p text:style-name="P14">main()</text:p>
      <text:p text:style-name="P14">{</text:p>
      <text:p text:style-name="P14"><text:s text:c="3"/>queued s;</text:p>
      <text:p text:style-name="P14"/>
      <text:p text:style-name="P14"><text:s text:c="4"/>int flag=1,n;</text:p>
      <text:p text:style-name="P14"/>
      <text:p text:style-name="P14"><text:s text:c="4"/>char ch,x;</text:p>
      <text:p text:style-name="P14"/>
      <text:p text:style-name="P14"><text:s text:c="4"/>do{</text:p>
      <text:p text:style-name="P14"/>
      <text:p text:style-name="P14"><text:s text:c="4"/>cout&lt;&lt;"\n choose the dequeue operation:\n";</text:p>
      <text:p text:style-name="P14"><text:s text:c="4"/>cout&lt;&lt;"a. insertion in front.\n"</text:p>
      <text:p text:style-name="P14"><text:s text:c="8"/>&lt;&lt;"b. insertion in rear \n"</text:p>
      <text:p text:style-name="P14"><text:s text:c="8"/>&lt;&lt;"c. deletion\n"</text:p>
      <text:p text:style-name="P14"><text:s text:c="8"/>&lt;&lt;"d. display. \n"</text:p>
      <text:p text:style-name="P14"><text:s text:c="8"/>&lt;&lt;"e. find the number of elements. \n";</text:p>
      <text:p text:style-name="P14"/>
      <text:p text:style-name="P14"><text:s text:c="8"/>cin&gt;&gt;ch;</text:p>
      <text:p text:style-name="P14"/>
      <text:p text:style-name="P14"><text:soft-page-break/><text:s text:c="8"/>switch(ch)</text:p>
      <text:p text:style-name="P14"><text:s text:c="8"/>{</text:p>
      <text:p text:style-name="P14"><text:s text:c="12"/>case 'a':s.enq_beg();</text:p>
      <text:p text:style-name="P14"><text:s text:c="21"/>s.display();</text:p>
      <text:p text:style-name="P14"><text:s text:c="21"/>break;</text:p>
      <text:p text:style-name="P14"/>
      <text:p text:style-name="P14"><text:s text:c="12"/>case 'b':s.enq_beg();</text:p>
      <text:p text:style-name="P14"><text:s text:c="21"/>s.display();</text:p>
      <text:p text:style-name="P14"><text:s text:c="21"/>break;</text:p>
      <text:p text:style-name="P14"/>
      <text:p text:style-name="P14"><text:s text:c="12"/>case 'c':s.deq_end();</text:p>
      <text:p text:style-name="P14"><text:s text:c="21"/>break;</text:p>
      <text:p text:style-name="P14"/>
      <text:p text:style-name="P14"><text:s text:c="12"/>case 'd':s.display();</text:p>
      <text:p text:style-name="P14"><text:s text:c="21"/>break;</text:p>
      <text:p text:style-name="P14"/>
      <text:p text:style-name="P14"><text:s text:c="12"/>case 'e':n=s.find_size();</text:p>
      <text:p text:style-name="P14"><text:s text:c="21"/>cout&lt;&lt;"\nlist size:"&lt;&lt;n;</text:p>
      <text:p text:style-name="P14"><text:s text:c="21"/>break;</text:p>
      <text:p text:style-name="P14"/>
      <text:p text:style-name="P14"><text:s text:c="12"/>default: <text:s/>cout&lt;&lt;"given operation not possible!";</text:p>
      <text:p text:style-name="P14"><text:s text:c="20"/>break;</text:p>
      <text:p text:style-name="P14"><text:s text:c="9"/>}</text:p>
      <text:p text:style-name="P14"/>
      <text:p text:style-name="P14"><text:s text:c="9"/>cout&lt;&lt;"\ndo you want to do any more operations(y/n)?";</text:p>
      <text:p text:style-name="P14"><text:s text:c="9"/>cin&gt;&gt;x;</text:p>
      <text:p text:style-name="P14"/>
      <text:p text:style-name="P14"><text:s text:c="9"/>if(x=='n')</text:p>
      <text:p text:style-name="P14"><text:s text:c="9"/>flag=0;</text:p>
      <text:p text:style-name="P14"/>
      <text:p text:style-name="P14"><text:s text:c="3"/>}while(flag==1);</text:p>
      <text:p text:style-name="P14"/>
      <text:p text:style-name="P14">return 0;</text:p>
      <text:p text:style-name="P14"/>
      <text:p text:style-name="P14"/>
      <text:p text:style-name="P14">}</text:p>
      <text:p text:style-name="P14"/>
      <text:p text:style-name="P9"/>
      <text:p text:style-name="P9">TESTING:</text:p>
      <text:p text:style-name="P9"/>
      <text:p text:style-name="P14"><text:s/>choose the dequeue operation: </text:p>
      <text:p text:style-name="P14">a. insertion in front. </text:p>
      <text:p text:style-name="P14">b. insertion in rear </text:p>
      <text:p text:style-name="P14">c. deletion </text:p>
      <text:p text:style-name="P14">d. display. </text:p>
      <text:p text:style-name="P14">e. find the number of elements. </text:p>
      <text:p text:style-name="P14">a </text:p>
      <text:p text:style-name="P14"/>
      <text:p text:style-name="P14"><text:soft-page-break/>enter the element:1 </text:p>
      <text:p text:style-name="P14">1<text:tab/> </text:p>
      <text:p text:style-name="P14">do you want to do any more operations(y/n)?y </text:p>
      <text:p text:style-name="P14"/>
      <text:p text:style-name="P14"><text:s/>choose the dequeue operation: </text:p>
      <text:p text:style-name="P14">a. insertion in front. </text:p>
      <text:p text:style-name="P14">b. insertion in rear </text:p>
      <text:p text:style-name="P14">c. deletion </text:p>
      <text:p text:style-name="P14">d. display. </text:p>
      <text:p text:style-name="P14">e. find the number of elements. </text:p>
      <text:p text:style-name="P14">a </text:p>
      <text:p text:style-name="P14"/>
      <text:p text:style-name="P14">enter the element:0 </text:p>
      <text:p text:style-name="P14">0<text:tab/>1<text:tab/> </text:p>
      <text:p text:style-name="P14">do you want to do any more operations(y/n)?y </text:p>
      <text:p text:style-name="P14"/>
      <text:p text:style-name="P14"><text:s/>choose the dequeue operation: </text:p>
      <text:p text:style-name="P14">a. insertion in front. </text:p>
      <text:p text:style-name="P14">b. insertion in rear </text:p>
      <text:p text:style-name="P14">c. deletion </text:p>
      <text:p text:style-name="P14">d. display. </text:p>
      <text:p text:style-name="P14">e. find the number of elements. </text:p>
      <text:p text:style-name="P14">b </text:p>
      <text:p text:style-name="P14"/>
      <text:p text:style-name="P14">enter the element:2 </text:p>
      <text:p text:style-name="P14">2<text:tab/>0<text:tab/>1<text:tab/> </text:p>
      <text:p text:style-name="P14">do you want to do any more operations(y/n)?y </text:p>
      <text:p text:style-name="P14"/>
      <text:p text:style-name="P14"><text:s/>choose the dequeue operation: </text:p>
      <text:p text:style-name="P14">a. insertion in front. </text:p>
      <text:p text:style-name="P14">b. insertion in rear </text:p>
      <text:p text:style-name="P14">c. deletion </text:p>
      <text:p text:style-name="P14">d. display. </text:p>
      <text:p text:style-name="P14">e. find the number of elements. </text:p>
      <text:p text:style-name="P14">c </text:p>
      <text:p text:style-name="P14"/>
      <text:p text:style-name="P14"><text:s/>the deleted element is:2 </text:p>
      <text:p text:style-name="P14"/>
      <text:p text:style-name="P14">do you want to do any more operations(y/n)?y </text:p>
      <text:p text:style-name="P14"/>
      <text:p text:style-name="P14"><text:s/>choose the dequeue operation: </text:p>
      <text:p text:style-name="P14">a. insertion in front. </text:p>
      <text:p text:style-name="P14">b. insertion in rear </text:p>
      <text:p text:style-name="P14">c. deletion </text:p>
      <text:p text:style-name="P14">d. display. </text:p>
      <text:p text:style-name="P14">e. find the number of elements. </text:p>
      <text:p text:style-name="P14">d </text:p>
      <text:p text:style-name="P14">0<text:tab/>1<text:tab/> </text:p>
      <text:p text:style-name="P14"><text:soft-page-break/>do you want to do any more operations(y/n)?y </text:p>
      <text:p text:style-name="P14"/>
      <text:p text:style-name="P14"><text:s/>choose the dequeue operation: </text:p>
      <text:p text:style-name="P14">a. insertion in front. </text:p>
      <text:p text:style-name="P14">b. insertion in rear </text:p>
      <text:p text:style-name="P14">c. deletion </text:p>
      <text:p text:style-name="P14">d. display. </text:p>
      <text:p text:style-name="P14">e. find the number of elements. </text:p>
      <text:p text:style-name="P14">e </text:p>
      <text:p text:style-name="P14"/>
      <text:p text:style-name="P14">list size:2 </text:p>
      <text:p text:style-name="P14">do you want to do any more operations(y/n)?n </text:p>
      <text:p text:style-name="P14"/>
      <text:p text:style-name="P14">Process returned 0 (0x0) <text:s text:c="2"/>execution time : 41.232 s </text:p>
      <text:p text:style-name="P14">Press ENTER to continue. 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HERIFF" svg:font-family="'Liberation SHERIFF'"/>
    <style:font-face style:name="Liberation Sheriff" svg:font-family="'Liberation Sheriff'"/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text-indent="0cm" style:auto-text-indent="false"/>
      <style:text-properties style:font-name-complex="Calibri" style:font-family-complex="Calibri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0.5pt" style:font-size-asian="9.14999961853027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eelakshmi S</meta:initial-creator>
    <meta:creation-date>2015-03-12T10:32:35</meta:creation-date>
    <meta:generator>LibreOffice/4.2.7.2$Linux_x86 LibreOffice_project/420m0$Build-2</meta:generator>
    <dc:date>2015-05-09T16:36:42.523382666</dc:date>
    <meta:editing-duration>PT2H53M4S</meta:editing-duration>
    <meta:editing-cycles>11</meta:editing-cycles>
    <meta:document-statistic meta:table-count="0" meta:image-count="0" meta:object-count="0" meta:page-count="62" meta:paragraph-count="2351" meta:word-count="7815" meta:character-count="54643" meta:non-whitespace-character-count="39275"/>
  </office:meta>
</office:document-meta>
</file>